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officeooo:paragraph-rsid="0048dd97"/>
    </style:style>
    <style:style style:name="P4" style:family="paragraph" style:parent-style-name="Text_20_body">
      <style:paragraph-properties fo:margin-left="0in" fo:margin-right="0in" fo:text-align="center" style:justify-single-word="false" fo:text-indent="0.1965in" style:auto-text-indent="false"/>
    </style:style>
    <style:style style:name="P5"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1"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4"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fo:background-color="transparent"/>
    </style:style>
    <style:style style:name="P22"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3"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1" style:family="paragraph" style:parent-style-name="Text_20_body">
      <style:paragraph-properties fo:margin-left="0in" fo:margin-right="0in" fo:text-align="justify" style:justify-single-word="false" fo:text-indent="0.1965in" style:auto-text-indent="false"/>
      <style:text-properties fo:color="#800000"/>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3"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6"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officeooo:rsid="00429024" officeooo:paragraph-rsid="0048dd97" style:font-style-asian="normal" style:font-style-complex="normal"/>
    </style:style>
    <style:style style:name="P37"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8"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156ff3" style:font-style-asian="normal" style:font-style-complex="normal"/>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1ace8b" style:font-style-asian="normal" style:font-style-complex="normal"/>
    </style:style>
    <style:style style:name="P45"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429024" officeooo:paragraph-rsid="00429024" style:font-style-asian="normal" style:font-style-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429024" officeooo:paragraph-rsid="0048dd97" style:font-style-asian="normal" style:font-style-complex="normal"/>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437dc9" officeooo:paragraph-rsid="00437dc9"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5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ace8b" style:font-style-asian="normal" style:font-style-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c660b" style:font-style-asian="normal" style:font-style-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f2d73" style:font-style-asian="normal" style:font-style-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2200a6"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253506" style:font-style-asian="normal" style:font-style-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3396d3" style:font-style-asian="normal" style:font-style-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39fd63" style:font-style-asian="normal" style:font-style-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3b2346" style:font-style-asian="normal" style:font-style-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3ef802" style:font-style-asian="normal" style:font-style-complex="normal"/>
    </style:style>
    <style:style style:name="P63"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paragraph-rsid="00460586" style:font-style-asian="normal" style:font-style-complex="normal"/>
    </style:style>
    <style:style style:name="P6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6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officeooo:paragraph-rsid="001ace8b" style:font-style-asian="normal" style:font-style-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3525df" officeooo:paragraph-rsid="003525df" style:font-style-asian="normal" style:font-style-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0"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72"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3"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74" style:family="paragraph" style:parent-style-name="Text_20_body">
      <style:paragraph-properties fo:margin-left="0in" fo:margin-right="0in" fo:text-align="justify" style:justify-single-word="false" fo:text-indent="0.1965in" style:auto-text-indent="false"/>
      <style:text-properties fo:color="#0000ff"/>
    </style:style>
    <style:style style:name="P75"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7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7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officeooo:rsid="000f5049" officeooo:paragraph-rsid="000f5049"/>
    </style:style>
    <style:style style:name="P78"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79"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80"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81"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8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8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8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8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8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9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9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92"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3" style:family="paragraph" style:parent-style-name="Text_20_body">
      <style:paragraph-properties fo:text-align="justify" style:justify-single-word="false"/>
    </style:style>
    <style:style style:name="P94" style:family="paragraph" style:parent-style-name="Text_20_body">
      <style:text-properties fo:language="ru" fo:country="RU"/>
    </style:style>
    <style:style style:name="P95" style:family="paragraph" style:parent-style-name="Text_20_body">
      <loext:graphic-properties draw:fill="solid" draw:fill-color="#eeeeee" draw:opacity="100%"/>
      <style:paragraph-properties fo:background-color="#eeeeee"/>
      <style:text-properties fo:language="ru" fo:country="RU"/>
    </style:style>
    <style:style style:name="P96"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97" style:family="paragraph" style:parent-style-name="Text_20_body">
      <style:text-properties fo:language="en" fo:country="US"/>
    </style:style>
    <style:style style:name="P98" style:family="paragraph" style:parent-style-name="Text_20_body">
      <loext:graphic-properties draw:fill="solid" draw:fill-color="#eeeeee" draw:opacity="100%"/>
      <style:paragraph-properties fo:background-color="#eeeeee"/>
    </style:style>
    <style:style style:name="P99" style:family="paragraph" style:parent-style-name="First_20_line_20_indent">
      <loext:graphic-properties draw:fill="solid" draw:fill-color="#eeeeee" draw:opacity="100%"/>
      <style:paragraph-properties fo:background-color="#eeeeee"/>
      <style:text-properties fo:language="ru" fo:country="RU"/>
    </style:style>
    <style:style style:name="P100"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01" style:family="paragraph" style:parent-style-name="Text_20_body">
      <style:paragraph-properties fo:margin-left="0in" fo:margin-right="0in" fo:text-align="justify" style:justify-single-word="false" fo:text-indent="0in" style:auto-text-indent="false"/>
    </style:style>
    <style:style style:name="P102" style:family="paragraph" style:parent-style-name="Text_20_body">
      <style:paragraph-properties fo:margin-left="0in" fo:margin-right="0in" fo:text-align="justify" style:justify-single-word="false" fo:text-indent="0in" style:auto-text-indent="false"/>
      <style:text-properties fo:color="#800000"/>
    </style:style>
    <style:style style:name="P103"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04" style:family="paragraph" style:parent-style-name="Text_20_body">
      <style:paragraph-properties fo:margin-left="0in" fo:margin-right="0in" fo:text-align="center" style:justify-single-word="false" fo:text-indent="0in" style:auto-text-indent="false"/>
    </style:style>
    <style:style style:name="P105"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officeooo:rsid="0023c48c" officeooo:paragraph-rsid="00252ba2" style:font-style-asian="normal" style:font-style-complex="normal"/>
    </style:style>
    <style:style style:name="P106"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0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0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0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1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1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1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13"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14" style:family="paragraph" style:parent-style-name="Footnote">
      <style:paragraph-properties fo:margin-left="0in" fo:margin-right="0in" fo:text-indent="0in" style:auto-text-indent="false"/>
      <style:text-properties fo:language="en" fo:country="US"/>
    </style:style>
    <style:style style:name="P115" style:family="paragraph" style:parent-style-name="Footnote">
      <style:text-properties fo:language="en" fo:country="US"/>
    </style:style>
    <style:style style:name="P116" style:family="paragraph" style:parent-style-name="Footnote">
      <style:text-properties fo:language="ru" fo:country="RU"/>
    </style:style>
    <style:style style:name="P117" style:family="paragraph" style:parent-style-name="Footnote">
      <style:text-properties style:use-window-font-color="true" fo:language="ru" fo:country="RU"/>
    </style:style>
    <style:style style:name="P11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1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2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2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2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2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24"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25" style:family="paragraph" style:parent-style-name="Text_20_body" style:list-style-name="L1">
      <style:paragraph-properties fo:text-align="justify" style:justify-single-word="false"/>
    </style:style>
    <style:style style:name="P126" style:family="paragraph" style:parent-style-name="Text_20_body" style:list-style-name="L1">
      <style:paragraph-properties fo:text-align="justify" style:justify-single-word="false"/>
      <style:text-properties fo:language="ru" fo:country="RU"/>
    </style:style>
    <style:style style:name="P127" style:family="paragraph" style:parent-style-name="Text_20_body" style:list-style-name="L2">
      <style:paragraph-properties fo:text-align="justify" style:justify-single-word="false"/>
      <style:text-properties fo:language="ru" fo:country="RU"/>
    </style:style>
    <style:style style:name="P128"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29" style:family="paragraph" style:parent-style-name="Text_20_body" style:list-style-name="L3">
      <style:text-properties fo:language="ru" fo:country="RU"/>
    </style:style>
    <style:style style:name="P130"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3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437dc9" officeooo:paragraph-rsid="00437dc9" style:font-style-asian="normal" style:font-style-complex="normal"/>
    </style:style>
    <style:style style:name="P132"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133" style:family="paragraph" style:parent-style-name="Text_20_body">
      <style:paragraph-properties fo:margin-left="0in" fo:margin-right="0in" fo:text-align="justify" style:justify-single-word="false" fo:text-indent="0.1965in" style:auto-text-indent="false"/>
      <style:text-properties style:use-window-font-color="true" fo:language="en" fo:country="US" officeooo:paragraph-rsid="00510a56"/>
    </style:style>
    <style:style style:name="P134"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437dc9" officeooo:paragraph-rsid="004e0345" style:font-style-asian="normal" style:font-style-complex="normal"/>
    </style:style>
    <style:style style:name="P13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3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13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4e0345" officeooo:paragraph-rsid="004e0345" style:font-style-asian="normal" style:font-style-complex="normal"/>
    </style:style>
    <style:style style:name="P138"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39"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40"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41"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42" style:family="paragraph" style:parent-style-name="Heading_20_2">
      <style:text-properties fo:language="en" fo:country="US"/>
    </style:style>
    <style:style style:name="P143" style:family="paragraph" style:parent-style-name="Heading_20_2">
      <style:text-properties fo:language="ru" fo:country="RU"/>
    </style:style>
    <style:style style:name="P144" style:family="paragraph" style:parent-style-name="Heading_20_2">
      <loext:graphic-properties draw:fill="solid" draw:fill-color="#eeeeee" draw:opacity="100%"/>
      <style:paragraph-properties fo:background-color="#eeeeee"/>
      <style:text-properties fo:language="ru" fo:country="RU"/>
    </style:style>
    <style:style style:name="P145" style:family="paragraph" style:parent-style-name="Heading_20_2">
      <loext:graphic-properties draw:fill="solid" draw:fill-color="#eeeeee" draw:opacity="100%"/>
      <style:paragraph-properties fo:background-color="#eeeeee"/>
    </style:style>
    <style:style style:name="P146" style:family="paragraph" style:parent-style-name="Heading_20_2">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47" style:family="paragraph" style:parent-style-name="Heading_20_1">
      <loext:graphic-properties draw:fill="solid" draw:fill-color="#eeeeee" draw:opacity="100%"/>
      <style:paragraph-properties fo:background-color="#eeeeee"/>
    </style:style>
    <style:style style:name="P148" style:family="paragraph" style:parent-style-name="Heading_20_1">
      <style:paragraph-properties fo:margin-left="0in" fo:margin-right="0in" fo:text-align="center" style:justify-single-word="false" fo:text-indent="0.1965in" style:auto-text-indent="false"/>
    </style:style>
    <style:style style:name="P149"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officeooo:rsid="0011346a"/>
    </style:style>
    <style:style style:name="T6" style:family="text">
      <style:text-properties fo:language="ru" fo:country="RU" officeooo:rsid="0012d1f4"/>
    </style:style>
    <style:style style:name="T7" style:family="text">
      <style:text-properties fo:language="ru" fo:country="RU" officeooo:rsid="0013a361"/>
    </style:style>
    <style:style style:name="T8" style:family="text">
      <style:text-properties fo:language="ru" fo:country="RU" officeooo:rsid="001487c0"/>
    </style:style>
    <style:style style:name="T9" style:family="text">
      <style:text-properties fo:language="ru" fo:country="RU" officeooo:rsid="00193ff2"/>
    </style:style>
    <style:style style:name="T10" style:family="text">
      <style:text-properties fo:language="ru" fo:country="RU" officeooo:rsid="001c660b"/>
    </style:style>
    <style:style style:name="T11" style:family="text">
      <style:text-properties fo:language="ru" fo:country="RU" officeooo:rsid="0020a2cb"/>
    </style:style>
    <style:style style:name="T12" style:family="text">
      <style:text-properties fo:language="ru" fo:country="RU" officeooo:rsid="002200a6"/>
    </style:style>
    <style:style style:name="T13" style:family="text">
      <style:text-properties fo:language="ru" fo:country="RU" officeooo:rsid="002597d5"/>
    </style:style>
    <style:style style:name="T14" style:family="text">
      <style:text-properties fo:language="ru" fo:country="RU" officeooo:rsid="00271125"/>
    </style:style>
    <style:style style:name="T15" style:family="text">
      <style:text-properties fo:language="en" fo:country="US"/>
    </style:style>
    <style:style style:name="T16" style:family="text">
      <style:text-properties fo:language="en" fo:country="US" fo:font-style="normal" style:font-style-asian="normal" style:font-style-complex="normal"/>
    </style:style>
    <style:style style:name="T17" style:family="text">
      <style:text-properties fo:language="en" fo:country="US" fo:font-style="normal" officeooo:rsid="00288a3c" style:font-style-asian="normal" style:font-style-complex="normal"/>
    </style:style>
    <style:style style:name="T18" style:family="text">
      <style:text-properties fo:language="en" fo:country="US" fo:font-style="italic" style:font-style-asian="italic" style:font-style-complex="italic"/>
    </style:style>
    <style:style style:name="T19" style:family="text">
      <style:text-properties fo:language="en" fo:country="US" officeooo:rsid="001dcd84"/>
    </style:style>
    <style:style style:name="T20" style:family="text">
      <style:text-properties fo:language="en" fo:country="US" officeooo:rsid="001f2d73"/>
    </style:style>
    <style:style style:name="T21" style:family="text">
      <style:text-properties fo:language="en" fo:country="US" officeooo:rsid="003ef802"/>
    </style:style>
    <style:style style:name="T22" style:family="text">
      <style:text-properties fo:language="en" fo:country="US" officeooo:rsid="00510a56"/>
    </style:style>
    <style:style style:name="T23" style:family="text">
      <style:text-properties fo:color="#ff3333"/>
    </style:style>
    <style:style style:name="T24" style:family="text">
      <style:text-properties fo:color="#ff3333" fo:language="ru" fo:country="RU"/>
    </style:style>
    <style:style style:name="T25" style:family="text">
      <style:text-properties fo:color="#ff3333" fo:language="ru" fo:country="RU" fo:font-style="normal" style:font-style-asian="normal" style:font-style-complex="normal"/>
    </style:style>
    <style:style style:name="T26" style:family="text">
      <style:text-properties fo:color="#ff3333" fo:font-style="normal" style:font-style-asian="normal" style:font-style-complex="normal"/>
    </style:style>
    <style:style style:name="T27" style:family="text">
      <style:text-properties fo:font-style="italic" style:font-style-asian="italic" style:font-style-complex="italic"/>
    </style:style>
    <style:style style:name="T28" style:family="text">
      <style:text-properties fo:color="#6666ff" fo:language="ru" fo:country="RU"/>
    </style:style>
    <style:style style:name="T29" style:family="text">
      <style:text-properties fo:color="#800000"/>
    </style:style>
    <style:style style:name="T30" style:family="text">
      <style:text-properties fo:color="#800000" fo:language="ru" fo:country="RU"/>
    </style:style>
    <style:style style:name="T31" style:family="text">
      <style:text-properties fo:color="#800000" fo:language="ru" fo:country="RU" fo:font-style="normal" style:font-style-asian="normal" style:font-style-complex="normal"/>
    </style:style>
    <style:style style:name="T32" style:family="text">
      <style:text-properties fo:color="#800000" fo:language="en" fo:country="US"/>
    </style:style>
    <style:style style:name="T33" style:family="text">
      <style:text-properties fo:color="#800000" fo:language="en" fo:country="US" fo:font-style="normal" style:font-style-asian="normal" style:font-style-complex="normal"/>
    </style:style>
    <style:style style:name="T34" style:family="text">
      <style:text-properties fo:color="#800000" fo:font-style="normal" style:font-style-asian="normal" style:font-style-complex="normal"/>
    </style:style>
    <style:style style:name="T35" style:family="text">
      <style:text-properties fo:color="#ff6600"/>
    </style:style>
    <style:style style:name="T36" style:family="text">
      <style:text-properties fo:color="#ff6600" fo:language="ru" fo:country="RU"/>
    </style:style>
    <style:style style:name="T37" style:family="text">
      <style:text-properties fo:font-weight="bold" style:font-weight-asian="bold" style:font-weight-complex="bold"/>
    </style:style>
    <style:style style:name="T38" style:family="text">
      <style:text-properties style:use-window-font-color="true"/>
    </style:style>
    <style:style style:name="T39" style:family="text">
      <style:text-properties style:use-window-font-color="true" fo:language="ru" fo:country="RU"/>
    </style:style>
    <style:style style:name="T40" style:family="text">
      <style:text-properties style:use-window-font-color="true" fo:language="ru" fo:country="RU" fo:font-style="normal" style:font-style-asian="normal" style:font-style-complex="normal"/>
    </style:style>
    <style:style style:name="T41" style:family="text">
      <style:text-properties style:use-window-font-color="true" fo:language="ru" fo:country="RU" fo:font-style="normal" fo:font-weight="normal" style:font-style-asian="normal" style:font-weight-asian="normal" style:font-style-complex="normal" style:font-weight-complex="normal"/>
    </style:style>
    <style:style style:name="T42" style:family="text">
      <style:text-properties style:use-window-font-color="true" fo:language="ru" fo:country="RU" fo:font-style="italic" style:font-style-asian="italic" style:font-style-complex="italic"/>
    </style:style>
    <style:style style:name="T43" style:family="text">
      <style:text-properties style:use-window-font-color="true" fo:language="en" fo:country="US"/>
    </style:style>
    <style:style style:name="T44" style:family="text">
      <style:text-properties style:use-window-font-color="true" fo:language="en" fo:country="US" fo:font-style="normal" style:font-style-asian="normal" style:font-style-complex="normal"/>
    </style:style>
    <style:style style:name="T45" style:family="text">
      <style:text-properties style:use-window-font-color="true" fo:language="en" fo:country="US" fo:font-style="normal" fo:background-color="transparent" loext:char-shading-value="0" style:font-style-asian="normal" style:font-style-complex="normal"/>
    </style:style>
    <style:style style:name="T46" style:family="text">
      <style:text-properties style:use-window-font-color="true" fo:font-style="normal" style:font-style-asian="normal" style:font-style-complex="normal"/>
    </style:style>
    <style:style style:name="T47" style:family="text">
      <style:text-properties fo:background-color="transparent" loext:char-shading-value="0"/>
    </style:style>
    <style:style style:name="T48" style:family="text">
      <style:text-properties style:text-position="super 58%"/>
    </style:style>
    <style:style style:name="T49" style:family="text">
      <style:text-properties fo:color="#c5000b"/>
    </style:style>
    <style:style style:name="T50" style:family="text">
      <style:text-properties fo:language="fr" fo:country="FR"/>
    </style:style>
    <style:style style:name="T51" style:family="text">
      <style:text-properties fo:color="#0000ff"/>
    </style:style>
    <style:style style:name="T52" style:family="text">
      <style:text-properties fo:color="#3333ff"/>
    </style:style>
    <style:style style:name="T53" style:family="text">
      <style:text-properties fo:font-style="normal" style:font-style-asian="normal" style:font-style-complex="normal"/>
    </style:style>
    <style:style style:name="T54" style:family="text">
      <style:text-properties fo:color="#0066ff"/>
    </style:style>
    <style:style style:name="T55" style:family="text">
      <style:text-properties fo:color="#0066ff" fo:language="en" fo:country="US" fo:font-style="normal" fo:background-color="transparent" loext:char-shading-value="0" style:font-style-asian="normal" style:font-style-complex="normal"/>
    </style:style>
    <style:style style:name="T56" style:family="text">
      <style:text-properties fo:background-color="#ffff00" loext:char-shading-value="0"/>
    </style:style>
    <style:style style:name="T57" style:family="text">
      <style:text-properties officeooo:rsid="000ffcc2"/>
    </style:style>
    <style:style style:name="T58" style:family="text">
      <style:text-properties officeooo:rsid="00193ff2"/>
    </style:style>
    <style:style style:name="T59" style:family="text">
      <style:text-properties officeooo:rsid="001ace8b"/>
    </style:style>
    <style:style style:name="T60" style:family="text">
      <style:text-properties officeooo:rsid="001c660b"/>
    </style:style>
    <style:style style:name="T61" style:family="text">
      <style:text-properties officeooo:rsid="001dcd84"/>
    </style:style>
    <style:style style:name="T62" style:family="text">
      <style:text-properties officeooo:rsid="001f2d73"/>
    </style:style>
    <style:style style:name="T63" style:family="text">
      <style:text-properties officeooo:rsid="002200a6"/>
    </style:style>
    <style:style style:name="T64" style:family="text">
      <style:text-properties officeooo:rsid="00253506"/>
    </style:style>
    <style:style style:name="T65" style:family="text">
      <style:text-properties officeooo:rsid="002597d5"/>
    </style:style>
    <style:style style:name="T66" style:family="text">
      <style:text-properties officeooo:rsid="002f349f"/>
    </style:style>
    <style:style style:name="T67" style:family="text">
      <style:text-properties officeooo:rsid="003396d3"/>
    </style:style>
    <style:style style:name="T68" style:family="text">
      <style:text-properties officeooo:rsid="003800b4"/>
    </style:style>
    <style:style style:name="T69" style:family="text">
      <style:text-properties officeooo:rsid="003ef802"/>
    </style:style>
    <style:style style:name="T70" style:family="text">
      <style:text-properties officeooo:rsid="004a84ac"/>
    </style:style>
    <style:style style:name="T71" style:family="text">
      <style:text-properties officeooo:rsid="004c3ada"/>
    </style:style>
    <style:style style:name="T72" style:family="text">
      <style:text-properties officeooo:rsid="004e0345"/>
    </style:style>
    <style:style style:name="T73" style:family="text">
      <style:text-properties officeooo:rsid="004fa2e2"/>
    </style:style>
    <style:style style:name="T74" style:family="text">
      <style:text-properties officeooo:rsid="00510a5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8" text:outline-level="1">Последний фанфик</text:h>
      <text:p text:style-name="P4">От Massaraksh</text:p>
      <text:p text:style-name="P6">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94">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5405646040429974377" text:style-name="L1">
        <text:list-item>
          <text:p text:style-name="P125">добавить детектив <text:span text:style-name="T1">(реализовано)</text:span>+ магические уроки/трактаты Старсвирла (реализовано)</text:p>
        </text:list-item>
        <text:list-item>
          <text:p text:style-name="P126">Терра несколько раз пытается убить Макса (один раз — в аквапарке). Несколько раз Макса спасает Селестия (даёт приказы Нексусу)</text:p>
        </text:list-item>
        <text:list-item>
          <text:p text:style-name="P126">Книги:</text:p>
        </text:list-item>
      </text:list>
      <text:list xml:id="list1323557273003583759" text:style-name="L2">
        <text:list-item>
          <text:p text:style-name="P127">«Великие грифоны прошлого» - из канона (5<text:span text:style-name="T15">s8e)</text:span></text:p>
        </text:list-item>
        <text:list-item>
          <text:p text:style-name="P127">«Высшие заклинания в повседневном использовании: от песчинки до дворца»</text:p>
        </text:list-item>
        <text:list-item>
          <text:p text:style-name="P128">«Малоизвестные аспекты магии трансформаций»</text:p>
        </text:list-item>
        <text:list-item>
          <text:p text:style-name="P12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27">Дасти Вейфарер «Зебрианская культура, быт и фольклор»</text:p>
        </text:list-item>
        <text:list-item>
          <text:p text:style-name="P127">«Краткая история Эквестрии»</text:p>
        </text:list-item>
        <text:list-item>
          <text:p text:style-name="P127">«Шедевры архитектуры Эквестрии» с разделом о Кантерлотском Королевском Дворце</text:p>
        </text:list-item>
        <text:list-item>
          <text:p text:style-name="P127">«Великие дела и великие чары». Страница 893: …</text:p>
        </text:list-item>
        <text:list-item>
          <text:p text:style-name="P127">«Природа Проклятий» - обмен</text:p>
        </text:list-item>
        <text:list-item>
          <text:p text:style-name="P127">«<text:span text:style-name="T47">Магия для Чайников</text:span>» - обмен</text:p>
        </text:list-item>
        <text:list-item>
          <text:p text:style-name="P127">«Энциклопедия Арканум» - обмен</text:p>
        </text:list-item>
        <text:list-item>
          <text:p text:style-name="P127">«О Гейсах» - обмен</text:p>
        </text:list-item>
        <text:list-item>
          <text:p text:style-name="P127">«<text:span text:style-name="T56">Тайны Тайных Наук</text:span>» - обмен</text:p>
        </text:list-item>
        <text:list-item>
          <text:p text:style-name="P128">«Основы Заклятий» - обмен</text:p>
        </text:list-item>
        <text:list-item>
          <text:p text:style-name="P127"><text:soft-page-break/>«Мамочка, А Что Это Истекает Из Моего Рога? - Введение В Магию Для Маленьких Единорогов» - обмен</text:p>
        </text:list-item>
      </text:list>
      <text:p text:style-name="P6"/>
      <text:h text:style-name="Heading_20_2" text:outline-level="2">Факты об Эквестрии <text:span text:style-name="T1">(согласовать с вики)</text:span></text:h>
      <text:list xml:id="list7784348162523658613" text:style-name="L3">
        <text:list-item>
          <text:p text:style-name="P129">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29">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29">Селестия — переменчивая пони. В одно время не строгая, а в другое может быть такой, что страшно становится</text:p>
        </text:list-item>
        <text:list-item>
          <text:p text:style-name="P129">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29">Около 820-ти лет назад будущий маг Лайтнинг Стар поступил на обучение к наставнику Тииспоту</text:p>
        </text:list-item>
        <text:list-item>
          <text:p text:style-name="P129">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29">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29">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29">У Селестии грива и хвост развеваются и переливаются от магического шампуня</text:p>
        </text:list-item>
        <text:list-item>
          <text:p text:style-name="P129">Тело Селестии очень крепкое — может выдержать несколько тонн земли</text:p>
        </text:list-item>
        <text:list-item>
          <text:p text:style-name="P129">Дискорд намного старше принцесс, его магия сильнее ихней на голову</text:p>
        </text:list-item>
        <text:list-item>
          <text:p text:style-name="P129">Луна младше Селестии на 3 года. Сёстрам около 5000 лет. По другим данным, Селестии около 2500 лет.</text:p>
        </text:list-item>
        <text:list-item>
          <text:p text:style-name="P129">Принцессы начали войну с Дискордом в возрасте, когда им было около 700 лет — и продолжалась война почти сто лет</text:p>
        </text:list-item>
        <text:list-item>
          <text:p text:style-name="P129">Самый главный враг сестёр и Дискорда — скука</text:p>
        </text:list-item>
        <text:list-item>
          <text:p text:style-name="P129">В Эквестрии на одного жеребца приходится четыре - пять кобыл</text:p>
        </text:list-item>
        <text:list-item>
          <text:p text:style-name="P129">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29">Селестия в первые полторы тысячи лет путешествовала — и заварила несколько войн (две — с Эквестрией, в одной была против Луны)</text:p>
        </text:list-item>
        <text:list-item>
          <text:p text:style-name="P129">Настоящий цвет гривы Селестии — клубнично-розовая. Радужный цвет гривы и хвоста поддерживается магией</text:p>
        </text:list-item>
        <text:list-item>
          <text:p text:style-name="P129">Кроме Дискорда, старше сестёр ещё старейшина драконов</text:p>
        </text:list-item>
        <text:list-item>
          <text:p text:style-name="P129">Кэйденс не прожила и 60-ти лет и является низкорожденной</text:p>
        </text:list-item>
        <text:list-item>
          <text:p text:style-name="P129">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29">Народ тихо фигел от нововведений и с ещё большим ожесточением продолжал делать по-своему</text:p>
        </text:list-item>
        <text:list-item>
          <text:p text:style-name="P129">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29">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29">Когда пони женятся, они обмениваются ножными браслетами</text:p>
        </text:list-item>
        <text:list-item>
          <text:p text:style-name="P129">Светилами, кроме сестёр, могут управлять единороги (группы), Дискорд, Твайлайт и Старсвирл</text:p>
        </text:list-item>
        <text:list-item>
          <text:p text:style-name="P129">Королева Кризалис — правительница Зелёной Долины</text:p>
        </text:list-item>
        <text:list-item>
          <text:p text:style-name="P129">Мать Луны и Селестии — аликорн Лорен. Мать Дискорда — Алиса (пони-человек)</text:p>
        </text:list-item>
        <text:list-item>
          <text:p text:style-name="P129">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93">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93">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93">Искусственный интеллект. Создан Владом и Максом. Разработан для управления корпорациями.</text:p>
      <text:h text:style-name="Heading_20_3" text:outline-level="3">Норф</text:h>
      <text:p text:style-name="P93">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93">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15">(2500 ?)</text:span>. Страдает о скуки.</text:p>
      <text:h text:style-name="Heading_20_3" text:outline-level="3">Луна</text:h>
      <text:p text:style-name="P93">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93">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93">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93">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01">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01">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01">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01">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01">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01">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01">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01">Единорог. Холост, молод, мечтателен. Живёт в Кантерлоте. В свободное время рисует облака.</text:p>
      <text:h text:style-name="Heading_20_3" text:outline-level="3">Алекс</text:h>
      <text:p text:style-name="P101">Менеджер проектов, над одним из которых (Нексус) работает Макс.</text:p>
      <text:h text:style-name="Heading_20_3" text:outline-level="3">Ростик</text:h>
      <text:p text:style-name="P101">Лидер команды тестировщиков</text:p>
      <text:h text:style-name="Heading_20_3" text:outline-level="3">Стас</text:h>
      <text:p text:style-name="P101">Программист-новичок в команде Макса.</text:p>
      <text:h text:style-name="Heading_20_3" text:outline-level="3"><text:soft-page-break/>Рома</text:h>
      <text:p text:style-name="P101">Программист в команде UI-программистов</text:p>
      <text:h text:style-name="Heading_20_3" text:outline-level="3">Анджела</text:h>
      <text:p text:style-name="P101">Сисадмин. Флиртует с Максом.</text:p>
      <text:p text:style-name="P101"/>
      <text:h text:style-name="Heading_20_2" text:outline-level="2">Положения</text:h>
      <text:p text:style-name="P101">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8">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42" text:outline-level="2">1. Терра</text:h>
      <text:p text:style-name="P27">музыка - кондовая электронная, холодная и отчаянная (Electronics “Disappointed”)</text:p>
      <text:p text:style-name="P103">&lt;Добавить угрозу ядерной войны&gt;</text:p>
      <text:p text:style-name="P4">***</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6">Я прислонился к стойке с коньяком и закрыл глаза.</text:p>
      <text:p text:style-name="P8">Блядь, как хочется послать его нахуй.</text:p>
      <text:p text:style-name="P6">–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6">Алекс тараторил без умолку, <text:span text:style-name="T29">и я понял, что он близок к срыву</text:span>. </text:p>
      <text:p text:style-name="P1">Я <text:span text:style-name="T1">поставил бутылку</text:span> в тележку и направился к выходу.</text:p>
      <text:p text:style-name="P6">– Я даже не смогу зайти в офис. Я выкинул пропуск в унитаз.</text:p>
      <text:p text:style-name="P9">– Макс, не беспокойся, охрана уже в курсе. Тебе выдадут временный.</text:p>
      <text:p text:style-name="P9"><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9">–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8"><text:note text:id="ftn1" text:note-class="footnote"><text:note-citation>1</text:note-citation><text:note-body><text:p text:style-name="P115">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15">Team lead — г<text:span text:style-name="T1">лавный программист команды, работающей над проектом</text:span></text:p></text:note-body></text:note> проекта ушёл в запой, семь лет работы в жопу?</text:p>
      <text:p text:style-name="P8">Блядь!</text:p>
      <text:p text:style-name="P6">– Ладно, <text:span text:style-name="T15">уболтал</text:span>. Загляну на огонёк. Но ничего не обещаю. Честно говоря, мне плевать.</text:p>
      <text:p text:style-name="P6">Треск помех не смог скрыть выдох на той стороне трубки.</text:p>
      <text:p text:style-name="P6">– Спасибо, Макс. Я знал, что на тебя можно рассчитывать. Оплата, как договорились.</text:p>
      <text:p text:style-name="P23"><text:span text:style-name="T1">Пиздец! Мало того, что годы без отпусков на работе просиживал, так и теперь от них не спрячешься.</text:span><text:span text:style-name="T1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4">***</text:p>
      <text:p text:style-name="P38">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8">В уголке <text:span text:style-name="T15">RnD-</text:span><text:span text:style-name="T1">зоны</text:span><text:span text:style-name="T1"><text:note text:id="ftn3" text:note-class="footnote"><text:note-citation>3</text:note-citation><text:note-body><text:p text:style-name="P115">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5">UI</text:span>-программистов.</text:p>
      <text:p text:style-name="P38">Я повесил куртку на спинку кресла и включил комп.</text:p>
      <text:p text:style-name="P38">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8">Я запустил административную консоль и ввёл <text:span text:style-name="T1">логин и пароль</text:span>. Голосовой модуль у нас ещё не отлажен, обойдёмся текстом.</text:p>
      <text:p text:style-name="P16"/>
      <text:p text:style-name="P70"><text:span text:style-name="T15">&gt;\</text:span>Привет, Нексус. Это Макс.</text:p>
      <text:p text:style-name="P70"><text:span text:style-name="T15">&lt;\</text:span>Привет Макс. <text:span text:style-name="T1">Рад тебя видеть. Где ты отсутствовал три дня?</text:span></text:p>
      <text:p text:style-name="P70"><text:span text:style-name="T15">&gt;\</text:span><text:span text:style-name="T1">Неважно.</text:span><text:span text:style-name="T15"> </text:span>Выдай <text:span text:style-name="T1">общую </text:span>диагностику <text:span text:style-name="T1">на экран</text:span> в сжатом формате.</text:p>
      <text:p text:style-name="P25"/>
      <text:p text:style-name="P38">Так, что тут у нас? По логам видно, что <text:s/>три последних запроса вызвали сбои в работе кластера и заставили перегрузиться один из хостов.</text:p>
      <text:p text:style-name="P38">Введём-ка парочку <text:span text:style-name="T1">простейших</text:span> вопросов <text:span text:style-name="T1">для разминки</text:span>.</text:p>
      <text:p text:style-name="P38"/>
      <text:p text:style-name="P70"><text:span text:style-name="T15">&gt;\</text:span>Как называется наш проект?</text:p>
      <text:p text:style-name="P70"><text:span text:style-name="T15">&lt;\</text:span>Дайсон.</text:p>
      <text:p text:style-name="P70"><text:span text:style-name="T15">&gt;\</text:span>Сколько тебе лет?</text:p>
      <text:p text:style-name="P70"><text:soft-page-break/><text:span text:style-name="T15">&lt;\</text:span>Два года с начала запуска кластера.</text:p>
      <text:p text:style-name="P70"><text:span text:style-name="T15">&gt;\</text:span>Какой сейчас год?</text:p>
      <text:p text:style-name="P70"><text:span text:style-name="T15">&gt;\</text:span>202<text:span text:style-name="T1">6</text:span>-й.</text:p>
      <text:p text:style-name="P26"/>
      <text:p text:style-name="P38">Так, на закрытые словарные вопросы ответы есть <text:span text:style-name="T1">—</text:span> значит, речевой транслятор и база знаний в порядке.</text:p>
      <text:p text:style-name="P38">Проверим бизнес-логику на тестовой задачке.</text:p>
      <text:p text:style-name="P37"/>
      <text:p text:style-name="P70"><text:span text:style-name="T15">&gt;\</text:span>Нексус, отключи память <text:span text:style-name="T1">заданий</text:span> за последнюю неделю.</text:p>
      <text:p text:style-name="P70"><text:span text:style-name="T15">&lt;\</text:span>Выполнено.</text:p>
      <text:p text:style-name="P70"><text:span text:style-name="T1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70"><text:span text:style-name="T15">&lt;\</text:span><text:span text:style-name="T1">Тебя понял. Читаю задачу...</text:span></text:p>
      <text:p text:style-name="P71">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71">Ограничени<text:span text:style-name="T1">е 1:</text:span><text:span text:style-name="T15"> </text:span><text:span text:style-name="T1">нельзя</text:span> подать в суд на компанию Б и ждать результатов, так как за время разбирательства компания А обанкротится.</text:p>
      <text:p text:style-name="P71">Ограничени<text:span text:style-name="T1">е 2: решение должно находиться в правовых рамках уголовного и административного кодекса.</text:span></text:p>
      <text:p text:style-name="P71">Задание:<text:span text:style-name="T1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71"><text:span text:style-name="T15">&lt;\</text:span><text:span text:style-name="T1">Выполняю задачу</text:span>...</text:p>
      <text:p text:style-name="P71"><text:span text:style-name="T15">&lt;\</text:span>...</text:p>
      <text:p text:style-name="P71"><text:span text:style-name="T15">&lt;\</text:span>Решение:</text:p>
      <text:p text:style-name="P71"><text:span text:style-name="T1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71"><text:span text:style-name="T1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3">Подробный план действий по дням приведен в файле «Война корпораций_A_06.09.2026_23<text:span text:style-name="T15">:47.bmf»</text:span></text:p>
      <text:p text:style-name="P25"/>
      <text:p text:style-name="P34">&lt;<text:span text:style-name="T1">как-то говённо. Улучшить</text:span>&gt;</text:p>
      <text:p text:style-name="P38">Хм, не понял? Ч<text:span text:style-name="T1">ё</text:span> за хрень?</text:p>
      <text:p text:style-name="P38"/>
      <text:p text:style-name="P70"><text:span text:style-name="T15">&gt;</text:span>\Нексус, почему ты используешь жёсткие настройки <text:span text:style-name="T1">для решения задачи</text:span>?</text:p>
      <text:p text:style-name="P70"><text:span text:style-name="T15">&lt;\</text:span>Настройки правильные, <text:span text:style-name="T1">Макс</text:span>.</text:p>
      <text:p text:style-name="P26"/>
      <text:p text:style-name="P38">Хм. Кто-то из релиз-команды лажанулся <text:span text:style-name="T1">с бизнес-настройками</text:span><text:span text:style-name="T15">?</text:span> Ладно, <text:span text:style-name="T1">это не моё дело, на стабильность работы это не влияет. П</text:span>роехали.</text:p>
      <text:p text:style-name="P38"><text:span text:style-name="T1">Ч</text:span>то у нас с аналитикой?</text:p>
      <text:p text:style-name="P16"/>
      <text:p text:style-name="P70"><text:span text:style-name="T15">&gt;</text:span>\Нексус, <text:span text:style-name="T1">в неком городе живёт брадобрей, который бреет всех людей, которые не бреются сами. Вопрос: кто бреет брадобрея</text:span>?</text:p>
      <text:p text:style-name="P26"/>
      <text:p text:style-name="P38">Вместо ответа Нексус выплюнул в консоль длинную строку букв и служебных символов, среди которых бросилась в глаза строка “<text:span text:style-name="T37">incompartible interface Analytics v.0.93 beta</text:span>”</text:p>
      <text:p text:style-name="P38">Ага, уже теплее.</text:p>
      <text:p text:style-name="P38"/>
      <text:p text:style-name="P70"><text:span text:style-name="T15">&gt;</text:span>\Нексус, выдай <text:span text:style-name="T1">краткую </text:span>диагностику модулей <text:span text:style-name="T1">аналитики</text:span></text:p>
      <text:p text:style-name="P38"/>
      <text:p text:style-name="P38">Йо! </text:p>
      <text:p text:style-name="P38">Видеокамеры молча наблюдают за поднятым вверх <text:span text:style-name="T1">большим пальцем</text:span>.</text:p>
      <text:p text:style-name="P38">Всё понятно. Версия аналитического модуля устарела и стала несовместимой с последним релизом кибермозга. </text:p>
      <text:p text:style-name="P38">Набираю номер прожект-мэнеджера.</text:p>
      <text:p text:style-name="P38"><text:span text:style-name="T1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8"><text:span text:style-name="T15">– </text:span>Окей. Спасибо, Макс. <text:span text:style-name="T1">Выручил.</text:span></text:p>
      <text:p text:style-name="P38"><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8"><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10">– Но эти установки работают не в тестовом кластере, а на продакшене.</text:p>
      <text:p text:style-name="P10">– Забей, это не наше дело.</text:p>
      <text:p text:style-name="P38"><text:span text:style-name="T1">– </text:span>Ааа, понятно. Ну ладно, у меня всё. <text:span text:style-name="T1">Отбой</text:span>!</text:p>
      <text:p text:style-name="P39"><text:span text:style-name="T1">– Отбой</text:span>. <text:span text:style-name="T1">Ещё раз спасибо, что помог. Жаль, что ты ушёл</text:span><text:span text:style-name="T15">.</text:span></text:p>
      <text:p text:style-name="P78">Гудки.</text:p>
      <text:p text:style-name="P38"><text:soft-page-break/><text:span text:style-name="T1">У</text:span>ходя попрощался с охранником, <text:span text:style-name="T1">увлечённо исследующим тему педофилии</text:span>.</text:p>
      <text:p text:style-name="P38">Всё, свободен. Хотя <text:s/><text:span text:style-name="T1">воскресенье</text:span> уже испорчен<text:span text:style-name="T1">о</text:span>.</text:p>
      <text:p text:style-name="P38"/>
      <text:p text:style-name="P104">***</text:p>
      <text:p text:style-name="P104"/>
      <text:p text:style-name="P6">На улице моросил дождь. Я шарил по карманам в поисках ключей от машины, когда в плечо похлопали.</text:p>
      <text:p text:style-name="P6">Я обернулся. За спиной подслеповато осклабился бородатый зачуханый мужик в рваных джинсах и свитере.</text:p>
      <text:p text:style-name="P6">– Слышь, браток, дай на опохмел? Мочи нет, в глотке пересохло. Спать не могу, глюки всякие снятся.</text:p>
      <text:p text:style-name="P6">От нечего делать, пока роюсь в карманах, спросил:</text:p>
      <text:p text:style-name="P6">– И что же за глюки тебе снятся, мужик?</text:p>
      <text:p text:style-name="P6">–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6">Я хотел было ответить, что лечиться опохмелом от белой горячки — плохая идея, но тут на меня накатило.</text:p>
      <text:p text:style-name="P6">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6">– Так чего, дашь на успокоение нервов? Не жлобись, мужик, будь другом? – повторный оклик нищего вернул меня к реальности.</text:p>
      <text:p text:style-name="P6">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6">– На. – я протянул ему кулёк с Бакарди.</text:p>
      <text:p text:style-name="P6">– О, – обрадовался мужик. – Ромчик! То, что надо! Спасибо, бро!</text:p>
      <text:p text:style-name="P6">Бродяга пошлёпал в дождь.</text:p>
      <text:p text:style-name="P6">Я смотрел ему вслед, пытаясь вспомнить детали образа, на мгновение проступившего во тьме.</text:p>
      <text:p text:style-name="P11"/>
      <text:p text:style-name="P11">***</text:p>
      <text:p text:style-name="P11"/>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15">Junior — <text:span text:style-name="T1">младший программист.</text:span></text:p></text:note-body></text:note></text:span><text:span text:style-name="T1">, а оглянуться не успел — и уже лидер проекта, входящего в </text:span><text:span text:style-name="T15">Top 100. </text:span>И жизнь складывается в систему, из которой не выскочишь.</text:p>
      <text:p text:style-name="P6">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6">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6"><text:soft-page-break/>Рыбки ужин не требовали, но, в отличие от Крысы, были живыми. Я достал упаковку корма из-под стула и отсыпал порцию в мерный стаканчик.</text:p>
      <text:p text:style-name="P6">– Гули-гули-гули!</text:p>
      <text:p text:style-name="P6">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30">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3"><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16">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6">Сосущее чувство усилилось.</text:p>
      <text:p text:style-name="P6">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4">***</text:p>
      <text:p text:style-name="P4"/>
      <text:p text:style-name="P1">Грохот улицы не достигал крыши 34-хэтажного корпуса <text:span text:style-name="T29">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6">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text:soft-page-break/>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3"><text:span text:style-name="T1">Блядь</text:span>, что за мысли пошли!</text:p>
      <text:p text:style-name="P1">Я вспомнил Влада, <text:span text:style-name="T15">&lt;</text:span><text:span text:style-name="T30">месяц</text:span><text:span text:style-name="T15">&gt;</text:span> назад прыгнувшего с крыши <text:span text:style-name="T1">своей</text:span> многоэтажки.</text:p>
      <text:p text:style-name="P23">Нет, это не для меня. Я сюда пришёл подышать воздухом. И только.</text:p>
      <text:p text:style-name="P1">Влад тогда совершил глупость, большую глупость. Я ему давно го<text:span text:style-name="T47">ворил </text:span><text:span text:style-name="T2">—</text:span><text:span text:style-name="T47">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9">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8">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8">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7">А у нас получается... </text:span><text:span text:style-name="T2">–</text:span><text:span text:style-name="T47">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text:soft-page-break/>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15">AI <text:span text:style-name="T2">– </text:span><text:span text:style-name="T47">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27">Картинка дёрнулась и поплыла, звёзды опять стали вращаться.</text:span> </text:p>
      <text:p text:style-name="P1">Теряю сознание, что ли? Надо отойти от перил. Надо...</text:p>
      <text:p text:style-name="P23">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5">2. </text:span>Дом, любимый дом</text:h>
      <text:p text:style-name="P73">Музыка быстрая, тревожная, надорваная и печальная (Pet Shop Boys “So Hard” ?)</text:p>
      <text:p text:style-name="P29"/>
      <text:p text:style-name="P102">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1"/>
      <text:p text:style-name="P33">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text:soft-page-break/>превращаясь в людей (Эквестрия кажется им всего лишь сном или далёкой мечтой). Так исчезла Рэрити.</text:p>
      <text:p text:style-name="P29"/>
      <text:p text:style-name="P38">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8">Единорог поднял голову.</text:p>
      <text:p text:style-name="P38"><text:span text:style-name="T15">–</text:span> Она очнулась.</text:p>
      <text:p text:style-name="P1">Сразу стало ясно три вещи.</text:p>
      <text:p text:style-name="P1">1) Единорог <text:span text:style-name="T1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7">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7">, </text:span><text:span text:style-name="T2">а от валиума таких глюков у меня ни разу не было</text:span><text:span text:style-name="T47">.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6">– Сколько же в тебе… боли.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5">облака.&lt;</text:span><text:span text:style-name="T30">Описание получше. Подземелье</text:span><text:span text:style-name="T15">&gt; Воздух вокруг был буквально наэлектризован некой силой. Чувствовалось напряжение огромных </text:span><text:soft-page-break/><text:span text:style-name="T15">масштабов, как если бы стоял внутри трансформаторной будки.</text:span></text:p>
      <text:p text:style-name="P1"><text:span text:style-name="T1">–</text:span> Так это и есть наш <text:span text:style-name="T43">проводник</text:span>??? А?!! Ахахахахахаха! <text:span text:style-name="T1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9">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6">Я даже начал было смотреть серии по собственной инициативе, но после самоубийства Влада не смог к ним вернуться.</text:p>
      <text:p text:style-name="P40"><text:span text:style-name="T1">–</text:span> Такая <text:span text:style-name="T23">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0"><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6">&lt;<text:span text:style-name="T49">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6">– Сестрица, не позорься! – шикнула на Селестию тёмная аликорница. – Не выдавай желаемое за действительное хотя бы при посторонних.</text:p>
      <text:p text:style-name="P6">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30">Именно Селестия нашла пророчество-заклинание Свирла и настояла на его исполнении</text:span><text:span text:style-name="T1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oft-page-break/><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1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6">– Что происходит? Как я тут очутился вообще?</text:p>
      <text:p text:style-name="P6">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6">Дискорд нахмурился и бросил в сторону, ковыряясь когтем в зубе.</text:p>
      <text:p text:style-name="P6">–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6">– <text:s/>А что, в Винг-Поинте вас не учили, что оставлять пост без приказа <text:s/>— недопустимо? – отпустил он уже пегасу.</text:p>
      <text:p text:style-name="P6">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5"> – </text:span><text:span text:style-name="T1">примирительно сказала Луна, шагнув ему навстречу.</text:span></text:p>
      <text:p text:style-name="P6">–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6">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6">–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6">–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6">– На себя посмотри! – огрызнулся Дискорд. – Призвала какую-то полудохлую обезьяну вместо с<text:span text:style-name="T38">верх</text:span>…</text:p>
      <text:p text:style-name="P6">Тут м<text:span text:style-name="T15">еня, </text:span>наконец,<text:span text:style-name="T15"> стошнило. Буквально вывернуло наизнанку: из носа текло, в глазах стояли слёзы. </text:span></text:p>
      <text:p text:style-name="P6"><text:span text:style-name="T15">Д</text:span>искорд сделал шаг в сторону, чтобы не попасть под брызги.</text:p>
      <text:p text:style-name="P1"><text:span text:style-name="T15">– </text:span><text:span text:style-name="T1">Присматривай получше за своим </text:span><text:bookmark text:name="result_box"/><text:span text:style-name="T50">Jack of Hearts</text:span><text:span text:style-name="T50"><text:note text:id="ftn7" text:note-class="footnote"><text:note-citation>7</text:note-citation><text:note-body><text:p text:style-name="Footnote"><text:bookmark text:name="result_box1"/><text:span text:style-name="T50">Jack of Hearts</text:span> <text:span text:style-name="T1">– Червовый валет (фр.)</text:span></text:p></text:note-body></text:note></text:span><text:span text:style-name="T50">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6"><text:soft-page-break/>Я разогнулся и выпустил шею аликорницы. Она перевела <text:s/>взгляд на меня. Потом — на своё копыто, краешек которого оказался запачкан.</text:p>
      <text:p text:style-name="P14">Я смутился и потянулся за платком.</text:p>
      <text:p text:style-name="P14">– Я это… Извиняюсь. Сейчас вытру.</text:p>
      <text:p text:style-name="P6"><text:span text:style-name="T15">Селестия снова взглянула на меня. Н</text:span>ос её медленно сморщился. <text:span text:style-name="T15">Внезапно полускрытые чёлкой глаза сощурились в усмешке и она негромко хихикнула.</text:span></text:p>
      <text:p text:style-name="P14">–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4">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6">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6">– Ты почему отстал? – крикнула она. – Некогда прохлаждаться!</text:p>
      <text:p text:style-name="P6">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6">–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6">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6">–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6">– Какого хера? Прекрати немедленно! Бля...</text:p>
      <text:p text:style-name="P6"><text:soft-page-break/>Аликорница пропустила мои протесты мимо ушей. Мы приближались к концу галереи, когда из конца, где я только что отдыхал, показался стебель.</text:p>
      <text:p text:style-name="P6">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6">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6">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6">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6">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6">Я оглянулся вперёд и увидел ещё один зелёный «рукав», выползающий из бокового прохода, как паста из тюбика.</text:p>
      <text:p text:style-name="P6">Бац!</text:p>
      <text:p text:style-name="P6">– Ай!</text:p>
      <text:p text:style-name="P6">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6">Увидев, что назад пути нет, аликорница крутанулась обратно.</text:p>
      <text:p text:style-name="P6">Бац!</text:p>
      <text:p text:style-name="P6">– Ай! Твою ж... Твоё высочество, блин!!!</text:p>
      <text:p text:style-name="P6">Селестия выпрямилась в струнку.</text:p>
      <text:p text:style-name="P6">– Закрой глаза! – скомандовала аликорница.</text:p>
      <text:p text:style-name="P6">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6">Открыв глаза, я увидел вместо коридора дыщащую жаром раскалённых <text:span text:style-name="T38">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6">–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6">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6">–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6">Надо уходить. Блин, совсем надо! За углом снова донеслось шуршание. Скоро появится этот <text:soft-page-break/>блядский плющ и тогда я не смогу надолго оторваться от его загребущих ручек-лиан.</text:p>
      <text:p text:style-name="P6">Но оставить аликорницу здесь? Я оглянулся на неё.</text:p>
      <text:p text:style-name="P6">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6">Нет, не могу. Блин, лучше уж пусть меня сожрёт с ней заодно это шелестящее говно, чем оставить её тут одну.</text:p>
      <text:p text:style-name="P6">Я присел рядом с ней и положил её голову к себе на колени.</text:p>
      <text:p text:style-name="P6">– Эй!!! – крикнул я ей в ухо. – Вставай! Ты должна встать!</text:p>
      <text:p text:style-name="P6">Я дунул ей в морду и потрепал рукой по чёлке, задев при этом рог.</text:p>
      <text:p text:style-name="P6">Медленно-медленно <text:s/>Селестия раскрыла один глаз. Её ноги дёрнулись и поджались к телу.</text:p>
      <text:p text:style-name="P6">– Вставай, лошадь рогатая!!! Некогда прохлаждаться! Нам сейчас жопа наступит, если не встанешь!</text:p>
      <text:p text:style-name="P6">Глаз так же медленно закрылся.</text:p>
      <text:p text:style-name="P6">Я зарычал от бессилия. Шуршание раздавался совсем близко.</text:p>
      <text:p text:style-name="P6">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6">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6">Ну, всё, можно вставлять в глаза монетки. Хороший бутерброд получился для глистоплюща!</text:p>
      <text:p text:style-name="P6"><text:span text:style-name="T38">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6">– Давай, родная, давай! Вставай, я помогу тебе. Совсем немного осталось...</text:p>
      <text:p text:style-name="P6">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6">– Вот они!!!</text:p>
      <text:p text:style-name="P6">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6">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6">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6">–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6">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text:soft-page-break/>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6">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16">Спи, сестра моя родная,<text:line-break/>Спи. Усни.<text:line-break/>Крыльями тебя укрою,<text:line-break/>Спи. Усни.</text:p><text:p text:style-name="P116"><text:tab/>В чаще тёмной волки воют,<text:line-break/>Спи. Усни.</text:p><text:p text:style-name="P116"><text:tab/>В мрачном замке духи ноют,<text:line-break/>Спи. Усни.</text:p><text:p text:style-name="P116"><text:tab/>Сказки вечность нам читает,<text:line-break/>Спи. Усни.<text:line-break/>День осенний угасает,<text:line-break/>Спи. Усни.<text:line-break/>Помни только в сне глубоком,</text:p><text:p text:style-name="P116"><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6">–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6">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6">Ну, блин, пронесло! Не думаю, что эта дрянь умеет летать. Я облегчённо выдохнул.</text:p>
      <text:p text:style-name="P6">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6">–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6">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6">–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23">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23">Макс побывает в этих развалинах и найдёт там выдолбленную на камне надпись: «Здесь был В...»</text:span>&gt;</text:p>
      <text:p text:style-name="P6">– <text:s/>Почему ты называешь замок домом?</text:p>
      <text:p text:style-name="P6">–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text:soft-page-break/>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6">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6">– А почему вы выбрали такое необычное место для замка? Остров посреди болота мне не кажется подходящим местом для королевской резиденции.</text:p>
      <text:p text:style-name="P6">– Раньше тут не было болота. Глубокий овраг окружал Дом с трёх сторон. С четвёртой его защищала скала. Болото появилось совсем недавно.</text:p>
      <text:p text:style-name="P6">– Точно недавно?</text:p>
      <text:p text:style-name="P6">– Почему ты спрашиваешь Нас?</text:p>
      <text:p text:style-name="P14">Я указал на пятно ряби на воде, быстро догоняющее тень от колесницы.</text:p>
      <text:p text:style-name="P6">– Потому что в нём успела завестись рыба. Причём, судя по всему, достаточно крупная.</text:p>
      <text:p text:style-name="P6">Луна проследила взглядом направление и внезапно вскочила на ноги.</text:p>
      <text:p text:style-name="P6">– Набирай высоту! Они настигают нас! – крикнула она Дискорду. Тот обернулся и, увидев пятно на воде, помотал головой.</text:p>
      <text:p text:style-name="P6">–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6">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6">– Вправо! – заорал Дискорд, рванув жезл вправо.</text:p>
      <text:p text:style-name="P6">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6">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6">– Присмотри за ней. – обратилась она ко мне, кивнув на спящую сестру. Мне показалось, или в её <text:span text:style-name="T29">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6">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30">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30">Резко</text:span><text:span text:style-name="T1"> запахло озоном. </text:span></text:p>
      <text:p text:style-name="P6">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9">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6"><text:soft-page-break/>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6">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6">Она что-то спросила меня, но я не услышал ни звука.</text:p>
      <text:p text:style-name="P6">– Что?! Говори громче, я ничего не слышу.</text:p>
      <text:p text:style-name="P6">– Где Дискорд? – повторила она <text:span text:style-name="T29">надреснутым голосом</text:span>.</text:p>
      <text:p text:style-name="P6">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6">Что-то схватило меня за шиворот и потащило назад.</text:p>
      <text:p text:style-name="P6">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6">Пегасы тем временем упорно молотили крыльями, пытаясь прорваться к близкому берегу.</text:p>
      <text:p text:style-name="P6">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6">Тройка скакунов молча ускорилась, а их попавшийся собрат бился в объятиях лозы как мотылёк в паутине.</text:p>
      <text:p text:style-name="P6">Луна застыла, глядя немигающими глазами на пегаса. Потом она, не разжимая зубов, издала нечто, похожее одновременно на тонкий вой и ржание.</text:p>
      <text:p text:style-name="P6"><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6">Одновременно раздался громкий треск откуда-то сзади, и пол платформы выровнялся</text:p>
      <text:p text:style-name="P6">– Кимеринн!!! <text:s/>– <text:s/>закричала Луна, выплюнув воротник моей куртки.</text:p>
      <text:p text:style-name="P6">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6">Луна, сложив крылья, прыгнула головой вниз с платформы.</text:p>
      <text:p text:style-name="P6">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6">Мы уже летели над берегом, когда она молча опустилась на платформу и забилась в угол<text:span text:style-name="T38">, опустив голову на пол.</text:span></text:p>
      <text:p text:style-name="P6">Некоторое время мы летели молча. Потом из-под платформы послышался шорох и возня. Я лёг на пол и заглянул под платформу.</text:p>
      <text:p text:style-name="P6">Дискорд, ухватившись <text:span text:style-name="T38">лапами за обломок задней оси, болтался в турбулентных потоках, как </text:span><text:soft-page-break/><text:span text:style-name="T38">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6">Я ухватился за протянутую им лапу, а подошедшая Луна вцепилась зубами в его загривок и — оп-па! — мы таки втащили его на колесницу.</text:p>
      <text:p text:style-name="P6"><text:span text:style-name="T15">–</text:span> Уфф! Выкарабкались. Почти без потерь, <text:span text:style-name="T15">–</text:span> заметил Дискорд, оглядывая крыло. <text:span text:style-name="T15">–</text:span> Могло быть и хуже.</text:p>
      <text:p text:style-name="P6"><text:span text:style-name="T1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6">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6">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6"><text:span text:style-name="T1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6"><text:span text:style-name="T15">–</text:span> ТЫ!!! ТЫ!..</text:p>
      <text:p text:style-name="P6"><text:span text:style-name="T15">–</text:span> Да, я!!! <text:span text:style-name="T15">–</text:span> Дискорд подбоченился и с вызовом посмотрел на разъярённую аликорницу. <text:span text:style-name="T15">–</text:span> Можешь скинуть меня в болото, можешь превратить обратно в камень, &lt;<text:span text:style-name="T29">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15">–</text:span> Дискорд стоял, балансируя, на краю платформы.</text:p>
      <text:p text:style-name="P6">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6">Дальнейший путь мы провели в молчании.</text:p>
      <text:p text:style-name="P20"/>
      <text:h text:style-name="Heading_20_2" text:outline-level="2"><text:span text:style-name="T15">3. </text:span>Кантерлот</text:h>
      <text:p text:style-name="P74">Музыка медленная, фэнтезийная, средневековая, изысканая, дворцовая (стиль Dire Straits “Coyote”)</text:p>
      <text:p text:style-name="P23">Глава IV. Пределы магии</text:p>
      <text:p text:style-name="P19"/>
      <text:p text:style-name="P23">Вашему покорному слуге известны четыре предела магии: </text:p>
      <text:list xml:id="list900607916912922999" text:style-name="L4">
        <text:list-item>
          <text:p text:style-name="P130">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30">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30"><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30">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5"><text:s/>–</text:span> Блядь, как меня заебала эта архаика! Когда-нибудь пошлю нахер все каноны письменности и учредю свои! С блекджеком и шлюхами. <text:span text:style-name="T15">– Стар Свирл перевернулся на другой бок и обратился к учени</text:span><text:span text:style-name="T1">це</text:span><text:span text:style-name="T15">. – Это не пиши, это оффтоп.</text:span></text:p><text:p text:style-name="P114"><text:s/>Сколько страниц сегодня нахреначили?</text:p><text:p text:style-name="P115">– <text:span text:style-name="T1">Восемь, учитель!</text:span></text:p><text:p text:style-name="P115">– Отлично. Надиктую ещё две и сбегаешь за кофе.</text:p></text:note-body></text:note></text:span></text:p>
        </text:list-item>
      </text:list>
      <text:p text:style-name="P8"/>
      <text:p text:style-name="P12">Я захлопнул “Основы заклятий<text:span text:style-name="T1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2">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72">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2">Дискорд исчез. Последний раз драконикуса видели, когда он на своей маленькой и юркой колеснице удалялся в сторону Жеребячьих<text:span text:style-name="T29"> </text:span>гор.</text:p>
      <text:p text:style-name="P72">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2">Я потянулся. Хватит на сегодня чтения. Настало время ежедневной прогулки по городу. Тем более, что у меня есть деньги.</text:p>
      <text:p text:style-name="P72">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2">Так что даже на ремонт одежды и покупку необходимых в повседневной жизни мелочей у меня финансов не было. До недавнего времени. </text:p>
      <text:p text:style-name="P72">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72"><text:span text:style-name="T15">Ну, понятно, в элитном придворцовом квартале, который представляет из себя </text:span><text:span text:style-name="T1">верхний город</text:span><text:span text:style-name="T15">, цены кусаются. Надо топать вниз, на окраину. Но, блин, корявые пальцы внесли свою коррективу в шопинг-план!</text:span></text:p>
      <text:p text:style-name="P72"><text:span text:style-name="T15">Как раз на спуске в нижний </text:span><text:span text:style-name="T1">город</text:span><text:span text:style-name="T1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15">.</text:span></text:p>
      <text:p text:style-name="P17">В погоне за ней я чуть не открыл лбом дубовые ворота — серебряшка прокатилась прямо под ними.</text:p>
      <text:p text:style-name="P12"><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2">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2">Рядом с ним в ангаре на двух домкратах покоилась старая знакомая <text:span text:style-name="T1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7"><text:soft-page-break/>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23">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Разумеется, я чётко следую королевскому указу уничтожать все испорченные и бракованные <text:span text:style-name="T38">парящие платформы.</text:span> Но дворцовым бюрократам необязательно ж знать, КАК я их уничтожаю, хе-хе! Некоторые из <text:span text:style-name="T38">платформ </text:span>уничтожаются путём <text:span text:style-name="T1">усиленного</text:span> износа, будучи частью экспериментальных колесниц! “Лорен” я сделал на базе <text:span text:style-name="T38">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8"> И никто ж не догадывался, что она может летать! Её Высочество, разумеется, догадывались, н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lt;<text:span text:style-name="T23">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text:soft-page-break/>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5">4. </text:span>Библиотека</text:h>
      <text:p text:style-name="P18">&lt;<text:span text:style-name="T51">Mike Oldfield – Tres Lunas ”To Be Free” (Radio Edit)</text:span>&gt;</text:p>
      <text:p text:style-name="P23">Глава VI. Основы</text:p>
      <text:p text:style-name="P23"/>
      <text:p text:style-name="P23">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8">прервавшая связь между мною и демоном</text:span>, спасла моё бренное тело для дальнейших магических изысканий.</text:p>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Возьмём, <text:s/>примеру, заклинание начального предела: “Ярету пхонг руул квами”, <text:span text:style-name="T1">—</text:span> что означает: “<text:span text:style-name="T29">Разогнать силу и оборотить против себя</text:span>”.</text:p>
      <text:p text:style-name="P8">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5">– </text:span>Гм!</text:p><text:p text:style-name="Footnote"><text:span text:style-name="T15">– </text:span>Ну, ты ж понимаешь, что без таланта к магии никакое надувание щёк не поможет. <text:span text:style-name="T1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4"/>
      <text:p text:style-name="P40">На трактат упала тень.</text:p>
      <text:p text:style-name="P41">– Эй, нельзя ли не заслонять …</text:p>
      <text:p text:style-name="P41">Я поперхнулся словом, упёршись носом в покрытую белой шерстью грудь. Селестия оступила, извиняясь.</text:p>
      <text:p text:style-name="P41">– Извини за беспокойство. Просто стало интересно, что ты так увлечённо читаешь? Стража докладывала, что ты днюешь и ночуешь в библиотеке.</text:p>
      <text:p text:style-name="P40"><text:span text:style-name="T15">За прошедшие дни я уже привык и к магии, и к разумным эквиноподобным и даже </text:span><text:span text:style-name="T1">к вегетарианскому рациону</text:span><text:span text:style-name="T15">. Но вид перебинтованной аликорницы, представшей передо мной в неком подобии экзоскелета, лишил меня дара речи.</text:span></text:p>
      <text:p text:style-name="P41">– Эээ…</text:p>
      <text:p text:style-name="P41">– Не пугайся. – Селестия смешливо фыркнула. – Я знала, что тебе “понравится”. К сожалению, <text:soft-page-break/>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1">Она потянулась за спину, сжала зубами зажим, и, после негромкого щелчка, экзоскелет “разошёлся” в стороны.</text:p>
      <text:p text:style-name="P41">– Вот, так лучше. – улыбнулась она, вышагивая из него. – Доктор Плантаго Майор был уверен, что я не дотянусь до замка.</text:p>
      <text:p text:style-name="P41">– Насколько я знаю, тебе было прописано два месяца постельного режима. Сейчас и недели не прошло...</text:p>
      <text:p text:style-name="P41">– Не волнуйся, аликорны куда крепче единорогов, по стандартам которых меня лечат.</text:p>
      <text:p text:style-name="P40">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0">Она, почувствовав мой взгляд, подняла нос <text:span text:style-name="T1">из</text:span> книги и <text:s/>посмотрела на меня, насторожив уши.</text:p>
      <text:p text:style-name="P40"><text:span text:style-name="T1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2">– А по-моему, ты не…</text:p>
      <text:p text:style-name="P40"><text:span text:style-name="T16">– Так, я попрошу! – перебила меня венценосная кобыла. – Давай, ты не будешь лезть в мои дела, а я не буду</text:span><text:span text:style-name="T4">… эээ… ммм…</text:span></text:p>
      <text:p text:style-name="P42">– Не будешь что?</text:p>
      <text:p text:style-name="P52">Селестия нахмурилась и приняла грозный вид.</text:p>
      <text:p text:style-name="P52"><text:span text:style-name="T15">– </text:span>Не забывай, человек, я — могущественный маг и правитель Эквестрии. Ко мне нужно относиться с должным уважением!</text:p>
      <text:p text:style-name="P52"><text:span text:style-name="T15">– </text:span>А то что? Превратишь в жабу? Сошлёшь на Луну? Убьёшь нахер?</text:p>
      <text:p text:style-name="P52">Аликорница сникла. Уши её опустились.</text:p>
      <text:p text:style-name="P52"><text:span text:style-name="T15">– </text:span>Макс, не надо... Ты же знаешь, я этого не сделаю.</text:p>
      <text:p text:style-name="P52"><text:span text:style-name="T1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2">Селестия приложила копыто ко лбу и издала протяжный стон.</text:p>
      <text:p text:style-name="P42">– О, небо! Я забыла распорядиться насчёт тебя! Какая же я тупая! Макс, извини, пожалуйста!</text:p>
      <text:p text:style-name="P52"><text:span text:style-name="T1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15">.</text:span></text:p>
      <text:p text:style-name="P52"><text:span text:style-name="T15">Аликорница уселась н</text:span>а пол <text:span text:style-name="T15">и прижала копыто к груди.</text:span></text:p>
      <text:p text:style-name="P42">– Да будет так! Сим заявляю, что отныне и впредь буду общаться с тобой на равных, человек Макс. Слово Селестии!</text:p>
      <text:p text:style-name="P52"><text:span text:style-name="T15">– Лады! Вот видишь, нам легко договориться! А теперь расскажи, наконец, зачем </text:span>т<text:span text:style-name="T15">ы притащил</text:span>а<text:span text:style-name="T15"> меня сюда? Только сначала вытащи катетер из шеи </text:span>— <text:s/>он меня нервирует<text:span text:style-name="T15">. Или погоди, я сам вытащу…</text:span></text:p>
      <text:p text:style-name="P52"><text:span text:style-name="T15">Л</text:span>ампа<text:span text:style-name="T15"> отбрасывал</text:span>а<text:span text:style-name="T15"> мягкие тени на стену библиотеки. Селестия, расположи</text:span>вшись<text:span text:style-name="T15"> у моего кресл</text:span>а,<text:span text:style-name="T1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2"><text:span text:style-name="T15">– </text:span>Вот, читай отсюда. <text:span text:style-name="T15">– а</text:span>ликорница подчеркнула абзац копытом.</text:p>
      <text:p text:style-name="P52"><text:soft-page-break/></text:p>
      <text:p text:style-name="P64">***</text:p>
      <text:p text:style-name="P64"/>
      <text:p text:style-name="P67">«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7">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7">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7">Но величайшая справедливость юниверсума заключается в том, что не существует безвыходных положений. Всегда есть надежда.</text:p>
      <text:p text:style-name="P67">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7">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2"/>
      <text:p text:style-name="P52">&lt;<text:span text:style-name="T29">Селестии не удастся привлечь Макса на сторону Эквестри даже с помощью 34 — это удастся Дэш</text:span>&gt;</text:p>
      <text:p text:style-name="P52">В ухе стало щекотно от тёплого дуновения.</text:p>
      <text:p text:style-name="P42">– Теперь ты понимаешь, почему мы не ожидали увидеть тебя? Мы, вообще-то, вызывали сверхаликорна…</text:p>
      <text:p text:style-name="P42">Я повернулся к Селестии.</text:p>
      <text:p text:style-name="P42">–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2">Аликорница отвернулась.</text:p>
      <text:p text:style-name="P42">– Это очень чувствительная тема. – сказала она после недолгой заминки. – <text:s/>Постыдная для нас.</text:p>
      <text:p text:style-name="P42">– Какая тема?</text:p>
      <text:p text:style-name="P42">Селестия повернулась, но старалась избегать меня взглядом.</text:p>
      <text:p text:style-name="P42">– Магия.</text:p>
      <text:p text:style-name="P42">– Что?</text:p>
      <text:p text:style-name="P42">–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2">Я посмотрел на аликорницу. Та старательно делала вид, что интересуется состоянием лака на копыте.</text:p>
      <text:p text:style-name="P42">– То есть, вы почувствовали ослабление своих магических способностей, и решили, что миру <text:soft-page-break/>приходит конец?</text:p>
      <text:p text:style-name="P42">–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2">– Ээээ… ммм… А вы пробовали обратиться к врачу? – начал я как можно мягче.</text:p>
      <text:p text:style-name="P42">БАЦ!</text:p>
      <text:p text:style-name="P42">Копыто, которое Селестия только что исследовала внимательнейшим образом, с силой впечаталось в пол, <text:span text:style-name="T73">вмяв его на хорошие полсантиметра</text:span>.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2">– Это бесполезно… Он не верит мне. У меня нет времени его переубедить.</text:p>
      <text:p text:style-name="P42">Потом она обратилась ко мне.</text:p>
      <text:p text:style-name="P42">– <text:s/>Извини. Сорвалась. Мне очень стыдно. Последнее время всё идёт наперекосяк, совсем не так, как мы планировали.</text:p>
      <text:p text:style-name="P42">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2">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2"/>
      <text:p text:style-name="P52">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2">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2">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2">–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2">Я снял её копыто со своего плеча и осторожно поставил на пол.</text:p>
      <text:p text:style-name="P42"><text:span text:style-name="T1">– Зачем? </text:span>– спросил я. – Что это за театр, твоё… Ваше Высочество? Во-первых, я не давал своё согласие на чтение моих мыслей. Во-вторых…</text:p>
      <text:p text:style-name="P42"><text:soft-page-break/>Я присел на корточки, раздвинул гриву и снизу вверх заглянул в морду аликорнице.</text:p>
      <text:p text:style-name="P52">–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2">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2">–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2">Я протянул руку, вытер ей слёзы и погладил по шее.</text:p>
      <text:p text:style-name="P52">– Не плачь. Я не отказываюсь. Хотя, скорее всего, Стар Свирл что-то напутал в заклинании, потому что я человек, а не сверхаликорн.</text:p>
      <text:p text:style-name="P52">–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2">Селестия успокоилась и смущённо потёрлась носом мне о плечо.</text:p>
      <text:p text:style-name="P52">– <text:s/>И я не читала твои мысли. У тебя на лице и так всё написано — ты не умеешь скрывать эмоции.</text:p>
      <text:p text:style-name="P52">Наружная дверь заскрипела, после чего коридор наполнился топотом множества копыт и шумом голосов.</text:p>
      <text:p text:style-name="P42">Аликорница <text:span text:style-name="T1">прислушалась, </text:span>всполошилась и стала носиться по читальному залу с загнанным видом.</text:p>
      <text:p text:style-name="P42">– <text:s/>Кентаврячьи яйца! Они нашли меня!</text:p>
      <text:p text:style-name="P42">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2">– <text:s/>Ты! Чего! Делаешь! Твоё, <text:span text:style-name="T1">блин,</text:span> высочество!!! – <text:s/>я едва уберёг <text:span text:style-name="T1">своё </text:span>естество от острого рога.</text:p>
      <text:p text:style-name="P42">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2">– Помоги! Мне самой не закрыть замок, – <text:s/>обратилась аликорница ко мне, тщётно пытаясь охватить зубами раскрытую защёлку.</text:p>
      <text:p text:style-name="P42"><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2">–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2">– <text:s/>Давай я помогу! – <text:s/>Селестия изогнула шею и стала зубами сжимать защёлку.</text:p>
      <text:p text:style-name="P42">ШЛОП!</text:p>
      <text:p text:style-name="P42">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2">Увидев Селестию, толпа замерла. Та в попытке спрятать меня, раскрыла крылья.</text:p>
      <text:p text:style-name="P52">В наступившей тишине аликорница прошептала мне убито:</text:p>
      <text:p text:style-name="P42">– <text:s/><text:span text:style-name="T1">Что-то мне не хочется оборачиваться.</text:span></text:p>
      <text:p text:style-name="P52">– <text:s/>А придётся. Кстати, крылья можешь опустить. Всё равно видна табуретка и мои ноги.</text:p>
      <text:p text:style-name="P52">Селестия закрыла глаза и медленно обернулась к толпе.</text:p>
      <text:p text:style-name="P42">–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2"><text:soft-page-break/><text:span text:style-name="T1">– Занавес. </text:span>– <text:s/><text:span text:style-name="T1">подытожил я.</text:span></text:p>
      <text:p text:style-name="P42"/>
      <text:h text:style-name="P143" text:outline-level="2"><text:span text:style-name="T15">5. </text:span>Индиго</text:h>
      <text:p text:style-name="P42"/>
      <text:p text:style-name="P42">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2">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2">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2">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2"><text:span text:style-name="T1">– </text:span>А-а-апчхииии! – раздалось прямо у меня под ногами.</text:p>
      <text:p text:style-name="P52">–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2">– Ты кто? – машинально спросил я.</text:p>
      <text:p text:style-name="P52">– Индиго. – ответили глаза.</text:p>
      <text:p text:style-name="P52">Ответ не прояснил ситуацию ни на йоту, так что я продолжил.</text:p>
      <text:p text:style-name="P52">– А чего ты под лавкой делаешь?</text:p>
      <text:p text:style-name="P52">– Прячусь.</text:p>
      <text:p text:style-name="P52">Поняв, что расспросами ничего не добьёшься, я предложил прямо:</text:p>
      <text:p text:style-name="P52">– Может, ты вылезешь? Меня можно не бояться. Я не страшный.</text:p>
      <text:p text:style-name="P52">Под лавкой началась <text:s/>возня и сопение, потом наружу вылез жеребёнок-единорог насыщенного фиолетового цвета.</text:p>
      <text:p text:style-name="P52">– А я тебя вовсе и не боюсь. Вот ещё! Я в прятки играла.</text:p>
      <text:p text:style-name="P52">–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2">– Ничо страшного! – малютка вытерла нос. – Меня всё равно искать некому.</text:p>
      <text:p text:style-name="P52">– Это как? Ты же с кем-то в прятки играешь? – продолжал допытываться я.</text:p>
      <text:p text:style-name="P52">– Сама с собой и играю. – хмуро ответила кобылка. – А тебе чего, дяденька?</text:p>
      <text:p text:style-name="P52">Я понял, что жеребёнок не настроен на беседу. Пожал плечами <text:s/>и повернулся было уходить.</text:p>
      <text:p text:style-name="P52">– Эээ, гм…</text:p>
      <text:p text:style-name="P52">Я повернулся обратно.</text:p>
      <text:p text:style-name="P52">– Что?</text:p>
      <text:p text:style-name="P52">Единорожка ковыряла копытом землю и шмыгала носом, не смотря на меня. Я терпеливо ждал.</text:p>
      <text:p text:style-name="P52"><text:soft-page-break/>– Дяденька, а ты не мог бы спросить принцессу Селестию, куда девалась Шейла Блюскай? А то мне играть не с кем.</text:p>
      <text:p text:style-name="P52">– При случае спрошу. Если встречу.</text:p>
      <text:p text:style-name="P52">– Встретишь, конечно! Скажи ей, что у меня сегодня день рождения, и я очень сильно огорчилась, когда она на него не пришла!</text:p>
      <text:p text:style-name="P52"><text:s/>Такая уверенность кобылки меня заинтриговала. Я пригляделся к жеребёнку повнимательнее. Да нет, вроде, раньше её не встречал.</text:p>
      <text:p text:style-name="P52">– Позволь поинтересоваться, откуда у тебя такая уверенность, что я встречусь с Селестией? Я ей, знаешь ли, свиданий не назначаю.</text:p>
      <text:p text:style-name="P52">– Да ладно-о-о, брось заливать-то! – скептически протянуло юное создание. – Все знают, что вы встречаетесь. Вот и спроси её, пажалста, когда увидишь.</text:p>
      <text:p text:style-name="P52">– Кто это «все»?</text:p>
      <text:p text:style-name="P52">– Ну, прислуга, стража, мой па…</text:p>
      <text:p text:style-name="P52">Ох! Во что же это такое я вляпался, а? За кого они меня, чёрт побери, принимают?</text:p>
      <text:p text:style-name="P52">Я присел на лавочку и наклонился пониже, чтобы наши головы были на одном уровне.</text:p>
      <text:p text:style-name="P52">– А твоего «па» не смущает, что я и Селестия м-м-м… немного разных видов? Точнее, совсем разных?</text:p>
      <text:p text:style-name="P52">– И чо? – без малейшего замешательства спросила кроха.</text:p>
      <text:p text:style-name="P52">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2">–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2">–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2">– <text:s/>Кха-кхе-гррхмм... Э-э-э... м-м-м... ну-у-у...</text:p>
      <text:p text:style-name="P52">У меня в голове произошло короткое замыкание. Слова пропали. Уши начали гореть.</text:p>
      <text:p text:style-name="P52">– <text:s/>Как, ты говоришь, тебя зовут? – в конце-концов выдавил осипшим голосом я, стараясь перевести тему. – Про чей день рождения я должен рассказать?</text:p>
      <text:p text:style-name="P52">–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2">У меня в памяти зажглась лампочка.</text:p>
      <text:p text:style-name="P52">– Постой-постой, не части. Твой отец, случайно, не Хорст Мэдтроттер?</text:p>
      <text:p text:style-name="P52">– Агась. А ты откуда знаешь?</text:p>
      <text:p text:style-name="P52">– Да так, один пони сказал. – я полез за пазуху и достал красную коробочку. – Вот тебе подарок.</text:p>
      <text:p text:style-name="P52">–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2">– Вообще-то, это не мой подарок. Его просил передать один старик, Норф Каррус из каретной мастерской.</text:p>
      <text:p text:style-name="P52"><text:soft-page-break/>– Аааа, я его знаю! Мы с Шейлой ходили к нему играть, пока она не пропала. У Норфа интересно!</text:p>
      <text:p text:style-name="P52">Индиго открыла коробочку. Внутри на подстилке из тырсы лежала крохотная модель кареты в мельчайших подробностях.</text:p>
      <text:p text:style-name="P52">– Ух ты! – благоговейно прошептала Индиго. – Королева Лорен! Я даже управляла ею немножко.</text:p>
      <text:p text:style-name="P52">– Как ею можно управлять, если она не запряжена? Уж не Норф ли таскал её? – усомнился я.</text:p>
      <text:p text:style-name="P52">–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2">Я остался сидеть в полнейшем замешательстве. </text:p>
      <text:p text:style-name="P52"/>
      <text:p text:style-name="P64">***</text:p>
      <text:p text:style-name="P52">&lt;<text:span text:style-name="T51">Depeche Mode - Painkiller</text:span>&gt;</text:p>
      <text:p text:style-name="P67">...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2"/>
      <text:p text:style-name="P52">В дверях библиотеки появился знакомый силуэт.</text:p>
      <text:p text:style-name="P52">– Привет, твоё высочество! Тебя уже выпустили, или опять от докторов смылась?</text:p>
      <text:p text:style-name="P52">Аликорница прошла в комнату и устало уселась рядом со мной.</text:p>
      <text:p text:style-name="P52">–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2">Я с подозрением посмотрел на Селестию. Где-то я уже видел эту улыбочку на хитрой роже.</text:p>
      <text:p text:style-name="P52">–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2">– Вот ещё! – возмущению Селестии не было предела. Аликорница встала и демонстративно повернулась ко мне задом.</text:p>
      <text:p text:style-name="P52">–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2">Я подёргал замок на накрупнике. Таки не врёт.</text:p>
      <text:p text:style-name="P52">– Убедился? Вообще-то, такое недоверие меня оскорбляет. Ни один пони так бы себя не вёл со мной. – Селестия улеглась возле кресла и надулась.</text:p>
      <text:p text:style-name="P52">– Разумеется, твои подданные вели бы себя с большим пиететом. Но я же не твой подданный, твоё высочество!</text:p>
      <text:p text:style-name="P52">Аликорница вскинула копыто к виску.</text:p>
      <text:p text:style-name="P52">–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2">– Окей, как хочешь. Никаких больше высочеств.</text:p>
      <text:p text:style-name="P52"><text:soft-page-break/>–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9">расписать сложности общения и мороку с этикетом</text:span>&gt;</text:p>
      <text:p text:style-name="P52">Селестия сморщила нос в улыбке и спросила, прикрывшись крылом:</text:p>
      <text:p text:style-name="P52">– К слову, а что говорят мои подданные про нас? Что означает «чёрте-что»?</text:p>
      <text:p text:style-name="P52">Я вспомнил разговор с Индиго и почувствовал, как снова начинают гореть уши.</text:p>
      <text:p text:style-name="P52">– Чёрте-что — это значит «ерунда». Большая ерунда.</text:p>
      <text:p text:style-name="P52">– Оу, как интересно! – Селестия приблизила ко мне морду и повернула уши. – Расскажи-ка поподробнее. Я вся во внимании.</text:p>
      <text:p text:style-name="P52">–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2">Аликорница, широко раскрыв глаза, медленно тянула ко мне морду. Наконец, когда наши носы почти соприкоснулись, она не выдержала.</text:p>
      <text:p text:style-name="P52">– А-ха-ха-ха-ха-ха-ха!!! О-у-у-у-у-у-ха-ха-ха! И-и-и-и-ха-ха-ха! – Селестия перевернулась на спину и дёргала от смеха копытами.</text:p>
      <text:p text:style-name="P52">– <text:s/>Очень смешно! Ей говорят, что она подозревается в сексуальных извращениях, а она регочет! Мне-то пофиг, а тебе ещё править придётся!</text:p>
      <text:p text:style-name="P52">– <text:s/>И-и-изви-ни, Макс, не-мо-гу-у-у-у… Ох! Давненько я так не смеялась! Лет двести — так точно!</text:p>
      <text:p text:style-name="P52">Я потянул её за копыто и перевернул обратно на живот.</text:p>
      <text:p text:style-name="P52">– Что смешного-то?</text:p>
      <text:p text:style-name="P52">Аликорница вытерла крылом выступившие слёзы и объяснила:</text:p>
      <text:p text:style-name="P52">–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2">– Ты не видишь ничего странного в межвидовых спариваниях? – охренел я. – Куда я, блин, попал???</text:p>
      <text:p text:style-name="P52">Селестия развернула моё кресло к себе и задумчиво посмотрела мне в глаза.</text:p>
      <text:p text:style-name="P52">– Очевидно, мне стоит рассказать тебе, Макс, откуда произошли пегасы и единороги.</text:p>
      <text:p text:style-name="P52">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2">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2">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2">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2"><text:soft-page-break/>– А как выглядят сами истинные единороги? – спросил я.</text:p>
      <text:p text:style-name="P52">–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Они практически полностью смешались с народом пони.</text:p>
      <text:p text:style-name="P52">– Ха! – ответил я. – В моём мире они также известны. Правда, как несуществующий, сказочный вид.</text:p>
      <text:p text:style-name="P52">–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2">– Ишь ты! А что было дальше?</text:p>
      <text:p text:style-name="P52">–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2">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2"/>
      <text:p text:style-name="P52">Селестия встала, потянувшись по-кошачьи, и направилась к выходу. У двери она обернулась ко мне.</text:p>
      <text:p text:style-name="P52">– Сто лет не гуляла по парку. Составишь мне компанию?</text:p>
      <text:p text:style-name="P52">Я поднялся с кресла, гадая, шутила Селестия про сто лет, или нет?</text:p>
      <text:p text:style-name="P52">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2">–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2">–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2">Селестия грустно засмеялась своим мыслям.</text:p>
      <text:p text:style-name="P52">–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2">– А о чём ты грустила?</text:p>
      <text:p text:style-name="P52">–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2">– Но ты не выглядишь сумасшедшей.</text:p>
      <text:p text:style-name="P52">–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2"><text:soft-page-break/>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52">– Постой, а как же Луна? Мне показалось, она питала тёплые чувства к Кимеринну?</text:p>
      <text:p text:style-name="P52">Селестия задумалась, автоматически ковыряя копытом ямку под валуном.</text:p>
      <text:p text:style-name="P52">–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2">– А Дискорд? Ты говорила, он от древности вообще сбрендил. Тем-не-менее, он определённо «подъезжал» к Луне тогда, в развалинах.</text:p>
      <text:p text:style-name="P52">–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2">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2">–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2">Селестия рассмеялась.</text:p>
      <text:p text:style-name="P52">–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2">Селестия вскочила с места.</text:p>
      <text:p text:style-name="P52">– АЙ-Я-Я-Я-Я-Й!</text:p>
      <text:p text:style-name="P52">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2">– Раньше тут не было муравейника!!! – Селестия с мольбой взглянула на меня. – Мааакс!! Помоги! Они кусаются! Я <text:s/>сейчас свихнусь почище Дискорда!</text:p>
      <text:p text:style-name="P52">Аликорница подпрыгнула и, взбрыкнув, начала кружиться в обратную сторону.</text:p>
      <text:p text:style-name="P52">– Вот нечего землю ковырять там, где не надо! Стой!!! – я схватил её за хвост, останавливая. Затем осторожно завёл руку под накрупник.</text:p>
      <text:p text:style-name="P52">…</text:p>
      <text:p text:style-name="P52">–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2">– Да ладно! Мне это ничего не стоило.</text:p>
      <text:p text:style-name="P52">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text:soft-page-break/>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2">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2">– Эммм... Селестия?</text:p>
      <text:p text:style-name="P52">– Дааа? – ответила аликорница, не повернув головы. В её тоне слышались смешливые нотки.</text:p>
      <text:p text:style-name="P52">Я вытащил руку из-под накрупника.</text:p>
      <text:p text:style-name="P52">– Всё в порядке?</text:p>
      <text:p text:style-name="P52">Селестия повернула голову, и я ясно увидел широкую улыбку и фирменный ехидный прищур из-под чёлки.</text:p>
      <text:p text:style-name="P52">– А почему ты спрашиваешь? Ты разобрался с муравьями?</text:p>
      <text:p text:style-name="P52">– Вроде да. Хотя, по-моему, дело уже не в муравьях.</text:p>
      <text:p text:style-name="P52">– По-моему, тоже. – рассмеялась аликорница. – Продолжай...</text:p>
      <text:p text:style-name="P52"/>
      <text:h text:style-name="P142" text:outline-level="2">6. Стыд</text:h>
      <text:p text:style-name="P52"/>
      <text:p text:style-name="P67">~~~ Завтра на семь в библиотеке ~~~</text:p>
      <text:p text:style-name="P67"/>
      <text:p text:style-name="P52">– Смелей-смелей-смелей-смелей!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2">Норф носился по мастерской, окрылённый новообретённым учеником.</text:p>
      <text:p text:style-name="P52">–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2">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2"><text:soft-page-break/>–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2">Я посмотрел на часы. До семи оставалось двадцать минут — как раз, чтоб успеть дойти до библиотеки. Я намеренно уронил на пол тяжёлый рашпиль.</text:p>
      <text:p text:style-name="P52">– На сегодня довольно. Я ж вижу, ты торопишься. – заметил Норф, просыпаясь.</text:p>
      <text:p text:style-name="P52">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2">Я закрыл саквояж и сунул его в рюкзак.</text:p>
      <text:p text:style-name="P52">– Завтра будешь? – спросил Норф. – Надо бы закончить заказ из <text:s/>Троттингема.</text:p>
      <text:p text:style-name="P52">– В это же время. – подтвердил я.</text:p>
      <text:p text:style-name="P52"/>
      <text:p text:style-name="P64">***</text:p>
      <text:p text:style-name="P52"/>
      <text:p text:style-name="P52">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2">– Здрасьте!</text:p>
      <text:p text:style-name="P52">Аликорница не ответила, всматриваясь в глобус.</text:p>
      <text:p text:style-name="P52">– Привет, говорю! – я подошёл вплотную и легонько сжал ей холку.</text:p>
      <text:p text:style-name="P52">– А, это ты, Макс? Привет. – аликорница, наконец, оторвалась от разноцветной сферы. – Как осваиваешься?</text:p>
      <text:p text:style-name="P52">– Нормально осваиваюсь. Работу себе нашёл. К <text:s/>Норфолку Каррусу в ученики записался.</text:p>
      <text:p text:style-name="P52">–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2">–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2">– Да, уже пять дней. Так здорово снова чувствовать свои мышцы! Корсет был ужасен.</text:p>
      <text:p text:style-name="P52">Аликорница прошлась передо мной с раскрытыми крыльями, демонстрируя восстановленную работоспособность.</text:p>
      <text:p text:style-name="P52">– Ну что же, и я рад за тебя. – я отвернулся, присел на край стола и стал изучать потолок. – Зачем вызывала?</text:p>
      <text:p text:style-name="P52">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text:soft-page-break/>пространство.</text:p>
      <text:p text:style-name="P52">– Ты сердишься?</text:p>
      <text:p text:style-name="P52">Её ресницы щекотали мне щёку. Я отодвинул её морду от лица и сказал скучающим тоном:</text:p>
      <text:p text:style-name="P52">– Та не, с чего бы? За что мне на тебя сердиться?</text:p>
      <text:p text:style-name="P52">– Но ты ведёшь себя как чужой. Как будто мы незнакомы! Ещё чуть-чуть, и станешь называть меня на «Вы» и «Ваше Высочество».</text:p>
      <text:p text:style-name="P52">Меня прорвало.</text:p>
      <text:p text:style-name="P52">–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2">Я вытащил из заднего кармана брюк смятую записку с королевскими вензелями и бросил её под ноги Селестии.</text:p>
      <text:p text:style-name="P52">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2">Наконец Селестия развернулась и глубоко выдохнула.</text:p>
      <text:p text:style-name="P52">–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2">Я подошёл к аликорнице и прикоснулся к её шее.</text:p>
      <text:p text:style-name="P52">– Всё в порядке. Я тебя понимаю — и ценю твоё признание. Сам бы ещё и не так себя повёл на твоём месте.</text:p>
      <text:p text:style-name="P52">– Да? А как бы ты себя повёл? – заинтересовалась Селестия.</text:p>
      <text:p text:style-name="P52">Я вспомнил свои неудачные попытки завязать личную жизнь с девушками. Конечно, те были далеки от совершенства. Но так ли безгрешен был я сам?</text:p>
      <text:p text:style-name="P52">– Я бы не извинился. Огрызался бы и считал себя правым до последнего. Ещё и послал бы подальше.</text:p>
      <text:p text:style-name="P52">Аликорница насмешливо покачала головой.</text:p>
      <text:p text:style-name="P52">–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2">Я снова присел на столик, теперь уже лицом к аликорнице.</text:p>
      <text:p text:style-name="P52">– Так что случилось? Куда ты пропадала? Рассказывай.</text:p>
      <text:p text:style-name="P52">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2">– Что ты видишь? – спросила она напряжённо.</text:p>
      <text:p text:style-name="P52">–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2">–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text:soft-page-break/>сне.</text:p>
      <text:p text:style-name="P52">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2">– Ты не ошиблась? Нет тут никакого города.</text:p>
      <text:p text:style-name="P52">– Сейчас нет. Раньше был. – еле слышно прошептала аликорница.</text:p>
      <text:p text:style-name="P52">– Чего ты так волнуешься? Может, на более подробной карте есть? Я бы на точность глобуса не слишком полагался.</text:p>
      <text:p text:style-name="P52">–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2">– Так, может, его и не было? – заметил я цинично.</text:p>
      <text:p text:style-name="P52">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2">–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2">– А как ты сама помнишь о том заклинании, если оно стёрто из бытия? – резонно подметил я.</text:p>
      <text:p text:style-name="P52">– У меня есть защита памяти. Я поставила её, когда сражалась с Иггусом… Правда, защита еле действует, так как прошло очень много времени.</text:p>
      <text:p text:style-name="P52">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2">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2">Аликорница потёрла висок и растерянно посмотрела на меня.</text:p>
      <text:p text:style-name="P52">–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2">Я обнял аликорницу, успокаивая.</text:p>
      <text:p text:style-name="P52">– Не волнуйся, принцесса. Ты делаешь всё, что от тебя зависит. Не твоя вина, если это происходит.</text:p>
      <text:p text:style-name="P52">Селестия рассеянно мотнула головой, не соглашаясь со мной.</text:p>
      <text:p text:style-name="P52">–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2">Она проследовала к выходу, кивком головы приглашая меня следовать за ней.</text:p>
      <text:p text:style-name="P52"><text:soft-page-break/>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2">–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2">– Да так, ни о чём. – покраснел я, вернувшись на дорожку.</text:p>
      <text:p text:style-name="P52">Селестия всмотрелась в меня внимательно и всё поняла.</text:p>
      <text:p text:style-name="P52">– <text:s/>Нам не туда. Не сейчас. Я хочу показать тебе Эквестрию. – тихо сказала она.</text:p>
      <text:p text:style-name="P52">&lt;<text:span text:style-name="T52">Pet Shop Boys — A Man Could Get Arrested</text:span>&gt;</text:p>
      <text:p text:style-name="P52">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2"><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2">Она ещё сочувствует! Я старался не смотреть в её сторону, отводя глаза. Так мы дошли до городской стены.</text:p>
      <text:p text:style-name="P52">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2">Взобравшись на галерею по винтовой лестнице крохотной сторожевой башенки, мы остановились у зубца.</text:p>
      <text:p text:style-name="P52">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2">– Что ты чувствуешь? – спросила аликорница.</text:p>
      <text:p text:style-name="P52">– У меня нет слов. Ничего прекраснее я в жизни не видел! – только и смог выговорить я.</text:p>
      <text:p text:style-name="P52">Селестия склонила голову, соглашаясь.</text:p>
      <text:p text:style-name="P52">–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2"><text:soft-page-break/>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2">– Прошлогодний выпуск. – заметила Селестия. – Отличная работа, хотя жеребячливости хватает. Что неудивительно, учитывая их возраст.</text:p>
      <text:p text:style-name="P52">–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9"> </text:span>И вообще, зачем вам учиться летать, если вы и так это умеете с рождения?</text:p>
      <text:p text:style-name="P52">–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2">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2">– Проблемы? Что за проблемы? Извини, я таки прослушал.</text:p>
      <text:p text:style-name="P52">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2">– Когда твоя жизнь длится тысячи лет, начинаешь тонко чувствовать гармонию мира. – начала она.</text:p>
      <text:p text:style-name="P52"/>
      <text:h text:style-name="Heading_20_2" text:outline-level="2"><text:span text:style-name="T1">7</text:span>. Нелетающие пегасы</text:h>
      <text:p text:style-name="P52"/>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40">—</text:span> осень, за осенью <text:span text:style-name="T40">—</text:span> зима. <text:s/>Если пошёл дождь, должно быть мокро, если выпал снег <text:span text:style-name="T40">—</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5">–</text:span> Постой, постой, <text:span text:style-name="T15">–</text:span> я попыталась удержать ускользающую тень сомнения. <text:span text:style-name="T15">–</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5">–</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oft-page-break/><text:span text:style-name="T15">–</text:span> По состоянию здоровья? <text:span text:style-name="T15">–</text:span> переспросила я, не спуская с него взгяд.</text:p>
      <text:p text:style-name="P1"><text:span text:style-name="T15">–</text:span> Да, Ваше Высочество, <text:span text:style-name="T15">–</text:span> гонец потупил взгляд, глаза его забегали, <text:span text:style-name="T15">–</text:span> по состоянию здоровья.</text:p>
      <text:p text:style-name="P40">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15">–</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5">–</text:span> Эммм… Они… м-м-м… не больны… в некотором смысле… <text:span text:style-name="T15">–</text:span> гонец изо всех сил ковырял копытом <text:s/>литку, пряча взгляд. <text:span text:style-name="T15">–</text:span> Они… мнэээ… сами… в некотором роде… кхм. Нервный срыв. Переутомление и бессонница… Кхм.</text:p>
      <text:p text:style-name="P1"><text:span text:style-name="T15">–</text:span> Сами <text:span text:style-name="T15">—</text:span> что? <text:span text:style-name="T15">–</text:span> Я постепенно начала понимать причину смущения гонца.</text:p>
      <text:p text:style-name="P1"><text:span text:style-name="T15">–</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15">—</text:span> в возможности летать. И добровольно отказаться от полётов для него <text:span text:style-name="T1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5">–</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4">***</text:p>
      <text:p text:style-name="P14">Семь жеребят-подростков стояли передо мною с отсутствующим видом.</text:p>
      <text:p text:style-name="P14">– Представьтесь перед вашей принцессой! – шикнул на них сопровождающий стражник.</text:p>
      <text:p text:style-name="P14">Жеребята встрепенулись.</text:p>
      <text:p text:style-name="P1"><text:span text:style-name="T15">– </text:span>Добрый день, Ваше Высочество! <text:span text:style-name="T15">–</text:span> склонились они в поклоне. После некоторого перешёптывания, они всё же назвались по очереди.</text:p>
      <text:p text:style-name="P1"><text:span text:style-name="T15">–</text:span> А где восьмой? <text:span text:style-name="T15">–</text:span> удивилась я. <text:span text:style-name="T15">–</text:span> Мне сказали, вас было восемь. Восемь отказавшихся летать.</text:p>
      <text:p text:style-name="P1"><text:span text:style-name="T15">–</text:span> Да, Ваше Высочество, п-принцесса Селестия, <text:span text:style-name="T15">–</text:span> старший из них запинался от волнения. <text:span text:style-name="T15">–</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5">–</text:span> Успокойтесь, <text:span text:style-name="T1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text:soft-page-break/>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5">–</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7">старший. </text:span><text:span text:style-name="T2">–</text:span><text:span text:style-name="T47">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40">— о</text:span>н искренне в это верили.</text:p>
      <text:p text:style-name="P1"><text:span text:style-name="T1">–</text:span> Кто рассказал вам это? Эту… глупость?</text:p>
      <text:p text:style-name="P6">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6">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6">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text:soft-page-break/>отдала приказ.</text:p>
      <text:p text:style-name="P6">Луна прибыла через пятнадцать минут.</text:p>
      <text:p text:style-name="P6">–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6">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6">– Извини, Луна, дело срочное.</text:p>
      <text:p text:style-name="P6">– Надеюсь, оно стоит моих прерванных грёз об Ночной Эквестрии!</text:p>
      <text:p text:style-name="P6">– Об Ночной Эквестрии?? Брось, сестра, я знаю, о чём ты грезишь! Уж точно среди моих стражников нет никого с таким именем.</text:p>
      <text:p text:style-name="P6">– Да как ты смеешь?!!</text:p>
      <text:p text:style-name="P6">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6">– Это… Твои??? И ты скрывала от меня всё это время??? Но кто??? Кто их отец? КТО ЭТОТ…</text:p>
      <text:p text:style-name="P6">Мне пришлось заткнуть Луне рот, чтобы не разбудить жеребят.</text:p>
      <text:p text:style-name="P6">– Тсссс! Неужели ты думаешь, что по плодовитости я могу дать фору Кризалис? Нет, это не мои жеребята. Успокойся и взгляни на их сны.</text:p>
      <text:p text:style-name="P6">Луна умолкла и сосредоточилась. Постепенно на её морде гнев сменился недоверием, а потом и ужасом.</text:p>
      <text:p text:style-name="P6">– Сто рогов мне в круп! ЧТО ЭТО ЗА…</text:p>
      <text:p text:style-name="P6">От волнения Луна вспомнила армейские ругательства. Мне снова пришлось заткнуть ей рот. </text:p>
      <text:p text:style-name="P6">– Из-за этого кошмара они отказались сдавать лётный экзамен и рискуют стать отвержеными. Ну, ты же знаешь пегасов...</text:p>
      <text:p text:style-name="P6">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6">–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6">Я никогда не умела так пропускать сквозь себя сырую магию, как моя младшая сестрёнка <text:span text:style-name="T15">— и втайне немного завидовала этому</text:span>. Если бы сестра со своими способностями к магии умела обуздывать свои эмоции <text:span text:style-name="T15">— </text:span>мне не пришлось бы терзаться раздумьями и готовить себе преемника.</text:p>
      <text:p text:style-name="P6">Наконец Луна опустилась на пол, выходя из транса. Магическая аура исчезла и она обессиленно бухнулась на колени.</text:p>
      <text:p text:style-name="P6">– Проклятье! К такому я не была готова!</text:p>
      <text:p text:style-name="P6">Луна подняла голову, я с ужасом обнаружила, что вместо моей любимой и единственной сестры на меня змеиными глазами смотрит Найтмэр Мун.</text:p>
      <text:p text:style-name="P6">– Что? Что ты видела,? Что с тобой произошло, сестра?</text:p>
      <text:p text:style-name="P6"><text:soft-page-break/>Я не верила своим глазам. Страхи прошлого вернулись ко мне с новой силой.</text:p>
      <text:p text:style-name="P6">– Тия, эта гадость пришла не из нашего мира. В их снах я видела...</text:p>
      <text:p text:style-name="P6">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2">–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2">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52">Ну что же, основное искусство правления <text:span text:style-name="T15">— умение делегировать полномочия. Вечером того же дня я села за письменный стол.</text:span></text:p>
      <text:p text:style-name="P42">“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52"/>
      <text:p text:style-name="P64">***</text:p>
      <text:p text:style-name="P52"/>
      <text:p text:style-name="P137">– Так ты поручила Твайлайт Спаркл расследование необычных снов жеребят?</text:p>
      <text:p text:style-name="P137">– Да, их и других <text:span text:style-name="T74">подобных</text:span>, начавшихся у многих пони. Мы назвали подобные сны «потусторонними» <text:span text:style-name="T15">— пришедшими “с той стороны”. Кроме того, в</text:span>скоре Твайлат Спаркл пришлось объединить это <text:span text:style-name="T74">расследование с другим. По всей Эквестрии начали исчезать пони во сне.</text:span><text:span text:style-name="T15"> Они засыпа</text:span><text:span text:style-name="T22">ют</text:span><text:span text:style-name="T15">, а на утро находят лишь примятую простыню в постели.</text:span></text:p>
      <text:p text:style-name="P52">– А что стало с жеребятами? – спросил я. – Они перестали бояться экзаменов?</text:p>
      <text:p text:style-name="P52">–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2">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2">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2">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2">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2">Описав круг, Селестия перелетела через стену и приземлилась в парке. Я скатился на траву, пытаясь <text:soft-page-break/>вдохнуть.</text:p>
      <text:p text:style-name="P52">– Что... Это... Было?</text:p>
      <text:p text:style-name="P52">Селестия осторожно, но настойчиво повалила меня на траву и принялась ощупывать рёбра.</text:p>
      <text:p text:style-name="P52">– Так больно? А так?</text:p>
      <text:p text:style-name="P52">–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2">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2">–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2">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2">– Не могу поверить. В Кантерлоте никогда не было землетрясений. Это неестественно. – пробормотала аликорница растерянно. – Слишком быстро.</text:p>
      <text:p text:style-name="P52">– Что <text:span text:style-name="T15">— </text:span>быстро? – не выдержал я.</text:p>
      <text:p text:style-name="P52">–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2">– Нет проблем, Селестия. Я всё понимаю.</text:p>
      <text:p text:style-name="P52">Аликорница приготовилась было взлетать, но в последний момент, приняв какое-то решение, остановилась.</text:p>
      <text:p text:style-name="P52">– Макс?</text:p>
      <text:p text:style-name="P52">– Да?</text:p>
      <text:p text:style-name="P52">– Мы уже достаточно неплохо знаем друг друга. Могу сказать, что ты меня знаешь лучше, чем кто-либо ещё во дворце, за исключением Луны.</text:p>
      <text:p text:style-name="P52">– Да?</text:p>
      <text:p text:style-name="P52">– Да. Зови меня Тия. Если хочешь.</text:p>
      <text:p text:style-name="P52">– Хорошо. До встречи, Тия.</text:p>
      <text:p text:style-name="P52">– До встречи, Макс.</text:p>
      <text:p text:style-name="P52"/>
      <text:h text:style-name="Heading_20_2" text:outline-level="2"><text:span text:style-name="T1">8</text:span>. <text:span text:style-name="T15">40-6</text:span></text:h>
      <text:p text:style-name="P75">Mark Knopfler — Hill Farmers Blues — или на следующую главу (прощание)</text:p>
      <text:p text:style-name="P52"/>
      <text:p text:style-name="P67">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9">Истончения </text:span>(быть может, к счастью). Всё, что я могу <text:span text:style-name="T15">— оставить тебе напутствие.</text:span></text:p>
      <text:p text:style-name="P67"><text:span text:style-name="T15">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text:span><text:soft-page-break/><text:span text:style-name="T15">говорить, а даже </text:span>и <text:span text:style-name="T15">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7"><text:span text:style-name="T15">Тебе может не нравиться этот мир. Тебе могут не нравиться пони. Ты можешь быть удивлён и обижен </text:span>их <text:span text:style-name="T15">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7">Будь снисходителен. Будь терпелив, добр и, по возможности, мудр <text:span text:style-name="T15">— </text:span>и ты увидишь, как мир меняется к лучшему. Он очень молод и гибок. Он горит желанием изменяться. Но в этом его слабость <text:span text:style-name="T15">— </text:span>он может меняться и в плохую сторону. От тебя зависит, в какую.</text:p>
      <text:p text:style-name="P67">Эх, хотел бы я поменяться с тобой местами <text:span text:style-name="T15">—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7">Удачи!</text:p>
      <text:p text:style-name="P42">…</text:p>
      <text:p text:style-name="P42"/>
      <text:p text:style-name="P52">Тоже мне, философ выискался, Диоген копытный! Вот не люблю, когда всякие "гуру" с глубокомысленным видом порют чушь. Эквестрия <text:span text:style-name="T18">—</text:span> отличная страна, пони <text:span text:style-name="T18">— </text:span><text:span text:style-name="T15">прекрасные создания, порядки тут отличные! Чисто, культурно, вежливо. Дворецкий </text:span><text:span text:style-name="T18">—</text:span><text:span text:style-name="T15">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5">– </text:span>Её Высочество Принцесса Селестия хочет видеть вас, человек Макс.</text:p>
      <text:p text:style-name="P1">Я захлопнул трактат<text:span text:style-name="T15">.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5">–</text:span> Уже иду. Где я могу её найти?</text:p>
      <text:p text:style-name="P1"><text:span text:style-name="T15">–</text:span> Я проведу вас, человек Макс. <text:span text:style-name="T15">–</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3"> </text:span><text:span text:style-name="T44">— вся архитектура явно </text:span><text:span text:style-name="T40">была </text:span><text:span text:style-name="T44">заточена под крылатых. Таких, для которых приземлиться на балкон в тронном зале или уйти через портик на крыше</text:span><text:span text:style-name="T53"> </text:span><text:span text:style-name="T44">— обычное дело. </text:span><text:span text:style-name="T53">Хорошо, что ежедневные посещения каретной мастерской подняли мой тонус, изрядно посаженный сидячим образом жизни.</text:span></text:p>
      <text:p text:style-name="P1"><text:span text:style-name="T53">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5">–</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text:soft-page-break/>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4">—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40">Каменный пол комнаты был покрыт розовым ковром с длиннейшим ворсом.</text:span><text:span text:style-name="T44"> </text:span><text:span text:style-name="T40">Его центр занимал высокий </text:span><text:span text:style-name="T44">кругл</text:span><text:span text:style-name="T40">ый</text:span><text:span text:style-name="T44"> </text:span><text:span text:style-name="T40">футон</text:span><text:span text:style-name="T44"> </text:span><text:span text:style-name="T40">с</text:span><text:span text:style-name="T44"> велик</text:span><text:span text:style-name="T40">им</text:span><text:span text:style-name="T44"> множество</text:span><text:span text:style-name="T40">м</text:span><text:span text:style-name="T44">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2">– Рада тебя видеть, Макс. – знакомый силуэт на балконе повернулся в мою сторону. Гардины раздвинулись и Селестия вошла в комнату.</text:p>
      <text:p text:style-name="P42">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29">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2">Аликорница смотрела на меня из под чёлки с фирменной саркастической улыбочкой.</text:p>
      <text:p text:style-name="P42">– <text:span text:style-name="T1">Такое впечатление, что ты увидел не меня, а василиска! Отомри!</text:span></text:p>
      <text:p text:style-name="P52">Я выдохнул.</text:p>
      <text:p text:style-name="P42">– <text:span text:style-name="T1">Как ты это делаешь? Я видел тебя и раньше, но ты никогда не была такой... Такой...</text:span></text:p>
      <text:p text:style-name="P42">–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2">–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2">Селестия тихо рассмеялась.</text:p>
      <text:p text:style-name="P42">– <text:span text:style-name="T1">Могу же я расслабиться хотя бы раз в сто лет? Я тоже живое существо, что бы там ни говорили подпольщики.</text:span></text:p>
      <text:p text:style-name="P52">Она кивком указала мне на тапочки в углу рядом с накопытниками. Я переобулся и вошёл в комнату.</text:p>
      <text:p text:style-name="P42">– <text:span text:style-name="T1">О каких подпольщиках ты говоришь? В Эквестрии зреет революция?</text:span></text:p>
      <text:p text:style-name="P42">Селестия подошла к фонтанчику и начала набирать воду в серебряный чайник.</text:p>
      <text:p text:style-name="P42">–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2"><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2">Аликорница смутилась.</text:p>
      <text:p text:style-name="P52">–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Орбита планеты <text:soft-page-break/>нестабильна, без корректировок Эквус в большинстве мест был бы непригоден для жизни. Для этих же целей, кстати, необходимо и управление погодой <text:span text:style-name="T15">— корректировка орбиты слишком груба для поддержания благоприятных условий</text:span>.</text:p>
      <text:p text:style-name="P42"><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Эквуса требуется огромное количество сил. Потому они не слишком далеки от истины.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text:span>сбежали бы, наступи она на самом деле. Но как им это втолковать? Они как большие дети. Ну, пусть играют, если им это нравится.</text:p>
      <text:p text:style-name="P42">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2"><text:span text:style-name="T1">–</text:span> Спасибо, Селестия. Пожалуй, буду “кантерлотский королевский”.</text:p>
      <text:p text:style-name="P52">Аликорница искоса зыркнула на меня, недовольно сморщив нос.</text:p>
      <text:p text:style-name="P42"><text:span text:style-name="T1">–</text:span> Мы же договорились! Тия! Не хватало мне ещё слышать официоз у себя дома. Его в моей жизни и так хватает.</text:p>
      <text:p text:style-name="P42">Она открыла шкафчик и, потянув зубами золотой шнурок, вытащила чёрный с золотом пакетик.</text:p>
      <text:p text:style-name="P42"><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2">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2"><text:span text:style-name="T1">–</text:span> Не стой столбом, Макс! Об тебя можно взгляд поцарапать!</text:p>
      <text:p text:style-name="P42">Я присел на краешек. Она немного придвинулась ко мне и смешливо сощурилась.</text:p>
      <text:p text:style-name="P42"><text:span text:style-name="T1">–</text:span> Ты не против, если мы продолжим знакомство? Я хотела пригласить тебя на чай ещё вчера, но землетрясение…</text:p>
      <text:p text:style-name="P42">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2"><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2">Тия виновато сморщила нос.</text:p>
      <text:p text:style-name="P42"><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2"><text:soft-page-break/>Я молчал, раздумывая, чтобы такое остроумное ляпнуть в ответ, когда аликорница шутливо ткнула меня копытом в плечо. </text:p>
      <text:p text:style-name="P42"><text:span text:style-name="T1">–</text:span> Ну же, Макс, ты как деревянный! Расслабься! Можно подумать, тебя никогда раньше не приглашали на свидания!</text:p>
      <text:p text:style-name="P42">От неожиданности я повалился на ложе.</text:p>
      <text:p text:style-name="P42"><text:span text:style-name="T1">–</text:span> Эй, полегче! Ты пихаешься, как бульдозер!</text:p>
      <text:p text:style-name="P42"><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2">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2"><text:span text:style-name="T1">–</text:span> Ты чего??? <text:span text:style-name="T1">–</text:span> я непонимающе уставился на аликорницу.</text:p>
      <text:p text:style-name="P42"><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17">Мне печалиться не стоит</text:p><text:p text:style-name="P117">Жизнь прекрасна и ярка</text:p><text:p text:style-name="P117">Телом молода, душою —</text:p><text:p text:style-name="P117">Как дракон морской мудра</text:p><text:p text:style-name="P117"/><text:p text:style-name="P117">Я видала взлёт империй,</text:p><text:p text:style-name="P117">Я жила среди легенд,</text:p><text:p text:style-name="P117">Древней магии мистерий</text:p><text:p text:style-name="P117">Я прилежнейший студент</text:p><text:p text:style-name="P117"/><text:p text:style-name="P117">Обожаема народом,</text:p><text:p text:style-name="P117">Уважаема врагом,</text:p><text:p text:style-name="P117">Но друзей моих немного,</text:p><text:p text:style-name="P117">Но жжёт душу холодом</text:p><text:p text:style-name="P117"/><text:p text:style-name="P117">Одинока и печальна,</text:p><text:p text:style-name="P117">Недоступна и строга,</text:p><text:p text:style-name="P117">Потеряла изначальный</text:p><text:p text:style-name="P117">Смысл жизни навсегда</text:p><text:p text:style-name="P117"/><text:p text:style-name="P117">Жизнь моя теперь публична,</text:p><text:p text:style-name="P117">Жизнь моя теперь для всех,</text:p><text:p text:style-name="P117">В этом — горе, в этом — счастье,</text:p><text:p text:style-name="P117">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2">–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2">Аликорница поводила носом над чашками и заметила:</text:p>
      <text:p text:style-name="P42">–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2">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2">Я трогал пальцем ноги воду, сидя на бортике бассейна, когда дверь открылась и внутрь сунулся нос аликорницы.</text:p>
      <text:p text:style-name="P42">– Тебе в чай класть мёд или сахар? – спросила она, невинно наблюдая за моими тщётными <text:soft-page-break/>попытками прикрыться.</text:p>
      <text:p text:style-name="P42">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2">– Ты бы предупреждала, прежде чем войти, что ли? – просипел я. </text:p>
      <text:p text:style-name="P42"><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2">– Мёд. Или сахар. На твоё усмотрение.</text:p>
      <text:p text:style-name="P42">– Как скажешь. – нос Тии скрылся за дверью.</text:p>
      <text:p text:style-name="P42">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2">– О, ты уже?</text:p>
      <text:p text:style-name="P42">Аликорница поставила на поднос чашки и плетёнку с бубликами и подошла с ним к тюфяку.</text:p>
      <text:p text:style-name="P42">– А почему ты опустила жалюзи на окне в ванной? Оттуда такой прекрасный вид!</text:p>
      <text:p text:style-name="P42">–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42">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2">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2">–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2">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2">Я повернулся к Тие. Мне пришлось осторожно напрягать мускулы шеи, чтобы они случайно не отвернули голову нафиг.</text:p>
      <text:p text:style-name="P42">– Это просто бомба! Я чувствую себя богом! Кажется, я понял секрет вашей силы и долголетия: вы пьёте эту траву каждый день.</text:p>
      <text:p text:style-name="P42">Аликорница громко и заразительно рассмеялась. Я присоединился к ней. <text:span text:style-name="T1">По телу прошлась волна лёгкого покалывания.</text:span><text:span text:style-name="T30">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2">Копыто легло мне на плечо и мягко повалило на постель. Тия легла рядом и тепло дунула мне в ухо.</text:p>
      <text:p text:style-name="P42">– <text:span text:style-name="T1">Ты готов познакомиться поближе? Совсем близко?</text:span></text:p>
      <text:p text:style-name="P42">–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2"><text:soft-page-break/>Тия фыркнула.</text:p>
      <text:p text:style-name="P52">–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5">У нас до утра — если сестрица ничего не напутает — девять часов. И все они — наши.</text:span></text:p>
      <text:p text:style-name="P52">Её ресницы щекотали мне щеку. Я повернулся к ней и буквально растворился в ласковом взгляде огромных фиалковых глаз.</text:p>
      <text:p text:style-name="P52">– Ты предлагаешь мне заняться сексом? С тобой? Но... как?</text:p>
      <text:p text:style-name="P42"><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2">Тия подняла голову.</text:p>
      <text:p text:style-name="P52">–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слабой рядом с сильным!</text:p>
      <text:p text:style-name="P52">Сандалии сползли с её ног, один за другим. Она призывно отвернула хвост в сторону и опустила голову на ложе, закрыв глаза. Я почувствовал запах мокрой резины. Чувство томления в низу живота стало невыносимым, мне было жарко и тесно в штанах.</text:p>
      <text:p text:style-name="P52">Как во сне я разделся и зашёл к ней сзади. "Это неправильно!» – пискнули во мне остатки ханжества и замолкли, раздавленные желанием.</text:p>
      <text:p text:style-name="P52">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2">Через некоторое время Тия осторожно высвободилась из-под меня и встала с постели. </text:p>
      <text:p text:style-name="P52">– Лежи, я сейчас. – муркнула она, поцеловав меня в ухо.</text:p>
      <text:p text:style-name="P52">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2">В открывшемся мини-баре я углядел ряд вычурных бутылок и пузатых графинчиков. Их содержимое не вызывало у меня никаких сомнений.</text:p>
      <text:p text:style-name="P40"><text:span text:style-name="T15">–</text:span> Иногда хочется забыться, <text:span text:style-name="T15">–</text:span> перехватила мой взгляд аликорница, <text:span text:style-name="T15">–</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0"><text:span text:style-name="T15">–</text:span> А водку у вас принято пить?</text:p>
      <text:p text:style-name="P40"><text:span text:style-name="T15">–</text:span> Некоторые употребляют. Но правительница Эквестрии, пьющая <text:span text:style-name="T1">яблочную </text:span>водку <text:span text:style-name="T1">—</text:span> это уже черезчур. <text:span text:style-name="T15">–</text:span> засмеялась Селестия. <text:span text:style-name="T15">–</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2">Достав из шкафчика пузатую заплесневевшую бутылку, Тия что-то прикинула и наполнила её содержимым два бокала на полуметровых ножках.</text:p>
      <text:p text:style-name="P52">– Я тут подумала, – повернулась она ко мне, – лучше выпьем лазурное вино в ванной. Тебе нужно <text:soft-page-break/>расслабиться и убрать магию радужного чая. А лазурное вино эффективнее всего действует в <text:s/>воде. Ты не против?</text:p>
      <text:p text:style-name="P52">–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2">Тия покачала головой и прошла с бокалами в ванную, кивком пригласив меня следовать за ней.</text:p>
      <text:p text:style-name="P52">–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5">— сильнейший энергетик, он многократно усиливает чувства и возможности организма, но он же и иссушает его.</text:span></text:p>
      <text:p text:style-name="P52"><text:span text:style-name="T15">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5">—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5">—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2">Наконец, я со вздохом отпрянул.</text:p>
      <text:p text:style-name="P52"><text:span text:style-name="T15">– Я несказанно рада, что, наконец-то, могу назвать тебя своим другом. </text:span>– мурлыкнула Тия. – <text:span text:style-name="T15">За дружбу! </text:span>– подняла бокал она.</text:p>
      <text:p text:style-name="P52">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2"><text:span text:style-name="T15">– Это ты называешь “дружбой”? – с </text:span>улыбкой хмыкнул<text:span text:style-name="T15"> я. – </text:span>Мне нравится твоё чувство юмора.</text:p>
      <text:p text:style-name="P52">Аликорница нахмурилась.</text:p>
      <text:p text:style-name="P52"><text:span text:style-name="T15">– </text:span>Тебе не нравится моя дружба? Ты не принимаешь её? Ты чем-то недоволен?</text:p>
      <text:p text:style-name="P52">Я расхохотался, чуть не поперхнувшись водой, плескавшейся у подбородка.</text:p>
      <text:p text:style-name="P52"><text:span text:style-name="T15">– </text:span>Нет, что ты, Тия, не мели ерунды! Я всем доволен, я просто в восторге. Мне вообще кажется, что я попал в рай, а ты <text:span text:style-name="T15">— </text:span>мой ангел-хранитель. И называть ЭТО дружбой <text:span text:style-name="T15">—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5">— не друг, я — нечто большее. Я тебя </text:span>лю...</text:p>
      <text:p text:style-name="P52">Копыто аликорницы закрыло мне рот прежде чем я успел договорить заветное слово.</text:p>
      <text:p text:style-name="P42">– Макс, не надо! – умоляюще произнесла аликорница. – Не продолжай! Пожалуйста!</text:p>
      <text:p text:style-name="P42">Слова встали у меня поперёк горла. Я медленно отодвинул копыто от лица и потрясённо уставился на неё.</text:p>
      <text:p text:style-name="P42">– Но почему? – в конце-концов выдавил я. – Что не так? Это из-за того, что я — человек?</text:p>
      <text:p text:style-name="P42">Тия виновато закусила губу и отвернулась.</text:p>
      <text:p text:style-name="P42">– Я же обьясняла тебе в самом начале нашего знакомства. Аликорны не могут любить. Только не <text:soft-page-break/>смертных! Мне казалось, ты понял и принял это правило.</text:p>
      <text:p text:style-name="P42">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2">– Макс… Я не смогу сделать тебя бессмертным… Мне очень жаль… Извини…</text:p>
      <text:p text:style-name="P42">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42">Слёзы злости душили меня, но я сдержался.</text:p>
      <text:p text:style-name="P42">– Охренеть. – сказал я холодно. – А я прям напрашивался!</text:p>
      <text:p text:style-name="P42">Одиночество, отступившее перед мягким, но настойчивым натиском аликорницы в последние недели, снова сковало душу стужей.</text:p>
      <text:p text:style-name="P42">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2">“...пожалуйста, останься...”</text:p>
      <text:p text:style-name="P42">Где этот чёртов носок?</text:p>
      <text:p text:style-name="P42">“...пойми, это эффект лазурного вина...”</text:p>
      <text:p text:style-name="P42">Джинсы узкие, блядь! На мокрое тело хрен натянешь...</text:p>
      <text:p text:style-name="P42">“...ох, я глупая...”</text:p>
      <text:p text:style-name="P42">Так, всё. Шмотки на мне, вроде, ничего не забыл.</text:p>
      <text:p text:style-name="P52">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52"/>
      <text:h text:style-name="Heading_20_2" text:outline-level="2">9. <text:span text:style-name="T1">Прощание</text:span></text:h>
      <text:p text:style-name="P52"/>
      <text:p text:style-name="P42">– <text:span text:style-name="T1">Норф!.. Эй, Норф! Ты где?..</text:span></text:p>
      <text:p text:style-name="P52">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2">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2"/>
      <text:p text:style-name="P64">***</text:p>
      <text:p text:style-name="P42"/>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6"><text:soft-page-break/>От нечего делать, стал прислушиваться к полушёпоту, витавшему под сводами зала.</text:p>
      <text:p text:style-name="P6">…</text:p>
      <text:p text:style-name="P1"><text:span text:style-name="T44">– </text:span><text:span text:style-name="T40">Говорят, в </text:span><text:span text:style-name="T25">Додж </text:span><text:span text:style-name="T26">Джанкшн</text:span><text:span text:style-name="T40">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6"><text:span text:style-name="T44">– </text:span><text:span text:style-name="T46">А из Пинто Крика уже месяц нет новостей...</text:span></text:p>
      <text:p text:style-name="P6"><text:span text:style-name="T44">– </text:span><text:span text:style-name="T46">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2">…</text:p>
      <text:p text:style-name="P14"><text:span text:style-name="T46">– </text:span>“<text:span text:style-name="T1">Что я могу сделать, чтобы вернуть всё назад?</text:span>”</text:p>
      <text:p text:style-name="P14"><text:span text:style-name="T46">– </text:span><text:span text:style-name="T40">Так и сказала?</text:span></text:p>
      <text:p text:style-name="P1"><text:span text:style-name="T44">– </text:span><text:span text:style-name="T40">Да, </text:span><text:span text:style-name="T41">Фэнси</text:span><text:span text:style-name="T40">,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4"><text:span text:style-name="T46">– </text:span><text:span text:style-name="T40">Что бы это значило, Флер?</text:span></text:p>
      <text:p text:style-name="P14"><text:span text:style-name="T46">– </text:span><text:span text:style-name="T40">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52">…</text:p>
      <text:p text:style-name="P69">–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9">– Куда проваливаться?</text:p>
      <text:p text:style-name="P69">– Они не знают. В тех провалах не видно дна...</text:p>
      <text:p text:style-name="P69">…</text:p>
      <text:p text:style-name="P69"/>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9">– Леди и джентлькольты! Приём окончен! Её Высочество Принцесса Селестия будет рада видеть <text:s/>вас в следующую среду!</text:p>
      <text:p text:style-name="P69">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5">–</text:span> Ты? <text:span text:style-name="T15">–</text:span> повернулась она ко мне.</text:p>
      <text:p text:style-name="P41">– Привет, Селестия. – подчёркнуто нейтрально обратился я. – Как дела?</text:p>
      <text:p text:style-name="P41">– Привет… Макс. <text:s/>Не очень, мягко говоря.</text:p>
      <text:p text:style-name="P40"><text:span text:style-name="T15">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5">олоски и даже целые пряди розового цвета выбивались </text:span><text:span text:style-name="T1">и</text:span><text:span text:style-name="T15">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5"> </text:span><text:span text:style-name="T1">И даже м</text:span><text:span text:style-name="T15">астерски наложенный макияж не мог скрыть мешки под глазами.</text:span></text:p>
      <text:p text:style-name="P41">–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text:soft-page-break/>радугу в случае провала.</text:p>
      <text:p text:style-name="P1"><text:span text:style-name="T15">–</text:span> Пятьдесят шесть из шестидесяти четырёх? Хренасе! <text:span text:style-name="T15">–</text:span> я вспомнил рассказ Селестии про восьмёрку пегасов прошлогоднего выпуска. <text:span text:style-name="T15">–</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5">–</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3">— </text:span><text:span text:style-name="T39">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3">— будет меньше ущерба. Но</text:span>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5">–</text:span> А почему вы не поселитесь в более пригодном для земледелия месте?</text:p>
      <text:p text:style-name="P41">–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1">Селестия подошла к фонтанчику, обмакнула в него копыто и провела им по лбу.</text:p>
      <text:p text:style-name="P41">–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1">Я сделал вид, что не заметил полунамёка в последнем предложении. Выяснять отношения и мириться мне не хотелось.</text:p>
      <text:p text:style-name="P41">– Порадовать, к сожалению, нечем. Твой приятель, Норфолк Каррус, исчез. <text:span text:style-name="T74">Судя по всему, во сне.</text:span></text:p>
      <text:p text:style-name="P41">– И Норф? О-о-о, нет!</text:p>
      <text:p text:style-name="P41">Селестия в отчаянии села на пол, прижав копыто к виску <text:span text:style-name="T74">и </text:span>опустошенно кача<text:span text:style-name="T74">я</text:span> головой.</text:p>
      <text:p text:style-name="P133">– Я бессильна остановить это. <text:span text:style-name="T74">Раньше</text:span> исчеза<text:span text:style-name="T74">ли</text:span> пони без пары — те, кто спит в одиночестве. Но в последнее время начали исчезать даже целыми семьями. </text:p>
      <text:p text:style-name="P41">Аликорница подняла голову и <text:span text:style-name="T23">растерянно</text:span> посмотрела на меня.</text:p>
      <text:p text:style-name="P41">–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1">– Может, спросишь Луну, куда деваются пони? Сон по её части.</text:p>
      <text:p text:style-name="P40"><text:span text:style-name="T15">– </text:span><text:span text:style-name="T1">Она</text:span><text:span text:style-name="T15">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5">– </text:span><text:span text:style-name="T1">горько заметила аликорница. </text:span><text:span text:style-name="T15">–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1">– Может, мне поговорить с ней?</text:p>
      <text:p text:style-name="P40"><text:span text:style-name="T15">–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6">— так точно.</text:span></text:p>
      <text:p text:style-name="P42">– Ну ок. Тогда она обрадуется следующей новости: я ухожу.</text:p>
      <text:p text:style-name="P42"><text:soft-page-break/>Селестия еле заметно дрогнула ушами. Она отвернулась и молча смотрела в окно, не выказывая эмоций.</text:p>
      <text:p text:style-name="P42">Я продолжил.</text:p>
      <text:p text:style-name="P42">–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2">Поза аликорницы стала чуть менее скованной. На грани слышимости я уловил её вздох. Она наконец повернулась ко мне и слабо улыбнулась.</text:p>
      <text:p text:style-name="P42">– Да, Макс. Я тоже думаю, тебе лучше отправиться в Понивилль. Твайли очень прилежная учениц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text:span text:style-name="T72">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span></text:p>
      <text:p text:style-name="P42">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2">– А в мешочке что?</text:p>
      <text:p text:style-name="P42">–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2">Я хотел было оскорбиться такой опекой со стороны аликорницы, но, глянув в её глаза, передумал.</text:p>
      <text:p text:style-name="P42">– Твоё высочество<text:span text:style-name="T1">, ты, вообще, спишь по ночам? У тебя глаза красные, как у кролика-альбиноса.</text:span></text:p>
      <text:p text:style-name="P42">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2">–<text:span text:style-name="T1"> Отправляйся, Макс. Очень надеюсь на успех твоей миссии.</text:span></text:p>
      <text:p text:style-name="P52">Она повернулась и вышла из зала, почти подметая хвостом пол.</text:p>
      <text:p text:style-name="P40"><text:span text:style-name="T16">&lt;</text:span><text:span text:style-name="T33">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16">&gt;</text:span></text:p>
      <text:p text:style-name="P1"><text:span text:style-name="T45">&lt;</text:span><text:span text:style-name="T55">Mark Knopfler - </text:span><text:span text:style-name="T54">Hill Farmer's Blues</text:span><text:span text:style-name="T45">&gt;</text:span></text:p>
      <text:p text:style-name="P49">***</text:p>
      <text:p text:style-name="P42"/>
      <text:p text:style-name="P51">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1"><text:soft-page-break/>–<text:span text:style-name="T1"> Но магия есть и сейчас, мам!</text:span></text:p>
      <text:p text:style-name="P51"><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1"><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7">Так возникли пони и многие другие.</text:p>
      <text:p text:style-name="P51"><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1">–<text:span text:style-name="T1"> Весь мир как Вечнодикий лес?</text:span></text:p>
      <text:p text:style-name="P67">–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7">– Мааам, а со мной связан элементаль?</text:p>
      <text:p text:style-name="P67">– Конечно, Эйприл. В каждом из нас есть её бессмертная искорка.</text:p>
      <text:p text:style-name="P1"><text:span text:style-name="T4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51"><text:span text:style-name="T1">– Конечно, мам! «День горящего очага» </text:span>— <text:span text:style-name="T1">верно?</text:span></text:p>
      <text:p text:style-name="P67">– Ты прав. И, видя мир и согласие среди своих подопечных, обрадовались элементали трёх пони-рас. И тоже объединились, вобрав в себя черты всех трёх рас.</text:p>
      <text:p text:style-name="P67">Так возникли аликорны.</text:p>
      <text:p text:style-name="P67">Но даже после союза жизнь пони была нелегка. Воинственные соседи теснили их, а <text:s/>большую их часть поработил сосланный в незапамятные времена в реальный мир хаосит.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Имя её было Селестия. За ней последовала и сестра её , Луна.</text:p>
      <text:p text:style-name="P67">Обретя плоть, они стали слабее и уязвимее, но всё же остались бессмертными. И, будучи материальными, они теперь могл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И так будет и впредь, пока аликорны опекают пони, а пони признают опеку аликорнов. То есть, всегда.</text:p>
      <text:p text:style-name="P67">Тут и сказке конец. А теперь, Эйприл, залазь на полку и закрывай глазки.</text:p>
      <text:p text:style-name="P67">– Ну мааам! Раскажи ещё что-нибудь! Про Сомбру!</text:p>
      <text:p text:style-name="P67">– Про Сомбру <text:span text:style-name="T15">— в следующий раз. А е</text:span>сли мы не уснём в ближайшие десять минут, придёт древесный волк и заберёт меня в Вечнодикий лес!</text:p>
      <text:p text:style-name="P67">– А почему только тебя? А меня? А дядю-горгулия?</text:p>
      <text:p text:style-name="P67">– <text:s/>Тебя я забрать ему не дам. А в дядю не тыкай копытом, это невежливо! Спи уже, мой маленький!</text:p>
      <text:p text:style-name="P67">– Поцелуй меня на ночь, мам!</text:p>
      <text:p text:style-name="P67"><text:soft-page-break/>– Конечно, мой хороший...</text:p>
      <text:p text:style-name="P67"/>
      <text:p text:style-name="P42">Вагоны убаюкивающе перестукивались по рельсам, унося меня прочь от Кантерлота. Я перевернулся на другой бок и провалился в сон.</text:p>
      <text:p text:style-name="P42"/>
      <text:h text:style-name="Heading_20_2" text:outline-level="2">10. Понивилль</text:h>
      <text:p text:style-name="P42"/>
      <text:p text:style-name="P14">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4">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6">—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4"><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4">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4">Гостинницу я сразу отверг <text:span text:style-name="T46">—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2">–<text:span text:style-name="T1"> Вот этот подойдёт. </text:span>–<text:span text:style-name="T1"> ткнул я в квадратик на карте, расположенный на окраине.</text:span></text:p>
      <text:p text:style-name="P52">Уплатив в городской бюджет скромную арендную плату и получив ключ, я отправился обживаться.</text:p>
      <text:p text:style-name="P14"/>
      <text:p text:style-name="P22">***</text:p>
      <text:p text:style-name="P14"/>
      <text:p text:style-name="P14">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4">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lt;<text:span text:style-name="T29">меткоискатели потом устроят во дворе за домом Макса эксперимент по </text:span><text:s/><text:span text:style-name="T29">полёту на реактивном воздушном змее с антиоблачной пушкой — хотят быть погодными пони</text:span>&gt;. А вот...</text:p>
      <text:p text:style-name="P1"><text:soft-page-break/><text:span text:style-name="T44">–</text:span><text:span text:style-name="T40"> Эй, верзила, поосторожнее, лягать тебя в круп! Куда прёшься-то?</text:span></text:p>
      <text:p text:style-name="P14">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4">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2">– Ты что, как-тя-там, впервые на базаре? Так таращишься по сторонам, как будто морковку с картохой впервые в жизни увидел.</text:p>
      <text:p text:style-name="P42">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2">Я перегнулся через прилавок, стараясь рассмотреть кьютимарку кобылки. </text:p>
      <text:p text:style-name="P42">– Слышь, красавчик, ты сидру перепил, или как? Чёй-та тебя мои фланки заинтересовали? Если хочешь подкатить оглобли, дык сначала я тя сводить на кино с конфетами должна. – поняха припечатала монетку к прилавку и с любопытством взглянула на меня.</text:p>
      <text:p text:style-name="P42">Так и есть! На крупе кобылки красовались три яблока. Вот только, блин, как её звали-то?</text:p>
      <text:p text:style-name="P42">– <text:s/>Прошу прощения, Аппл.. Эппл.. Эпплхэт?</text:p>
      <text:p text:style-name="P42">– Ща залеплю оплеуху. – мрачно процедила пони. – Мало того, что таращится, как василиск, так ещё и издевается.</text:p>
      <text:p text:style-name="P42">– Да ладно тебе, Эй-Джей! Вполне милое имя. – хихикнул дракончик с кукурузой, проходя мимо.</text:p>
      <text:p text:style-name="P42">Ага, вот!</text:p>
      <text:p text:style-name="P42">– Извините меня пожалуйста, Эй-Джей, просто мне показалось, что вы напоминаете одну мою знакомую.</text:p>
      <text:p text:style-name="P42">– Эй-Джей я для друзей! – сварливо заметила поняха, – А для всех остальных — тебя тоже! — Эпплджек.</text:p>
      <text:p text:style-name="P42">Блин, опять облажался. Как-то хреново начинается знакомство с Понивиллем.</text:p>
      <text:p text:style-name="P42">– Понял. А меня зовут Макс. Приятно было познакомиться, Эпплджек.</text:p>
      <text:p text:style-name="P42">Я повернулся было уходить.</text:p>
      <text:p text:style-name="P42">– Э-э-э… Макс?</text:p>
      <text:p text:style-name="P42">– Да? – я повернулся обратно.</text:p>
      <text:p text:style-name="P42">Поняха водила копытом по прилавку. Надвинутая на лоб шляпа скрывала выражение мордочки. </text:p>
      <text:p text:style-name="P42">–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2">Я вернулся к прилавку.</text:p>
      <text:p text:style-name="P42">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2">– Сколько стоят вот эти? – указал я на пирамидку красных яблок размером с треть арбуза каждое.</text:p>
      <text:p text:style-name="P42">– Ред Делишес? Две серебряшки.</text:p>
      <text:p text:style-name="P42">– Куча?</text:p>
      <text:p text:style-name="P42">– Ну ты даёшь! – хмыкнула Эпплджек. – Даже не смешно.</text:p>
      <text:p text:style-name="P42"><text:soft-page-break/>– Неужели штука?</text:p>
      <text:p text:style-name="P42">Поняшка выпрыгнула из-за прилавка и смерила меня долгим взглядом.</text:p>
      <text:p text:style-name="P42">–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42">Я улыбнулся и кивнул в ответ. Ситуация начала выправляться.</text:p>
      <text:p text:style-name="P42">–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35">Додж Джанкшена.</text:span> Через пару недель вишни и у нас появятся, тогда цена на них упадёт.</text:p>
      <text:p text:style-name="P42">– А сколько стоит вот это? – указал я на небольшую прикрытую от солнца мешковиной баночку с содержимым удивительной радужной расцветки.</text:p>
      <text:p text:style-name="P42">–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2">Поняшка набрала ложечку джема и предложила мне. </text:p>
      <text:p text:style-name="P42">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2">– Это просто восхитительно! Чудесно! Никогда такого не пробовал! И даже представить не мог, что такая вкуснотень существует!</text:p>
      <text:p text:style-name="P42">Эпплджек просто расцвела от моих дифирамбов.</text:p>
      <text:p text:style-name="P42">– Тебе, сахарок, как гостю города, сделаю скидку. Забирай за шестьдесят. Раньше меньше чем золотой не отдавала.</text:p>
      <text:p text:style-name="P42">Расплачиваясь, я спросил:</text:p>
      <text:p text:style-name="P42">– Ты, случаем, не знаешь, как пройти к городской библиотеке?</text:p>
      <text:p text:style-name="P42">Эпплджек, вскинув копыто ко лбу, запричитала:</text:p>
      <text:p text:style-name="P42">–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2">Тут Эпплджек прервалась и что есть силы замахала кому-то:</text:p>
      <text:p text:style-name="P42">– Рэр! Эй! Рэр! Давай к нам!</text:p>
      <text:p text:style-name="P42">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2">–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2">–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text:soft-page-break/>идут нарасхват! Рэр, Максу надо пройти к библиотеке. Проведёшь?</text:p>
      <text:p text:style-name="P42">– Эпплджек! Сколько можно повторять: модельер, а не рукодельница! Проведу, конечно. – устало произнесла Рэрити.</text:p>
      <text:p text:style-name="P42">– А какая разница? – беспечно махнула копытом Эпплджек, не обращая внимание на нахмурившуюся единорожку. – Шмотки — они и в Эппллузе шмотки.</text:p>
      <text:p text:style-name="P42">– Разница, как если бы тебя вместо огородницы назвали… ммм… <text:s/>реднеком. Пойдёмте, Макс.</text:p>
      <text:p text:style-name="P42">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2">–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2">–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2">– Огородница!.. Ишь, чего выдумала! По мне, так уж лучше “реднек”, чем “огородница”! – слышалось бурчание Эпплджек нам вдогонку.</text:p>
      <text:p text:style-name="P42">Единорожка с серьёзным видом завела меня за угол и только после этого звонко расхохоталась. </text:p>
      <text:p text:style-name="P42">– Я думал, вы друзья. – заметил я.</text:p>
      <text:p text:style-name="P42">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2">–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2">– Буду только рад. Сам бы предложил, да не успел.</text:p>
      <text:p text:style-name="P42">–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2">– Не сомневаюсь. Мы в конце-концов неплохо поладили и она даже сделала мне скидку на вольт-яблочном джеме.</text:p>
      <text:p text:style-name="P42">– А почём продала, если не секрет?</text:p>
      <text:p text:style-name="P42">– За шестьдесят бит.</text:p>
      <text:p text:style-name="P42">–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2">–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2">Единорожка чуть не подпрыгивала от любопытства. Заметив мою отвалившуюся челюсть, она вновь рассмеялась.</text:p>
      <text:p text:style-name="P42">–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text:soft-page-break/>марка их гранд-портного, Платин Нидл. Его заказы расписаны на год вперёд. Будешь в Кантерлоте — передай ему привет, кстати.</text:p>
      <text:p text:style-name="P42">–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2">– Хорошо-хорошо, я понял. – наблюдательность единорожки просто поражала, старина Шерлок нервно курил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2">–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2">– От недосыпа. – перебил я Рэрити. – Красные от недосыпа глаза я не спутаю ни с чем. Сам такие двадцать лет наблюдал в зеркале.</text:p>
      <text:p text:style-name="P42">–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2">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2">–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2">Мы остановились перед деревом.</text:p>
      <text:p text:style-name="P42">Даже не так. </text:p>
      <text:p text:style-name="P42">Мы остановились перед ДЕРЕВОМ! </text:p>
      <text:p text:style-name="P42">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2">– Мы пришли. Этот дуб — одна из главных достопримечательностей Понивилля. Есть легенда, что его посадила сама принцесса <text:span text:style-name="T1">три</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2">Единорожка удалилась, оставив <text:span text:style-name="T1">после себя лёгкий запах жасмина.</text:span></text:p>
      <text:p text:style-name="P42"/>
      <text:h text:style-name="Heading_20_2" text:outline-level="2"><text:soft-page-break/>11. Библиотека Золотого Дуба</text:h>
      <text:p text:style-name="P42"/>
      <text:p text:style-name="P42">– Э-э-э… Добрый день?</text:p>
      <text:p text:style-name="P42">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2">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2">Мне показалось, единорожка смотрела на меня малость раздражённо.</text:p>
      <text:p text:style-name="P42">–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2">Йопт! Ещё один Шерлок Холмс на мою голову!</text:p>
      <text:p text:style-name="P42">– Извиняюсь за нескромность, а откуда тебе про меня известно?</text:p>
      <text:p text:style-name="P1"><text:span text:style-name="T44">–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уже год. Почту за честь работать </text:span><text:span text:style-name="T40">под твоим руководством</text:span><text:span text:style-name="T44">. Подожди немного, я отсистематизирую нужную информацию и расскажу тебе, насколько далеко смогла продвинуться.</text:span></text:p>
      <text:p text:style-name="P40">“Вот неугомонная” <text:span text:style-name="T16">–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text:span><text:span text:style-name="T17">l'amore</text:span><text:span text:style-name="T16"> — будем дружить.</text:span></text:p>
      <text:p text:style-name="P42">–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2">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2">–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2">Твайлайт аж затопала на месте.</text:p>
      <text:p text:style-name="P42">– Это просто замечательно! Мне как раз нужно срочно купить шестифазный синхрофазотрон м-частиц взамен сгоревшего! И выписать из Мэйнхеттена резонансный <text:span text:style-name="T57">преобразователь</text:span> пси-поля! <text:span text:style-name="T57">И заказать в Кантерлоте фокальный усилитель магии! </text:span>И установить более мощный генератор с выпрямителем, а лучше провести отдельную линию от понивилльской электростанции! И ...</text:p>
      <text:p text:style-name="P42">...</text:p>
      <text:p text:style-name="P42">– И оборудовать подвал библиотеки бронекапсулой для безопасных испытаний!</text:p>
      <text:p text:style-name="P42">–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2">– <text:span text:style-name="T1">Для ускорения м-частиц. Если ускорить их до определённого уровня, а затем столкнуть друг с </text:span><text:soft-page-break/><text:span text:style-name="T1">дружкой, может </text:span><text:span text:style-name="T13">высвободиться</text:span><text:span text:style-name="T1"> огромное количество магической энергии! Теоретически, намного большее, чем доступно даже аликорнам!</text:span></text:p>
      <text:p text:style-name="P42"><text:span text:style-name="T1">– Ага, и тогда ты сможешь </text:span><text:span text:style-name="T5">словить её фокальным усилителем </text:span><text:span text:style-name="T1">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text:span text:style-name="T65">о</text:span>к. В лапах он держал поднос с варёной кукурузой.</text:p>
      <text:p text:style-name="P42"><text:span text:style-name="T1">– Спайк!!! Ты опять всё перепутал! – заволновалась Твайлайт. – Я говорила о теоретической возможности стать аликорном при достижении </text:span><text:span text:style-name="T6">определённого</text:span><text:span text:style-name="T1"> магоэнергетического </text:span><text:span text:style-name="T11">уровня</text:span><text:span text:style-name="T1">. Я не говорила, что сама хочу… Вдобавок, без мощного магического таланта аликорнизация будет обратимой.</text:span></text:p>
      <text:p text:style-name="P43"><text:span text:style-name="T1">– Хм. Странно. А я помню, как ты, </text:span><text:span text:style-name="T7">вертясь</text:span><text:span text:style-name="T1"> перед зеркалом, говорила: </text:span><text:span text:style-name="T7">ну </text:span><text:span text:style-name="T1">почему </text:span><text:span text:style-name="T11">я </text:span><text:span text:style-name="T12">не</text:span><text:span text:style-name="T1">…</text:span></text:p>
      <text:p text:style-name="P42"><text:span text:style-name="T1">– Да что же это я? Заходи, Макс, не стой в дверях! Время позднее! Спайк, принеси </text:span><text:span text:style-name="T14">ещё</text:span><text:span text:style-name="T1"> тарелк</text:span><text:span text:style-name="T14">у</text:span><text:span text:style-name="T1"> и завари чай. – зачастила Твайлайт. – У меня с этим</text:span><text:span text:style-name="T10">и</text:span><text:span text:style-name="T1"> оборудованием совсем из головы правила </text:span><text:span text:style-name="T14">гостеприимства </text:span><text:span text:style-name="T1">вылетели! Поужинаем, а потом обсудим, какие приборы нужны для </text:span><text:span text:style-name="T14">завершения</text:span><text:span text:style-name="T1"> </text:span><text:span text:style-name="T8">и</text:span><text:span text:style-name="T1">сследовани</text:span><text:span text:style-name="T14">й</text:span><text:span text:style-name="T1">.</text:span></text:p>
      <text:p text:style-name="P52"/>
      <text:p text:style-name="P45">***</text:p>
      <text:p text:style-name="P42"/>
      <text:p text:style-name="P105"><text:tab/><text:span text:style-name="T64">Свеча отбрасывала мягкие тени на </text:span>книжн<text:span text:style-name="T64">ые</text:span> полк<text:span text:style-name="T64">и. Спайк положил обглоданную кочерыжку на горку и принялся облизывать пальцы.</text:span></text:p>
      <text:p text:style-name="P58">– Так. – <text:s/><text:span text:style-name="T64">я ткнул в позицию в длинном списке оснащения. – </text:span>Зачем тебе <text:span text:style-name="T58">преобразователь пси-поля?</text:span></text:p>
      <text:p text:style-name="P54">– Чтобы <text:span text:style-name="T59">измерить прорицательские способности Пинки. Прошлая попытка закончилась тем, что Пинки предсказала порчу прибора ровно за пять секунд до его взрыва.</text:span></text:p>
      <text:p text:style-name="P54">– <text:span text:style-name="T59">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span></text:p>
      <text:p text:style-name="P57">– <text:span text:style-name="T63">Спайк! Ковыряться когтем в зубах некрасиво! Тем более, при посторонних!</text:span></text:p>
      <text:p text:style-name="P59"><text:bookmark-start text:name="__DdeLink__11609_1907426502"/>– <text:bookmark-end text:name="__DdeLink__11609_1907426502"/><text:span text:style-name="T65">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9">– <text:span text:style-name="T66">СПАЙК!!! Откуда ты взял этот листок?!! – Твайлайт покраснела, как варёный рак и выхватила бумажку у меня из рук.</text:span></text:p>
      <text:p text:style-name="P59">– <text:span text:style-name="T67">У тебя в черновиках, естественно. Ты сама сказала экономить бумагу. – пожал плечами дракончик.</text:span></text:p>
      <text:p text:style-name="P66">Я осторожно взял листок назад, перевернув его обратно.</text:p>
      <text:p text:style-name="P54">– <text:span text:style-name="T59">Электростимулятор гипоталамуса. Драконий. В комплекте с усиленной больничной койкой и набором фиксаторов.</text:span></text:p>
      <text:p text:style-name="P55">– <text:span text:style-name="T60">Это ещё чего??? – удивился Спайк. – я что-то не помню, чтоб ты такое хотела!</text:span></text:p>
      <text:p text:style-name="P60">– <text:span text:style-name="T61">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text:span text:style-name="T19">— </text:span><text:span text:style-name="T20">то есть крыльев. И я подумала: а что, если…</text:span></text:p>
      <text:p text:style-name="P56"><text:span text:style-name="T20">– Вот ещё! </text:span><text:span text:style-name="T62">– возмутился дракончик. – Никогда на такое не соглашусь!</text:span></text:p>
      <text:p text:style-name="P56">– <text:span text:style-name="T62">Но ты сам подумай, как было бы здорово обладать крыльями! – мечтательно возразила Твайлайт.</text:span></text:p>
      <text:p text:style-name="P56">– <text:span text:style-name="T62">Ни-за-что! Мне и на земле хорошо. В крайнем случае, всегда можно заказать парящую колесницу из Кантерлота или воспользоваться воздушным шаром.</text:span></text:p>
      <text:p text:style-name="P61">– <text:span text:style-name="T68">Прекратите препираться. – оборвал я их. – Чтобы принять решение по всему этому оборудованию, </text:span><text:soft-page-break/><text:span text:style-name="T68">мне нужно знать, в каком направлении мы движемся. Твайлайт, ты хотела рассказать, как далеко ты продвинулась в исследованиях? Я тебя слушаю.</text:span></text:p>
      <text:p text:style-name="P63">– <text:span text:style-name="T69">Ну, достичь удалось не слишком многого. – повесила нос единорожка. – Собственно, сами работы шли только первые два месяца </text:span><text:span text:style-name="T19">— </text:span><text:span text:style-name="T21">потом меня отстранили от исследований.</text:span></text:p>
      <text:p text:style-name="P62"/>
      <text:p text:style-name="P65">***</text:p>
      <text:p text:style-name="P44"/>
      <text:p text:style-name="P48">...Я была чрезвычайно горда заданием <text:span text:style-name="T71">принцессы </text:span>Селестии! <text:span text:style-name="T70">Это такая прекрасная возможность показать ей, чего я стою! Я не подведу учителя! Я достойна его выбора и похвалы и даже большего! Настанет время, когда она поймёт, что я ДОСТОЙНА!</text:span></text:p>
      <text:p text:style-name="P134">– <text:span text:style-name="T72">Спайк, </text:span></text:p>
      <text:p text:style-name="P48"/>
      <text:p text:style-name="P47">&lt;<text:span text:style-name="T29">–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text:span></text:p>
      <text:p text:style-name="P3"><text:span text:style-name="T15">–</text:span> М-м-м. В описании заклинания Свирл упоминал гармонию. Я и подумал, а что, если это кат-то связано с тобой и твоими друзьями?</text:p>
      <text:p text:style-name="P3"><text:span text:style-name="T15">–</text:span> Хм. Ты так думаешь? <text:span text:style-name="T15">–</text:span> Единорожка вытащила с помощью магии засаленый том из угловой полки с знакомым названием: “Основы магического искусства”.</text:p>
      <text:p text:style-name="P3"><text:span text:style-name="T15">–</text:span> М-м-м… “...на укрепление гармонии нашего континуума...”.</text:p>
      <text:p text:style-name="P3">Твайлайт начала в возбуждении ходить по читальному залу.</text:p>
      <text:p text:style-name="P36">–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text:span text:style-name="T1">(вставить шутку в стиле Влада)</text:span>.</text:p>
      <text:p text:style-name="P47"/>
      <text:p text:style-name="P47">&gt;</text:p>
      <text:p text:style-name="P46"/>
      <text:p text:style-name="P46"/>
      <text:p text:style-name="P42"/>
      <text:p text:style-name="P67">.<text:span text:style-name="T29">..Макс! Запрошенный тобой </text:span><text:span text:style-name="T32">&lt;</text:span><text:span text:style-name="T29">синхрофазотрон</text:span><text:span text:style-name="T32">&gt; </text:span><text:span text:style-name="T29">слишком дорог — в Эквестрии сейчас полный провал в экономике. Погодных пегасов осталось мало, непогода уничтожает урожаи. Но в Мэйнхеттэне изготавливают...</text:span></text:p>
      <text:p text:style-name="P1"/>
      <text:p text:style-name="P14"><text:span text:style-name="T46">&lt;</text:span><text:span text:style-name="T34">Макс помогает починить Эпплджек повозку.</text:span><text:span text:style-name="T46">&gt;</text:span></text:p>
      <text:p text:style-name="P42"/>
      <text:p text:style-name="P97">&lt;<text:span text:style-name="T30">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text:span><text:soft-page-break/><text:span text:style-name="T30">маг — и потому хочет реализовать на Максе заклинание двойного сна.</text:span></text:p>
      <text:p text:style-name="P97"><text:span text:style-name="T30">Твайлайт рассказывает Максу о событиях с того момента, как Тия поручила ей разобраться со странными снами жеребят. Твайлайт перерыла кучу книг (в том числе из Обмена) и наткнулась на заклинание Индрэ (из Самого заветного желания).</text:span>&gt;</text:p>
      <text:p text:style-name="Text_20_body"><text:span text:style-name="T1">&lt;Макс бухает с Пинки </text:span><text:span text:style-name="T9">после новости, что Селестия исчезла </text:span><text:span text:style-name="T1">(</text:span><text:span text:style-name="T36">Ты</text:span><text:span text:style-name="T35"> что! Нельзя любить фаэри! Она похитит твоё сердце и ты будешь искать её до смерти</text:span><text:span text:style-name="T36">)</text:span><text:span text:style-name="T35"> — Пинки </text:span><text:span text:style-name="T36">говорит Максу за разговором. Потом она довозит его до дома и они ночуют вместе (намёк на секс). И в баре она платит за него (потом Дэш говорит Максу, что скажет Пинки не делать этого).</text:span>&gt;</text:p>
      <text:p text:style-name="P97">&lt;<text:span text:style-name="T36">В разговоре с Луной после исчезновения Селестии Макс узнаёт, что она (Селестия) холодна к сексу. </text:span>&gt;</text:p>
      <text:p text:style-name="P5"/>
      <text:p text:style-name="P5">***</text:p>
      <text:p text:style-name="P2"/>
      <text:p text:style-name="P2"/>
      <text:p text:style-name="P2">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15">–</text:span> Элементы-шмелементы, <text:span text:style-name="T15">–</text:span> проворчал Спайк, выкарабкиваясь из-под Твайлайт, <text:span text:style-name="T15">–</text:span> привет, Макс (мы с ним виделись пару раз в Кантерлоте). Ты как, не ушиблась? <text:span text:style-name="T15">–</text:span> Дракончик повернулся к единорожке <text:span text:style-name="T15">&lt;</text:span><text:span text:style-name="T30">аликорнице?</text:span><text:span text:style-name="T15">&gt;</text:span>.</text:p>
      <text:p text:style-name="P2"><text:span text:style-name="T15">–</text:span> Да нет, всё в порядке, Спайк. <text:span text:style-name="T15">–</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15">–</text:span> Вообще-то говоря, мне каже<text:span text:style-name="T70">т</text:span>ся, внешняя сила <text:span text:style-name="T1">—</text:span> это я. Я точно произошёл не в Эквестрии и вообще не в этом мире.</text:p>
      <text:p text:style-name="P2"><text:span text:style-name="T15">–</text:span> Да, логично, <text:span text:style-name="T15">–</text:span> сказала в нос Твайлайт. <text:span text:style-name="T15">–</text:span> Могла бы и сама догадаться.</text:p>
      <text:p text:style-name="P2"><text:span text:style-name="T15">–</text:span> Но проблема в том, что я не знаю, ак помочь вам. Может, я какая-то неправильная сила? <text:span text:style-name="T15">–</text:span> Я поправил платок на носу Твайлайт.</text:p>
      <text:p text:style-name="P2"><text:span text:style-name="T15">–</text:span> Заклинания Свирла Бородатого обычно срабатывают без ошибок.</text:p>
      <text:p text:style-name="P2"><text:span text:style-name="T15">–</text:span> Если их правильно вызывают, <text:span text:style-name="T15">–</text:span> пробурчал возвратившийся Спайк, укладываясь в корзинку.</text:p>
      <text:p text:style-name="P2"><text:span text:style-name="T15">–</text:span> Что он имел ввиду?</text:p>
      <text:p text:style-name="P2"><text:span text:style-name="T15">–</text:span> Нууу, - Твайлайт смутилась, <text:span text:style-name="T15">–</text:span> заклинание сработало со второй попытки. В первый раз, с <text:span text:style-name="T35">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15">–</text:span> Единорожка опустила голову.</text:p>
      <text:p text:style-name="P2"/>
      <text:p text:style-name="P2"><text:span text:style-name="T15">&lt;</text:span><text:span text:style-name="T29">Селестия проснётся на Терре в облике кибермозга, т.к. в своём мире она на ступень выше пони (а кибермозг на Терре на ступень выше людей)</text:span><text:span text:style-name="T15">&gt;</text:span></text:p>
      <text:p text:style-name="P2"><text:span text:style-name="T15">–</text:span> Да, печально получилось <text:span text:style-name="T15">&lt;</text:span><text:span text:style-name="T30">и всего-то</text:span><text:span text:style-name="T1">?</text:span><text:span text:style-name="T15">&gt;</text:span>. Но вернёмся к заклинанию. Во второй раз вы вызвали его правильно <text:span text:style-name="T15">—</text:span> и меня притянуло в Эквестрию, как внешнюю силу. Уговаривать меня помочь вам не <text:soft-page-break/>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1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15">–</text:span> Нет, она мне ничего не говорила. Но, видишь ли, ваше королевство и вы сами описаны в моём мире в детском сериале.</text:p>
      <text:p text:style-name="P2"><text:span text:style-name="T15">–</text:span> Мы? Описаны? <text:span text:style-name="T15">–</text:span> Твайлайт от удивления открыла рот. <text:span text:style-name="T1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15">–</text:span> Вряд ли кто-то из людей побывал здесь до меня. До вас ведь никто не вызывал это заклинание Свирла?</text:p>
      <text:p text:style-name="P2"><text:span text:style-name="T15">–</text:span> Нет. Собрание столь сильных магов запомнилось бы.</text:p>
      <text:p text:style-name="P2"><text:span text:style-name="T1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15">–</text:span> Вам нравятся рассказы про Эквестрию? <text:span text:style-name="T15">–</text:span> Твайлайт улыбнулась.</text:p>
      <text:p text:style-name="P2"><text:span text:style-name="T1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15">–</text:span> Брони?</text:p>
      <text:p text:style-name="P2"><text:span text:style-name="T15">–</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15">–</text:span> Ого! У нас есть поклонники! Интересно было бы поговорить об этом с твоим другом.</text:p>
      <text:p text:style-name="P2"><text:span text:style-name="T15">–</text:span> Его нет. Он погиб полгода назад.</text:p>
      <text:p text:style-name="P2"><text:span text:style-name="T15">–</text:span> О, мои соболезнования! <text:span text:style-name="T15">–</text:span> Твайлайт подошла ко мне и положила переднюю ногу мне на плечо (когда я сидел, она вполне могла достать до него). <text:span text:style-name="T15">–</text:span> Друзей терять очень тяжко.</text:p>
      <text:p text:style-name="P2"><text:span text:style-name="T15">–</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15">–</text:span> Подумать только! <text:span text:style-name="T15">–</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15">–</text:span> Нууу, я не думаю, что это описан наша Терра. У нас ничего подобного не водится.</text:p>
      <text:p text:style-name="P2"><text:span text:style-name="T15">–</text:span> Да? Ну ладно. В конце-концов, это всего лишь миф. Свирл Бородатый, правда, упоминал о двух случаях встреч с существами, похожими на вас. <text:span text:style-name="T15">–</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15">–</text:span> Печенье испёк Спайк. Он на удивление искусный повар, когда на него находит вдохновение.</text:p>
      <text:p text:style-name="P2"><text:span text:style-name="T15">–</text:span> М-м-м. Вкусно. Очень вкусно.</text:p>
      <text:p text:style-name="P2">Я помолчал, собираясь с мыслями. Мысли собирались туго, но самое тупое решение мне пришло в <text:soft-page-break/>голову ещё в Кантерлоте.</text:p>
      <text:p text:style-name="P2"><text:span text:style-name="T15">–</text:span> Я помню, ваша магия Элементов Гармонии обладает большой силой.</text:p>
      <text:p text:style-name="P2"><text:span text:style-name="T15">–</text:span> Да. <text:span text:style-name="T15">–</text:span> <text:span text:style-name="T1">к</text:span>ивнула Твайлайт. <text:span text:style-name="T1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15">–</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1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1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15">–</text:span> Для восстановления гармонии, говришь, <text:span text:style-name="T15">–</text:span> я почесал затылок.</text:p>
      <text:p text:style-name="P2"><text:span text:style-name="T15">–</text:span> Ну да, это так. Большие возмущения гармонии можно исправить только с помощью… Ой!..</text:p>
      <text:p text:style-name="P2"><text:span text:style-name="T15">–</text:span> Угу, вот именно. Сейчас имеем “большое возмущение гармонии”.</text:p>
      <text:p text:style-name="P2">Твайлайт прижала копыта к вискам.</text:p>
      <text:p text:style-name="P2"><text:span text:style-name="T1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15">–</text:span> Найтмэр Мун и Дискорд не разорвались и не сгорели.</text:p>
      <text:p text:style-name="P2"><text:span text:style-name="T15">–</text:span> Они очень могущественные маги, одни из лучших. У них сильный антимагический иммунитет. К тому же они биологически бессмертны.</text:p>
      <text:p text:style-name="P15"/>
      <text:p text:style-name="P2"><text:span text:style-name="T15">&lt;</text:span><text:span text:style-name="T29">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15">&gt;</text:span></text:p>
      <text:p text:style-name="P15"/>
      <text:p text:style-name="P2"><text:span text:style-name="T15">–</text:span> Хорошо, у тебя есть какие-то встречные предложения?</text:p>
      <text:p text:style-name="P2">Твайлайт задумчиво прошлась вдоль книжной полки.</text:p>
      <text:p text:style-name="P2"><text:span text:style-name="T15">–</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15">–</text:span> Для духа я слишком материален.</text:p>
      <text:p text:style-name="P2"><text:span text:style-name="T15">–</text:span> Я знаю. Но ничего более подходящего в голову не приходит. Приходи завтра после обеда. Хорошо?</text:p>
      <text:p text:style-name="P2"><text:span text:style-name="T15">–</text:span> Хорошо, Твайлайт. Приду. Спокойной ночи!</text:p>
      <text:p text:style-name="P2"><text:span text:style-name="T15">–</text:span> Спокойной ночи, Макс!</text:p>
      <text:p text:style-name="P2"/>
      <text:h text:style-name="P146" text:outline-level="2"><text:soft-page-break/></text:h>
      <text:p text:style-name="P14"/>
      <text:p text:style-name="P14"/>
      <text:p text:style-name="P14"/>
      <text:p text:style-name="P14"/>
      <text:p text:style-name="P15">&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15"/>
      <text:p text:style-name="P21">&lt;<text:span text:style-name="T30">самолёт в эквестрию проваливается во время </text:span><text:span text:style-name="T31">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6">&gt;</text:span></text:p>
      <text:p text:style-name="P50">&lt;<text:span text:style-name="T1">О рейде пони-рейнджеров Максу рассказывает Луна во время его возвращения в Кантерлот после исчезновения Селестии.</text:span>&gt;</text:p>
      <text:p text:style-name="P42"/>
      <text:p text:style-name="P53">&lt;<text:span text:style-name="T29">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3"/>
      <text:p text:style-name="P2"><text:span text:style-name="T15">–</text:span> Ты могла бы нести меня телекинезом. Я, после того, как узнал о ваших способностях, удивлялся, почему ты этого не сделала?</text:p>
      <text:p text:style-name="P2"><text:span text:style-name="T15">–</text:span> Шутишь? <text:span text:style-name="T15">–</text:span> Селестия скосила на меня фиалковый глаз, продолжая колдовать с мешочком. <text:span text:style-name="T15">–</text:span> Ты бы потом не захотел бы видеть меня от перенесенного унижения.</text:p>
      <text:p text:style-name="P32"><text:span text:style-name="T15">&lt;Селестия </text:span>хочет любым способом (34) расположить к себе Макса, чтоб получить союзника в борьбе за спасение Эквестрии<text:span text:style-name="T15">&gt;</text:span></text:p>
      <text:p text:style-name="P2"/>
      <text:p text:style-name="P2"><text:span text:style-name="T15">–</text:span> А дальше всё было хуже, намного хуже...</text:p>
      <text:p text:style-name="P2"/>
      <text:p text:style-name="P1"/>
      <text:p text:style-name="P68">&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68">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2"/>
      <text:p text:style-name="P5">***</text:p>
      <text:p text:style-name="P15"/>
      <text:p text:style-name="P2"><text:span text:style-name="T15">&lt;Луна - </text:span><text:span text:style-name="T29">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5">&gt;</text:span></text:p>
      <text:p text:style-name="P15"><text:soft-page-break/></text:p>
      <text:h text:style-name="P145" text:outline-level="2">Рейд пони-рэйнджеров</text:h>
      <text:p text:style-name="P2">&lt;Магия изо всех окраин Эквестрии бежит к её центру — в Вечнодикий лес&gt;</text:p>
      <text:p text:style-name="P30">(леденящий душу триллер, музыка тревожная)</text:p>
      <text:p text:style-name="P7">&lt;<text:span text:style-name="T29">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15">–</text:span> Тьфу ты, б-бестия! <text:span text:style-name="T15">–</text:span> Мэдтроттер принялся протирать окровавленное лезвие. <text:span text:style-name="T15">–</text:span> Впервые такую тварь встречаю.</text:p>
      <text:p text:style-name="P2"><text:span text:style-name="T15">–</text:span> Не думаю, что она появится ещё. <text:span text:style-name="T15">–</text:span> Калрус вслушивался в лесной шум. Уши его поворачивались по ветру. <text:span text:style-name="T15">–</text:span> Ты её хорошенько угостил. По первому разряду!</text:p>
      <text:p text:style-name="P2"><text:span text:style-name="T15">–</text:span> У нас, в Аппалузе, это называется “салют легионера”, <text:span text:style-name="T15">–</text:span> усмехнулся Хорст. <text:span text:style-name="T15">–</text:span> Мало кто из врагов его переживает.</text:p>
      <text:p text:style-name="P2"><text:span text:style-name="T15">–</text:span> Первым дежуришь ты, Мэдди. Потом я. Калрус <text:span text:style-name="T15">—</text:span> последним, <text:span text:style-name="T15">–</text:span> решил я. <text:span text:style-name="T15">–</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15">–</text:span> Что за чертовщина? <text:span text:style-name="T15">–</text:span> Мэдтроттер трогал копытом лежащую на земле плеть лианы, которая медленно уползала в чащу, сворачиваясь в колючий клубок.</text:p>
      <text:p text:style-name="P2"><text:span text:style-name="T15">–</text:span> Не нравится мне это, <text:span text:style-name="T15">–</text:span> пробормотал Калрус, стряхивая с крыла зелёную плеть, свесившуюся с дерева и попытавшуюся обвить его махательный сустав. <text:span text:style-name="T15">–</text:span> Что-то этот дискордов плющ чем дальше, тем становится живее и нахальнее. И у этой дряни даже нет башки, чтоб снести её в случае чего.</text:p>
      <text:p text:style-name="P2"><text:soft-page-break/><text:span text:style-name="T15">–</text:span> Да уж, <text:span text:style-name="T15">–</text:span> Мэдтроттер обнажил алебарду и закрепил её на ноге остриём вверх. <text:span text:style-name="T15">–</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5">***</text:p>
      <text:p text:style-name="P2"><text:span text:style-name="T15">–</text:span> Шанту?</text:p>
      <text:p text:style-name="P2"><text:span text:style-name="T15">–</text:span> Ваше Высочество? Мы никогда не встречали такое существо раньше и я…</text:p>
      <text:p text:style-name="P2"><text:span text:style-name="T1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15">–</text:span> Хотя кое-кто за за тысячу лет воздержания накопил столько силы, что может жонглировать планетами, не думаю, что он <text:span text:style-name="T15">&lt;</text:span><text:span text:style-name="T28">вот эту-то энергию Дискорд и потратил на превращение в дракона в мире Терры</text:span><text:span text:style-name="T15">&gt;</text:span>… Нет, конечно, это не он, его усталость и раскаяние были искренними… Дискорд на нашей стороне… <text:s/>Продолжайте, Кимеринн.</text:p>
      <text:p text:style-name="P5">***</text:p>
      <text:p text:style-name="P2"><text:span text:style-name="T15">&lt;</text:span><text:span text:style-name="T30">Добавить кокатрикса, мантикору и древесных волков. Тентаклианы переименовать в пландерсиды</text:span><text:span text:style-name="T15">&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15">–</text:span> Что за ерунда? <text:span text:style-name="T1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15">–</text:span> Не знаю, что за ерунда, но теперь становится ясно, откуда тут те черепа. <text:span text:style-name="T15">–</text:span> Я вытер накрыльный нож о траву и показал на две продолговатости, тускло белевшие в траве у самого ствола граба. <text:span text:style-name="T15">–</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15">–</text:span> Пхе, будет несколько <text:span text:style-name="T15">—</text:span> выберешь для них самый подходящий! <text:span text:style-name="T15">–</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15">&lt;</text:span><text:span text:style-name="T29">короткий</text:span><text:span text:style-name="T1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15">–</text:span> Ходят слухи, Стар <text:span text:style-name="T1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1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15">–</text:span> Мечтательно разглагольствовал Калрус.</text:p>
      <text:p text:style-name="P2"><text:span text:style-name="T15">–</text:span> Смотри, как бы ты сам после такой встречи не стал чудным материалом для <text:s/>чудовища, <text:span text:style-name="T15">–</text:span> проворчал Мэдтроттер. <text:span text:style-name="T15">–</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15">–</text:span> Странно, кто-то ходил к замку после того, как он был заброшен, <text:span text:style-name="T15">–</text:span> пробормотал Мэдтроттер. <text:span text:style-name="T15">–</text:span> <text:soft-page-break/>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15">–</text:span> Дискорд! Что их убило? <text:span text:style-name="T15">–</text:span> присвистнул обошедший Хорста с другой стороны Калрус.</text:p>
      <text:p text:style-name="P2"><text:span text:style-name="T15">–</text:span> Что бы их ни убило, нам с этим знакомиться ни к чему, <text:span text:style-name="T15">–</text:span> пробормотал Мэдтроттер озираясь. <text:span text:style-name="T15">–</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15">–</text:span> Это королевский конвой. Такие были на службе у принцесс ещё лет двадцать назад, до Раздора.</text:p>
      <text:p text:style-name="P2"><text:span text:style-name="T15">–</text:span> Такое впечатление, что… <text:span text:style-name="T15">–</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15">–</text:span> ...тут была засада <text:span text:style-name="T1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15">—</text:span> туда мы и помчались, сопровождаемые хлопками и свистом вращающихся шаров.</text:p>
      <text:p text:style-name="P5">***</text:p>
      <text:p text:style-name="P2"><text:span text:style-name="T15">–</text:span> Откуда там останки пегасов? Кто мог поймать их там? Они могут уйти от любой засады.</text:p>
      <text:p text:style-name="P2"><text:span text:style-name="T15">–</text:span> Не знаю, как насчёт летунов, принцессса, но когда мы осматривали кости, на нас было совершено нападение...</text:p>
      <text:p text:style-name="P2"><text:span text:style-name="T15">–</text:span> Вот как? На королевскую стражу в центре Эквестрии? Кто же это был?</text:p>
      <text:p text:style-name="P2"><text:span text:style-name="T15">–</text:span> Лианы, принцесса. <text:span text:style-name="T15">–</text:span> Кимеринн отчеканил последнюю фразу, глядя прямо перед собой. <text:span text:style-name="T1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15">– </text:span>сорок. Мы назвали их <text:span text:style-name="T15">&lt;</text:span><text:span text:style-name="T29">???</text:span><text:span text:style-name="T15">&gt;</text:span></text:p>
      <text:p text:style-name="P2">Луна обошла Кимеринна. </text:p>
      <text:p text:style-name="P2"><text:span text:style-name="T15">–</text:span> У вас рассечен бок. И колотая рана на шее.</text:p>
      <text:p text:style-name="P2"><text:span text:style-name="T15">–</text:span> Не уследил за лианой, Ваше Высочество. Ерунда. Калрус вовремя отсёк плеть. <text:span text:style-name="T15">–</text:span> Голубые глаза Кимеринна смотрели прямо сквозь Луну, не мигая.</text:p>
      <text:p text:style-name="P2"><text:span text:style-name="T15">–</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15">–</text:span> Я ценю вашу службу и хочу достойно наградить вас. Спрашивайте.</text:p>
      <text:p text:style-name="P2"><text:span text:style-name="T15">–</text:span> Мне… мне ничего не нужно, Ваше Высочество. <text:span text:style-name="T15">–</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15">–</text:span> Кимеринн, вы окажете своей принцессе услугу, если согласитесь <text:s/>принять от неё награду! <text:span text:style-name="T15">–</text:span> Если бы он понял… Как когда-то понял Амарок… Аликорны <text:span text:style-name="T15">—</text:span> тоже живые существа. И они очень одиноки…</text:p>
      <text:p text:style-name="P2"><text:soft-page-break/><text:span text:style-name="T15">–</text:span> Хорошо, Ваше Высочество. <text:span text:style-name="T15">–</text:span> Кимеринн смотрел не мигая в точку прямо перед собой. <text:span text:style-name="T15">–</text:span> Я хочу… в награду… обращаться к вам на “ты”!</text:p>
      <text:p text:style-name="P2">Туман застилал глаза Луне. Она смотрела на него <text:span text:style-name="T1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15">–</text:span> Ну что же… Я рада оказать такую услугу… Тебе…</text:p>
      <text:p text:style-name="P2"><text:span text:style-name="T15">–</text:span> Принцесса…</text:p>
      <text:p text:style-name="P2"><text:span text:style-name="T15">–</text:span> Луна, мой дорогой. Для тебя <text:span text:style-name="T15">—</text:span> Луна…</text:p>
      <text:p text:style-name="P2">...</text:p>
      <text:p text:style-name="P2"/>
      <text:h text:style-name="P145" text:outline-level="2">Рейд пони-рэйнджеров-2 (<text:span text:style-name="T29">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15">&lt;</text:span><text:span text:style-name="T29">гидрорысью</text:span><text:span text:style-name="T15">&gt;</text:span> и нападением <text:span text:style-name="T15">&lt;</text:span><text:span text:style-name="T29">тентаклиан</text:span><text:span text:style-name="T15">&gt;</text:span> казался мне ещё опаснее. А если этот корабль обследовать как следует…</text:p>
      <text:p text:style-name="P2"><text:span text:style-name="T15">–</text:span> Заночуем внутри. - <text:span text:style-name="T1">р</text:span>ешил я.</text:p>
      <text:p text:style-name="P2"><text:span text:style-name="T15">&lt;</text:span><text:span text:style-name="T29">Нужен ли тут самолёт? Нужен артефакт из Fallout Equestria - летучий корабль</text:span>?<text:span text:style-name="T15">&gt;</text:span></text:p>
      <text:p text:style-name="P2">Утро встретило нас туманом. Я пытался рассмотреть руины замка на противоположном берегу.</text:p>
      <text:p text:style-name="P2"><text:span text:style-name="T15">–</text:span> Идти опасно. Засаду прозевать <text:span text:style-name="T15">—</text:span> как два пера об мостовую. Хорст, я слетаю в разведку. Не нравится мне это болото.</text:p>
      <text:p text:style-name="P2"><text:span text:style-name="T1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1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text:soft-page-break/>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5">***</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15">–</text:span> Заметил что-то. <text:span text:style-name="T15">–</text:span> Хорст приставил копыто ко лбу, пытаясь рассмотретьчто-то против солнца. <text:span text:style-name="T15">–</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15">–</text:span> Поворачивайте, уходите от болота! <text:span text:style-name="T15">–</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5">***</text:p>
      <text:p text:style-name="P2"><text:span text:style-name="T15">–</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15">–</text:span> Не в крыло, а в ногу, <text:span text:style-name="T15">–</text:span> проворчал я, стаскивая зубами с задней ноги толстую плеть плюща, гладко отрубленную стилетом. <text:span text:style-name="T15">–</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15">– </text:span>Схватил бы за крыло <text:span text:style-name="T15">—</text:span> я бы не вырвался.</text:p>
      <text:p text:style-name="P2">Я взглянул вверх. На металлической стенке чётко отпечатались четыре полукруга копыт. </text:p>
      <text:p text:style-name="P2"><text:span text:style-name="T15">–</text:span> И пришлось бы тебе за меня во дворце отдуваться.</text:p>
      <text:p text:style-name="P2"><text:span text:style-name="T15">–</text:span> Нашел что-нибудь интересное в развалинах?</text:p>
      <text:p text:style-name="P2"><text:span text:style-name="T15">–</text:span> А как же! Странное такое. Похожее на обезьяну. Но стройнее и грациознее. И оно было одето…</text:p>
      <text:p text:style-name="P2"><text:span text:style-name="T15">–</text:span> Одето?</text:p>
      <text:p text:style-name="P2"><text:span text:style-name="T15">–</text:span> Да, в потёртые джинсы и куртку. И на спине было что-то вроде перемётной сумки. Не успел как следует расмотреть <text:span text:style-name="T15">—</text:span> оно скрылось в кустах. Что его отличало от обезьяны <text:span text:style-name="T15">—</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15">–</text:span> Ещ одно неизвестное чудовище! <text:s/>Что-то их тут много развелось.</text:p>
      <text:p text:style-name="P2">Я крепко задумался. Принцесса приказывала <text:span text:style-name="T15">—</text:span> нет, не приказывала <text:span text:style-name="T1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text:soft-page-break/>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15">–</text:span> Куда идём, Кэп? <text:span text:style-name="T15">–</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1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15">–</text:span> Вы ведь в неопасное место идёте, да?</text:p>
      <text:p text:style-name="P2"><text:span text:style-name="T15">–</text:span> Да, Силк Мэйн, в неопасное.</text:p>
      <text:p text:style-name="P2"><text:span text:style-name="T1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15">–</text:span> Силк, не волнуйся, если будет опасно, мы сразу же повернём. (И пойдём другой дорогой <text:span text:style-name="T15">—</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15">—</text:span> ничтожны.</text:p>
      <text:p text:style-name="P2"><text:span text:style-name="T15">–</text:span> Возвращаемся, Мэдди, <text:span text:style-name="T15">–</text:span> решил я. <text:span text:style-name="T15">–</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45"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15">–</text:span> Пони умеют переносить тяготы, Макс. <text:span text:style-name="T15">–</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15">– </text:span>Душновато как-то, <text:span text:style-name="T15">–</text:span> Селестия встала с подушек и приоткрыла дверь на балкон. <text:span text:style-name="T15">–</text:span> Тебе не холодно?</text:p>
      <text:p text:style-name="P2"><text:span text:style-name="T15">–</text:span> Нет, вполне тепло. <text:span text:style-name="T15">–</text:span> Я тоже встал с подушек размять затёкшие ноги.</text:p>
      <text:p text:style-name="P2"><text:soft-page-break/><text:span text:style-name="T15">–</text:span> Уборная там. <text:span text:style-name="T15">–</text:span> Селестия показала на неприметную дверцу за занавеской в углу.</text:p>
      <text:p text:style-name="P2"><text:span text:style-name="T15">–</text:span> Как ты догадалась? <text:span text:style-name="T15">–</text:span> <text:span text:style-name="T1">и</text:span>зумился я.</text:p>
      <text:p text:style-name="P2"/>
      <text:p text:style-name="P2"><text:s/><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15">&lt;</text:span><text:span text:style-name="T29">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5">&gt;</text:span></text:p>
      <text:p text:style-name="P2"><text:span text:style-name="T15">&lt;</text:span><text:span text:style-name="T29">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15">&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15">–</text:span> То есть, Кимеринн видел человека у развалин замка?</text:p>
      <text:p text:style-name="P2"><text:span text:style-name="T15">–</text:span> Скорее всего, да. Правда, впоследствии он уже не был так уверен <text:span text:style-name="T1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15">–</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15">–</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15">–</text:span> А кто-нибудь поблизости не заметил, как они исчезают?</text:p>
      <text:p text:style-name="P2"/>
      <text:p text:style-name="P2"/>
      <text:p text:style-name="P2"/>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15">–</text:span> Тия, я…</text:p>
      <text:p text:style-name="P2"><text:span text:style-name="T15">–</text:span> Не говори ничего! Твайлайт нашла в архиве северного крыла полузаконченное заклинание <text:span text:style-name="T15">C</text:span>вирла Бородатого. “Защита от неведомой угрозы” <text:span text:style-name="T15">—</text:span> так он назвал его. Синопсис восстановить не удалось <text:span text:style-name="T15">—</text:span> Свирл записал его на некачественной бумаге. Треть заклинания Твайли восстановила экстраполяцией <text:span text:style-name="T1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text:soft-page-break/>приближение конца лучше меня. Он древнее и, вероятно, мудрее, хотя и одержим хаосом.</text:p>
      <text:p text:style-name="P2">Но чуда не произошло <text:span text:style-name="T15">—</text:span> всего лишь появился ты! <text:span text:style-name="T15">–</text:span> это слово Селестия выдохнула мне в лицо, буквально ткнув меня носом. <text:span text:style-name="T15">–</text:span> И всё это время я думала <text:span text:style-name="T15">—</text:span> кто ты? Наше спасение, или всего лишь горькая шутка судьбы? И я до сих пор не знаю. </text:p>
      <text:p text:style-name="P2">Ты извини, Макс, я разнервничалась/ <text:span text:style-name="T15">–</text:span> Селестия отвернулась от меня. Я протянул руку и осторожно поправил локон переливающейся гривы. <text:span text:style-name="T15">–</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15">–</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15">–</text:span> Я не смогу сделать тебя счастливой, Тия, <text:span text:style-name="T15">–</text:span> я покачал головой. <text:span text:style-name="T15">– </text:span>Я не знаю, чем вам помочь. Скорее всего, я попал сюда случайно.</text:p>
      <text:p text:style-name="P2"><text:span text:style-name="T15">–</text:span> Я так и думала, <text:span text:style-name="T15">–</text:span> кивнула головой Селестия. <text:span text:style-name="T1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92"/>
      <text:p text:style-name="P53">Она вытянула шею и начала по очереди сгибать-разгибать ноги, разминая суставы.</text:p>
      <text:p text:style-name="P53"><text:span text:style-name="T15">–</text:span> Слишком поздно, <text:span text:style-name="T15">–</text:span> пробормотала она, глядя через панорамное окно на ночное небо. <text:span text:style-name="T15">–</text:span> Даже, скорее, рано. Сестра скоро вернётся.</text:p>
      <text:p text:style-name="P2"/>
      <text:p text:style-name="P2"><text:span text:style-name="T15">–</text:span> Макс, <text:span text:style-name="T15">–</text:span> обернулась она ко мне, <text:span text:style-name="T1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15">—</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1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45" text:outline-level="2">В библиотеке замка Селестии</text:h>
      <text:p text:style-name="P98"/>
      <text:p text:style-name="P3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text:soft-page-break/>Мда. Я захлопнул книгу <text:span text:style-name="T15">&lt;</text:span><text:span text:style-name="T29">название книги</text:span><text:span text:style-name="T1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15">&lt;</text:span><text:span text:style-name="T29">название библиотеки</text:span><text:span text:style-name="T15">&gt;</text:span>, пытаясь найти хоть какую-нибудь зацепку. Но всё тщётно.</text:p>
      <text:p text:style-name="P2">Если верить заклинанию, я <text:span text:style-name="T15">—</text:span> внешняя сила, и если меня хорошо попросить <text:span text:style-name="T15">&lt;</text:span><text:span text:style-name="T29">см. выше - ночь с Селестией</text:span><text:span text:style-name="T1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45" text:outline-level="2">Понивилль</text:h>
      <text:p text:style-name="P2"/>
      <text:h text:style-name="P145"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text:soft-page-break/>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oft-page-break/><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text:soft-page-break/>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76">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45" text:outline-level="2">Первый сеанс двойного сна. Рэрити</text:h>
      <text:p text:style-name="P2"/>
      <text:p text:style-name="P2"><text:span text:style-name="T15">&lt;</text:span><text:span text:style-name="T29">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29">Сон одновременно смотрели Рэрити, Пинки и РД. Флатти и ЭйДжей не успели подойти вовремя, т.к. жили за городом.</text:span><text:span text:style-name="T15">&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15">–</text:span> Кровать для тебя маловата, Макс, <text:span text:style-name="T15">–</text:span> извиняющимся тоном сообщила Твайлайт. <text:span text:style-name="T15">–</text:span> Мы сдвинули два матраса на полу. Вы с Рэрити должны поместиться.</text:p>
      <text:p text:style-name="P2"><text:span text:style-name="T15">–</text:span> Может, и поместимся. Но, вообще, я во сне верчусь.</text:p>
      <text:p text:style-name="P2"><text:span text:style-name="T15">–</text:span> Не страшно, ты не успеешь… <text:span text:style-name="T15">–</text:span> её слова были заглушены звоном входного колокольчика. Хлопнула дверь и в читальный зал вошла светлая единорожка.</text:p>
      <text:p text:style-name="P2"><text:span text:style-name="T15">–</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15">—</text:span> всё это <text:soft-page-break/>придавало Рэрити неожиданный шарм.</text:p>
      <text:p text:style-name="P2"><text:span text:style-name="T15">–</text:span> Рэрити, ты выглядишь… Замечательно выглядишь! <text:span text:style-name="T15">–</text:span> растерянно пролепетала Твайлайт.</text:p>
      <text:p text:style-name="P2"><text:span text:style-name="T15">–</text:span> Дааааааа… Замечательно! <text:span text:style-name="T15">–</text:span> наконец-то смог закрыть рот <text:span text:style-name="T1">и втянуть слюни </text:span>Спайк.</text:p>
      <text:p text:style-name="P2"><text:span text:style-name="T1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15">–</text:span> смущённо сказала Рэрити, глядя мимо меня своими фиолетовыми глазами.</text:p>
      <text:p text:style-name="P2"><text:span text:style-name="T15">–</text:span> Спасибо, Рэрити. Ты выглядишь потрясно. <text:span text:style-name="T1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15">–</text:span> Ну что же, если готовы <text:span text:style-name="T1">—</text:span> ложитесь на матрас и расслабьтесь. Вы должны касаться друг-друга. <text:span text:style-name="T15">–</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15">–</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15">–</text:span> Готовы? <text:span text:style-name="T15">–</text:span> Спросила Твайлайт.</text:p>
      <text:p text:style-name="P2"><text:span text:style-name="T15">–</text:span> Я готова. <text:span text:style-name="T15">–</text:span> <text:span text:style-name="T1">о</text:span>тозвалась Рэрити.</text:p>
      <text:p text:style-name="P2"><text:span text:style-name="T15">–</text:span> Готов. <text:span text:style-name="T15">–</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45" text:outline-level="2">Сон Макса</text:h>
      <text:p text:style-name="P98"/>
      <text:p text:style-name="P2"><text:span text:style-name="T15">&lt;</text:span><text:span text:style-name="T29">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2">...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32"><text:span text:style-name="T15">–</text:span> Готова, <text:span text:style-name="T15">–</text:span> процедила она.</text:p>
      <text:p text:style-name="P32">В сон отправились сразу три пони <text:span text:style-name="T15">—</text:span> Рэрити, Рэйнбоу Дэш и Пинки. Пинки после пробуждения Макса пробуждается безумной <text:span text:style-name="T15">—</text:span> Твайлайт пытается её лечить</text:p>
      <text:p text:style-name="P2"><text:span text:style-name="T29">Эгрегор Эквестрии </text:span><text:span text:style-name="T32">—</text:span><text:span text:style-name="T29"> Селестия </text:span><text:span text:style-name="T32">—</text:span><text:span text:style-name="T29"> на кончике главного рога Анакорна</text:span><text:span text:style-name="T15">&gt;</text:span></text:p>
      <text:p text:style-name="P5">***</text:p>
      <text:p text:style-name="P2"><text:span text:style-name="T15">–</text:span> Вставай, Макс! <text:span text:style-name="T15">–</text:span> Маленькое копыто надавливало мне на грудь, делая энергичные круговые движения.</text:p>
      <text:p text:style-name="P2"><text:span text:style-name="T15">–</text:span> Твайлайт? <text:span text:style-name="T15">–</text:span> Взгляд сфокусировался на лавандовой единорожке, озабоченно осматривающей меня и продолжающей массаж в области сердца.</text:p>
      <text:p text:style-name="P2"><text:soft-page-break/><text:span text:style-name="T15">–</text:span> Мне не понравился цвет твоей мордочки. Ты стал слишком бледный. Я решила прервать твой сон. Как ты себя ...</text:p>
      <text:p text:style-name="P2"><text:span text:style-name="T15">–</text:span> … чувствуешь, дорогая Рэрити?! Я могу чем-нибудь помочь? Вот, выпей воды! <text:span text:style-name="T15">–</text:span> <text:span text:style-name="T1">д</text:span>ракончик метался вокруг светлой единорожки, в волнении заламывая лапки.</text:p>
      <text:p text:style-name="P2"><text:span text:style-name="T15">–</text:span> Спасибо, Спайк! Ты очень любезен! <text:span text:style-name="T15">–</text:span> Рэрити приподнялась на матрасе и сделала пару глотков из услужливо поднесенного Спайком стакана.</text:p>
      <text:p text:style-name="P2"><text:span text:style-name="T15">–</text:span> Я в порядке. Что-то удалось узнать? <text:span text:style-name="T15">–</text:span> обратился я к Рэрити.</text:p>
      <text:p text:style-name="P2"><text:span text:style-name="T15">–</text:span> Я всё расскажу, <text:span text:style-name="T15">–</text:span> кивнула единорожка. <text:span text:style-name="T1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15">–</text:span> Годится, <text:span text:style-name="T15">–</text:span> кивнула Твайлайт. <text:span text:style-name="T15">–</text:span> Тогда до завтрашнего вечера каждый свободен и занимается своими делами.</text:p>
      <text:p text:style-name="P2"><text:span text:style-name="T15">– </text:span>Да, Макс?</text:p>
      <text:p text:style-name="P2"><text:span text:style-name="T1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1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15">–</text:span> Я помогу-у-у-у! <text:span text:style-name="T15">–</text:span> <text:span text:style-name="T1">з</text:span>апрыгала на месте Пинки.</text:p>
      <text:p text:style-name="P2"><text:span text:style-name="T15">–</text:span> Я помогу! <text:span text:style-name="T15">–</text:span> <text:span text:style-name="T1">н</text:span>еожиданно вызвалась Рэйнбоу Дэш, до этого безучастно наблюдавшая за нами.</text:p>
      <text:p text:style-name="P2"/>
      <text:p text:style-name="P35"/>
      <text:p text:style-name="P2"/>
      <text:p text:style-name="P2"><text:span text:style-name="T15">–</text:span> Я первая предложила! <text:span text:style-name="T15">–</text:span> возмутилась Пинки.</text:p>
      <text:p text:style-name="P2"><text:span text:style-name="T15">–</text:span> Предложила не ты, а Твайлайт. <text:span text:style-name="T15">–</text:span> <text:span text:style-name="T1">п</text:span>арировала Рэйнбоу Дэш.</text:p>
      <text:p text:style-name="P2"><text:span text:style-name="T15">–</text:span> Не ссорьтесь, <text:span text:style-name="T1">кобылки</text:span>! Давайте сегодня мне показывает Понивилль Пинки, а завтра <text:span text:style-name="T1">—</text:span> ты, Рэйнбоу. <text:span text:style-name="T15">–</text:span> <text:span text:style-name="T1">п</text:span>редложил я. <text:span text:style-name="T15">–</text:span> Годится?</text:p>
      <text:p text:style-name="P2"><text:span text:style-name="T15">–</text:span> Лады. <text:span text:style-name="T15">–</text:span> проворчала пегаска. <text:span text:style-name="T15">–</text:span> Приходи завтра на девять к библиотеке. Нет, лучше на десять.</text:p>
      <text:p text:style-name="P2"><text:span text:style-name="T15">–</text:span> Хорошо, Рэйнбоу Дэш. Договорились.</text:p>
      <text:p text:style-name="P2"><text:span text:style-name="T15">–</text:span> Пошли-пошли-пошли-пошли, <text:span text:style-name="T15">–</text:span> подталкивала меня головой к выходу Пинки. <text:span text:style-name="T1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45"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1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15">–</text:span> <text:span text:style-name="T1">э</text:span>нергия Пинки была <text:soft-page-break/>неиссякаема.</text:p>
      <text:p text:style-name="P2"><text:span text:style-name="T15">–</text:span> Ффух! Дай отдышаться.</text:p>
      <text:p text:style-name="P2"><text:span text:style-name="T15">–</text:span> Устал? <text:span text:style-name="T15">–</text:span> <text:span text:style-name="T1">у</text:span>частливо спросила Пинки.</text:p>
      <text:p text:style-name="P2"><text:span text:style-name="T15">–</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15">–</text:span> Да? Тогда пойдём перекусим.</text:p>
      <text:p text:style-name="P2">Манерный пони-оффициант выслушал наши пожелания и удалился.</text:p>
      <text:p text:style-name="P2"><text:span text:style-name="T15">–</text:span> А какой у тебя был образ жизни?</text:p>
      <text:p text:style-name="P2"><text:span text:style-name="T15">–</text:span> В основном, <text:span text:style-name="T1">э</text:span>сидячий.</text:p>
      <text:p text:style-name="P2"><text:span text:style-name="T1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15">–</text:span> А у нас сидячая работа в порядке вещей.</text:p>
      <text:p text:style-name="P2"><text:span text:style-name="T15">–</text:span> Ужас-ужас! <text:span text:style-name="T15">–</text:span> Пинки прижала копыта передних ног к голове. <text:span text:style-name="T15">–</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15">&lt;</text:span><text:span text:style-name="T29">Рэйнбоу объясняет Максу, почему Пинки расплатилась за него </text:span><text:span text:style-name="T30">—</text:span><text:span text:style-name="T29"> и вспоминает, что когда-то уже объясняла нечто подобное (Леро)</text:span></text:p>
      <text:p text:style-name="P2"><text:span text:style-name="T29">У Твайлайт после видения гибели Кимеринна появились морщинки возле глаз</text:span><text:span text:style-name="T15">&gt;</text:span></text:p>
      <text:p text:style-name="P2"/>
      <text:h text:style-name="P145"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15">–</text:span> Привет! Куда это ты собрался? <text:span text:style-name="T15">–</text:span> <text:span text:style-name="T1">п</text:span>розвучало из листвы, как только я взялся за ручку двери. С ветки на землю спланировала Рэйнбоу Дэш.</text:p>
      <text:p text:style-name="P2"><text:span text:style-name="T15">–</text:span> Она ещё спит. Вчера пересидела за книгами. Не стоит её будить. <text:span text:style-name="T15">–</text:span> пегаска <text:span text:style-name="T1">к</text:span>ивнула на дверь. <text:span text:style-name="T15">–</text:span> Ну, пошли?</text:p>
      <text:p text:style-name="P2"><text:span text:style-name="T15">–</text:span> Пошли, Рэйнбоу Дэш. А куда?</text:p>
      <text:p text:style-name="P2"><text:span text:style-name="T15">–</text:span> Слушай, зови меня Дэш. А то и мне придётся звать тебя полным именем, а я этого не выношу.</text:p>
      <text:p text:style-name="P2"><text:span text:style-name="T15">–</text:span> Договорились, Дэш. Так куда мы идём?</text:p>
      <text:p text:style-name="P2"><text:span text:style-name="T15">–</text:span> К <text:span text:style-name="T15">&lt;</text:span><text:span text:style-name="T29">водопаду</text:span><text:span text:style-name="T15">&gt;</text:span>. Там здоровски красивое место.</text:p>
      <text:p text:style-name="P2"><text:span text:style-name="T15">–</text:span> А я думал, ты хочешь показать мне Понивилль.</text:p>
      <text:p text:style-name="P2"><text:span text:style-name="T15">–</text:span> Да ладно, <text:span text:style-name="T15">–</text:span> засмеялась пегаска, скосив на меня смущёную мордочку, <text:span text:style-name="T1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text:soft-page-break/>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15">–</text:span> Макс, <text:span text:style-name="T15">–</text:span> нарушила молчание Дэш, <text:span text:style-name="T1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15">–</text:span> Дежа вю? Ты об этом?</text:p>
      <text:p text:style-name="P2"><text:span text:style-name="T15">– </text:span>Что? Какое ещё дежавю?</text:p>
      <text:p text:style-name="P2"><text:span text:style-name="T15">–</text:span> Ложные воспоминания. Ты помнишь о чём-то, чего на самом деле никогда не было.</text:p>
      <text:p text:style-name="P2"><text:span text:style-name="T15">–</text:span> Хм. Может, и дежавю… Может… А если всё же было? Но ты не помнишь когда и как?</text:p>
      <text:p text:style-name="P2"><text:span text:style-name="T15">–</text:span> Дэш, не говори загадками. Если хочешь услышать внятный ответ, задавай внятный вопрос.</text:p>
      <text:p text:style-name="P2"><text:span text:style-name="T15">–</text:span> Не готова я… задать внятный вопрос. <text:span text:style-name="T15">–</text:span> <text:span text:style-name="T1">п</text:span>робормотала пегаска. <text:span text:style-name="T15">–</text:span> Нам туда.</text:p>
      <text:p text:style-name="P2">Дэш указала на тропку, уводящую от путей в молодой берёзово-кленовый лесок.</text:p>
      <text:p text:style-name="P2"><text:span text:style-name="T15">–</text:span> Ну-у-у, так мы до вечера не дойдём. <text:span text:style-name="T15">–</text:span> <text:span text:style-name="T1">н</text:span>едовольно заметила Дэш через пару минут. <text:span text:style-name="T15">–</text:span> Пробежимся?</text:p>
      <text:p text:style-name="P2"><text:span text:style-name="T15">–</text:span> Из меня бегун тот ещё. <text:s/>Я проплыть могу больше, чем пробежать.</text:p>
      <text:p text:style-name="P2"><text:span text:style-name="T15">–</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15">–</text:span> Всё, Дэш. Я больше не могу.</text:p>
      <text:p text:style-name="P2"><text:span text:style-name="T15">–</text:span> Ты шутишь? Мы и полмили не пробежали.</text:p>
      <text:p text:style-name="P2"><text:span text:style-name="T15">–</text:span> Понимаешь, бег <text:span text:style-name="T1">—</text:span> не моя сильная сторона. Никогда не умел долго бегать.</text:p>
      <text:p text:style-name="P2"><text:span text:style-name="T15">–</text:span> Как же ты жил тогда? <text:span text:style-name="T15">–</text:span> недоумённо уставилась на меня пегаска. <text:span text:style-name="T15">– </text:span><text:span text:style-name="T1">Летать-то ты тоже не умеешь?</text:span></text:p>
      <text:p text:style-name="P2"><text:span text:style-name="T15">–</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15">–</text:span> Ничего себе “скорее исключение, чем правило”, <text:span text:style-name="T15">–</text:span> удивлённо повторила Дэш. <text:span text:style-name="T15">–</text:span> Да у нас это такое же исключение, как нелетающий пегас! Какое уж там “правило”! Дискорд, что же нам делать? Так мы не успеем…</text:p>
      <text:p text:style-name="P2"><text:span text:style-name="T15">–</text:span> Мы можем вернуться. А это место ты покажешь мне в другой раз. Выберемся туда в двухдневный поход.</text:p>
      <text:p text:style-name="P2"><text:span text:style-name="T15">–</text:span> Нет уж! Никаких “вернуться”. Если вернёмся, то никогда уже там не побываем. <text:span text:style-name="T15">–</text:span> <text:span text:style-name="T1">с</text:span>ерьёзно заявила Дэш. <text:span text:style-name="T15">–</text:span> Уж поверь мне. Вот что. У тебя передние лапы <text:span text:style-name="T1">—</text:span> те, которые с пальцами, <text:span text:style-name="T1">—</text:span> сильные?</text:p>
      <text:p text:style-name="P2"><text:span text:style-name="T15">&lt;</text:span><text:span text:style-name="T29">Cначала описать попытку усесться сверху. На первой попытке Макс поранился об брошь в гриве РД в виде радужной молнии</text:span><text:span text:style-name="T15">&gt;</text:span></text:p>
      <text:p text:style-name="P2"><text:span text:style-name="T15">–</text:span> Сможешь меня удержать?</text:p>
      <text:p text:style-name="P2"><text:span text:style-name="T15">–</text:span> Ты про руки, что ли? Смогу. А зачем?</text:p>
      <text:p text:style-name="P2"><text:span text:style-name="T15">–</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15">–</text:span> У-у-у-ф-ф-ф! А ты, вообще-то, не очень тяжёлый. Я вполне могу поднять тебя. Просто ты нарушил <text:soft-page-break/>мой баланс, когда схватил меня за задние ноги. Потому я и сорвалась в штопор. <text:span text:style-name="T15">–</text:span> <text:span text:style-name="T1">н</text:span>ачала оправдываться Дэш.</text:p>
      <text:p text:style-name="P2"><text:span text:style-name="T1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15">–</text:span> Ну да, не сообразила сразу насчёт баланса, <text:span text:style-name="T15">–</text:span> рассмеялась пегаска, вставая на ноги. <text:span text:style-name="T15">–</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15">–</text:span> Ю-у-у-у-ху-у-у-у!!! <text:span text:style-name="T1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15">&lt;</text:span><text:span text:style-name="T29">Дэш расплачивается за Макса в кафе. Когда тот спрашивает, почему она и Пинки платят за него, Дэш, вместо ответа, говорит:</text:span></text:p>
      <text:p text:style-name="P2"><text:span text:style-name="T32">–</text:span><text:span text:style-name="T29"> Пинки? </text:span><text:span text:style-name="T32">–</text:span><text:span text:style-name="T29"> Дэш сморщила нос. </text:span><text:span text:style-name="T32">–</text:span><text:span text:style-name="T29"> Я скажу ей, чтоб больше не </text:span><text:span text:style-name="T32">платила.</text:span><text:span text:style-name="T15">&gt;</text:span></text:p>
      <text:p text:style-name="P2"><text:span text:style-name="T15">Хотя</text:span> за то немногое время, что мы провели вместе, я понял, что ожидать от голубой пегаски предсказуемости <text:span text:style-name="T1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15">—</text:span> скажем, 35 <text:span text:style-name="T15">– </text:span>40 метров (на 50 я без дыхательной подготовки давно не замахиваюсь, а о 75-ти уже даже и не вспоминаю), но в такой воде <text:span text:style-name="T15">–</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15">–</text:span> Ф-р-р-р. Тьфу! Бр-р-р.</text:p>
      <text:p text:style-name="P2">Дэш выплюнула меня на берег и сама упала рядом.</text:p>
      <text:p text:style-name="P2"><text:span text:style-name="T15">–</text:span> Что ж? Ты? Не? Сказал? Что? <text:s/>Не? Умеешь? Плавать? <text:span text:style-name="T15">–</text:span> <text:span text:style-name="T1">в</text:span> промежутках между вздохами процедила Дэш.</text:p>
      <text:p text:style-name="P2"><text:span text:style-name="T15">–</text:span> С чего ты взяла? Я умею.</text:p>
      <text:p text:style-name="P2"><text:span text:style-name="T15">–</text:span> Ты ушёл под воду! И не выныривал! <text:span text:style-name="T15">–</text:span> <text:span text:style-name="T1">о</text:span>т возмущения пегаска даже забыла дышать.</text:p>
      <text:p text:style-name="P2"><text:span text:style-name="T15">–</text:span> Я не выныривал, потому что решил поплавать под водой. Я, вообще, это дело люблю.</text:p>
      <text:p text:style-name="P2"><text:span text:style-name="T15">–</text:span> Что??! И ты не предупредил меня?!! Знаешь, как я испугалась?!! Ни одна пони без магии столько под водой не продержится!!</text:p>
      <text:p text:style-name="P2"><text:span text:style-name="T15">–</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text:soft-page-break/>внезапно сдулась. Крылья её опустились на песок, голова поникла. На неё было жалко смотреть.</text:p>
      <text:p text:style-name="P2"><text:span text:style-name="T15">–</text:span> Да. Это я виновата. Я дура. Извини, <text:span text:style-name="T15">–</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1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15">&lt;</text:span><text:span text:style-name="T29">В Кантерлоте Макс присутствует на церемонии прощания с Кимеринном</text:span><text:span text:style-name="T15">&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15">–</text:span> Ух ты! <text:span text:style-name="T15">–</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15">–</text:span> Как тут…</text:p>
      <text:p text:style-name="P2"><text:span text:style-name="T15">–</text:span> Красиво, правда? <text:span text:style-name="T15">–</text:span> Дэш отследила мой взгляд и кивнула.</text:p>
      <text:p text:style-name="P2"><text:span text:style-name="T15">–</text:span> Красиво <text:span text:style-name="T1">—</text:span> это не то <text:span text:style-name="T1">чувство</text:span>. Тут чудесно! Просто слов нет…</text:p>
      <text:p text:style-name="P2"><text:span text:style-name="T1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15">–</text:span> А сейчас? Сейчас у тебя есть такое чувство?</text:p>
      <text:p text:style-name="P2"><text:span text:style-name="T15">–</text:span> Сейчас мне хочется, чтобы ты это видел. Не знаю почему. То есть, не совсем чтобы не знаю. <text:span text:style-name="T15">–</text:span> Дэш отпрянула и посмотрела мне в глаза. <text:span text:style-name="T15">–</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15">–</text:span> Это исключено, Дэш. Я никак не мог повстречаться с тобой в своём мире.</text:p>
      <text:p text:style-name="P2"><text:span text:style-name="T15">–</text:span> Да? Странно. Откуда же это чувство, будто я тебя знаю? <text:span text:style-name="T15">–</text:span> <text:span text:style-name="T1">п</text:span>робормотала пегаска. <text:span text:style-name="T15">–</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15">–</text:span> Тебе надо просушить шерсть. Снимай-ка одежду! <text:span text:style-name="T15">–</text:span> <text:span text:style-name="T1">с</text:span>командовала Дэш.</text:p>
      <text:p text:style-name="P2"><text:span text:style-name="T15">–</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15">–</text:span> Куда это ты спрятался? <text:span text:style-name="T15">–</text:span> <text:span text:style-name="T1">з</text:span>аросли вербы раздвинулись, пропуская пегаску.</text:p>
      <text:p text:style-name="P2"><text:span text:style-name="T15">–</text:span> Оп-па! <text:span text:style-name="T1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text:soft-page-break/>Дэш удивлённо наблюдала за этой суматохой.</text:p>
      <text:p text:style-name="P2"><text:span text:style-name="T15">–</text:span> Ты чего? <text:span text:style-name="T15">–</text:span> <text:span text:style-name="T1">в</text:span> конце-концов озадаченно спросила она. <text:span text:style-name="T15">–</text:span> Что-то не так?</text:p>
      <text:p text:style-name="P2"><text:span text:style-name="T15">–</text:span> Не так, <text:span text:style-name="T15">–</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15">–</text:span> А с кем не так? Со мной? С тобой? Или вообще? <text:span text:style-name="T15">–</text:span> <text:span text:style-name="T1">д</text:span>опытывалась пегаска.</text:p>
      <text:p text:style-name="P2"><text:span text:style-name="T15">–</text:span> Наверное, со мной. <text:span text:style-name="T15">–</text:span> <text:span text:style-name="T1">я</text:span> завязал рукава куртки за спиной и вышел из-за куста. <text:span text:style-name="T15">–</text:span> Видишь ли, у нас, у людей, не принято находиться без одежды в обществе других… людей.</text:p>
      <text:p text:style-name="P2"><text:span text:style-name="T15">–</text:span> Ну и?</text:p>
      <text:p text:style-name="P2"><text:span text:style-name="T1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15">–</text:span> А какой смысл в этом правиле? Какую цель оно преследует?</text:p>
      <text:p text:style-name="P2"><text:span text:style-name="T1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15">–</text:span> Я знаю, что такое социальное табу, <text:span text:style-name="T15">–</text:span> важно кивнула Дэш. <text:span text:style-name="T15">–</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15">–</text:span> Вот видишь, ты меня правильно поняла. Описанные тобой табу у нас, кстати, тоже есть.</text:p>
      <text:p text:style-name="P2"><text:span text:style-name="T15">–</text:span> Но, с другой стороны, <text:span text:style-name="T15">–</text:span> продолжала пегаска, подходя ко мне поближе, <text:span text:style-name="T1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5">–</text:span> Дэш подошла вплотную, <text:span text:style-name="T15">–</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15">–</text:span> Дэш!.. Блин! <text:span text:style-name="T15">–</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15">&lt;</text:span><text:span text:style-name="T29">Аликорны </text:span><text:span text:style-name="T32">—</text:span><text:span text:style-name="T29"> элементали. Они воплощают в себе какую-либо сторону чаяний и настроений сообщества пони. Анакорн </text:span><text:span text:style-name="T32">—</text:span><text:span text:style-name="T29"> супераликорн, элементаль всего мира</text:span><text:span text:style-name="T15">&gt;</text:span></text:p>
      <text:p text:style-name="P15"/>
      <text:p text:style-name="P2"><text:span text:style-name="T15">– </text:span>Ты так смешно выглядишь, когда пытаешься спрятаться. <text:span text:style-name="T15">–</text:span> <text:span text:style-name="T1">п</text:span>егаска, немного наклонив голову, наблюдала за моими попытками скрестить ноги и обнять колени руками. <text:span text:style-name="T15">–</text:span> Ты выглядишь как Флаттершай, когда её попросили спеть на празднике <text:span text:style-name="T15">&lt;</text:span><text:span text:style-name="T32">zxcbzxcvb</text:span><text:span text:style-name="T15">&gt;</text:span>.</text:p>
      <text:p text:style-name="P2">Я не ответил.</text:p>
      <text:p text:style-name="P2">Пегаска подошла поближе и села, прижавшись тёплым боком ко мне.</text:p>
      <text:p text:style-name="P2"><text:span text:style-name="T15">–</text:span> Ты молчишь. Я опять рассердила тебя, да? У меня постоянно с этим проблемы. <text:span text:style-name="T15">–</text:span> Дэш напряжённо смотрела в одну точку прямо перед собой. Её шерсть не могла скрыть мелко дрожи. <text:span text:style-name="T1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15">–</text:span> А-ХА-ХА-ХА-ХА!!! <text:span text:style-name="T15">–</text:span> я таки разогнулся, не в силах больше сдерживаться. Дэш обалдело уставилась на меня, челюсть у неё отвалилась.</text:p>
      <text:p text:style-name="P2"><text:soft-page-break/>Я в ответ облапил её и уткнулся носом ей в шею, заодно вытерев об неё слёзы смеха.</text:p>
      <text:p text:style-name="P2"><text:span text:style-name="T15">–</text:span> У тебя оригинальный способ исповедаться, Дэш, <text:span text:style-name="T15">–</text:span> наконец закашлялся я. <text:span text:style-name="T15">–</text:span> Затащить в укромное местечко, попытаться утопить, а под конец сорвать штаны и… <text:span text:style-name="T15">–</text:span> тут Дэш сама прыснула от смеха.</text:p>
      <text:p text:style-name="P2">Вдоволь отсмеявшись, Дэш ткнула меня носом в грудь и спросила:</text:p>
      <text:p text:style-name="P2"><text:span text:style-name="T15">–</text:span> И?</text:p>
      <text:p text:style-name="P2"><text:span text:style-name="T15">–</text:span> Что “и”?</text:p>
      <text:p text:style-name="P2"><text:span text:style-name="T15">–</text:span> Ты сказал: “ А под конец сорвать штаны и…” <text:span text:style-name="T15">–</text:span> вот я и хочу знать, что “и”?</text:p>
      <text:p text:style-name="P2">Я смутился.</text:p>
      <text:p text:style-name="P2"><text:span text:style-name="T15">–</text:span> Да ничего… Не бери в голову.</text:p>
      <text:p text:style-name="P2"><text:span text:style-name="T15">–</text:span> А я хочу брать! Какой ты всё-таки… <text:span text:style-name="T15">–</text:span> Дэш встала, потянувшись сначала передней половиной, потом задней.</text:p>
      <text:p text:style-name="P2"><text:span text:style-name="T15">–</text:span> Какой?</text:p>
      <text:p text:style-name="P2"><text:span text:style-name="T15">–</text:span> Скучный <text:span text:style-name="T1">—</text:span> вот какой! <text:span text:style-name="T1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15">–</text:span> Короче, решай. <text:span text:style-name="T15">–</text:span> <text:span text:style-name="T1">е</text:span>ё нос почти касался моего. <text:span text:style-name="T15">–</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15">–</text:span> Дэш, ты..?</text:p>
      <text:p text:style-name="P2"><text:span text:style-name="T15">–</text:span> Да, Дискорд тебя забери! Я предлагаю тебе ЗА-НЯТЬ-СЯ СЕК-СОМ со мной! <text:span text:style-name="T15">–</text:span> <text:span text:style-name="T1">п</text:span>очти зло отчеканила пегаска. <text:span text:style-name="T15">–</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15">–</text:span> Дэш!</text:p>
      <text:p text:style-name="P2"><text:span text:style-name="T15">–</text:span> Да? <text:span text:style-name="T15">–</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1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1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15">–</text:span> Ничего себе!</text:p>
      <text:p text:style-name="P2"><text:span text:style-name="T15">–</text:span> А ты как думал, откуда взялись пони-пегасы и пони-единороги?</text:p>
      <text:p text:style-name="P2"><text:span text:style-name="T15">–</text:span> Я думал, они всегда были.</text:p>
      <text:p text:style-name="P2"><text:span text:style-name="T15">–</text:span> Не всегда. Пегасы произошли от земных пони и грифонов. Пони-единороги <text:span text:style-name="T15">–</text:span> от земных пони и диких единорогов.</text:p>
      <text:p text:style-name="P2"><text:span text:style-name="T15">–</text:span> А что это за дикие единороги?</text:p>
      <text:p text:style-name="P2"><text:span text:style-name="T15">–</text:span> Сейчас они почти не встречаются. У них хвосты как у льва <text:span text:style-name="T1">—</text:span> с кисточкой на конце. И раздвоенные копыта.</text:p>
      <text:p text:style-name="P2"><text:soft-page-break/><text:span text:style-name="T15">–</text:span> А аликорны от кого произошли? От пегасов и единорогов?</text:p>
      <text:p text:style-name="P2"><text:span text:style-name="T15">–</text:span> Нет, <text:span text:style-name="T15">–</text:span> отрицательно покачала головой Дэш. <text:span text:style-name="T15">–</text:span> Никто не знает, как появились аликорны. Одно я знаю точно: если единорог спарится с пегасом, аликорна не получится.</text:p>
      <text:p text:style-name="P2"><text:span text:style-name="T15">–</text:span> Что ж, спасибо, что просветила. Однако…</text:p>
      <text:p text:style-name="P2"><text:span text:style-name="T15">–</text:span> Что?</text:p>
      <text:p text:style-name="P2"><text:span text:style-name="T15">–</text:span> Ты лежишь на мне.</text:p>
      <text:p text:style-name="P2"><text:span text:style-name="T15">–</text:span> Ну да, лежу, <text:span text:style-name="T15">–</text:span> Дэш ехидно улыбнулась и заёрзала животом. <text:span text:style-name="T15">–</text:span> А что?</text:p>
      <text:p text:style-name="P2"><text:span text:style-name="T15">–</text:span> А то, что в таком положении я до тебя не достану! У тебя слишком высоко расположена... ммм… анатомия.</text:p>
      <text:p text:style-name="P2"><text:span text:style-name="T15">–</text:span> Потерпи чуть-чуть, <text:span text:style-name="T15">–</text:span> пегаска хихикнула и снова заёрзала животом, прижав его ко мне. <text:span text:style-name="T15">–</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15">–</text:span> Дэш, <text:span text:style-name="T15">–</text:span> прошептал я, <text:span text:style-name="T15">–</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15">–</text:span> Я чувствую тебя, <text:span text:style-name="T15">–</text:span> промурлыкала Дэш. <text:span text:style-name="T15">–</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15">–</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1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15">–</text:span> Эт-то магия-а-а-а. <text:span text:style-name="T15">–</text:span> <text:span text:style-name="T1">т</text:span>яжело дышала пегаска. <text:span text:style-name="T15">–</text:span> Фактическая поверхность крыльев с помощью магии увеличивается в несколько раз. И... м-м-м… силы отталкивания хватает на то, чтобы… уффф... <text:span text:style-name="T1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5">–</text:span> Чтобы поднять в воздух вес своего тела и ещё примерно такой же… <text:span text:style-name="T15">–</text:span> прошептала пегаска и закрыла глаза, уткнувшись носом мне в предплечье. Дыхание у неё стало прерывистым.</text:p>
      <text:p text:style-name="P2"><text:span text:style-name="T15">–</text:span> А как вы удерживаетесь на облаках? Ведь вы при этом не машете крыльями? <text:span text:style-name="T1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15">–</text:span> Макс, не издевайся, <text:span text:style-name="T15">–</text:span> пегаска нервно хихикнула и вдруг стала нежно, кончиками губ, жевать мочку моего уха. <text:span text:style-name="T15">–</text:span> Я не-мо-гу думать в та-ком… ммм… состоянии.</text:p>
      <text:p text:style-name="P2"><text:span text:style-name="T15">–</text:span> Дэш, <text:span text:style-name="T15">–</text:span> рассмеялся я, <text:span text:style-name="T15">–</text:span> отпусти ухо!</text:p>
      <text:p text:style-name="P2"><text:span text:style-name="T15">–</text:span> Отпускаю, <text:span text:style-name="T15">–</text:span> шепнула пегаска мне в ухо. <text:span text:style-name="T15">–</text:span> А ты вытаскивай из меня палец и займись делом.</text:p>
      <text:p text:style-name="P2">С этими словами пегаска встала.</text:p>
      <text:p text:style-name="P5">***</text:p>
      <text:p text:style-name="P2">Последние полчаса мы просто лежали на пляже и нежились под вечерним солнцем, когда Дэш вскочила на ноги.</text:p>
      <text:p text:style-name="P2"><text:soft-page-break/><text:span text:style-name="T15">–</text:span> Мы опаздываем! Рэрити назначила на восемь часов вечера у Твайлайт!</text:p>
      <text:p text:style-name="P2"><text:span text:style-name="T15">&lt;</text:span><text:span text:style-name="T29">Р/Д отправляется в сон до Рэрити и там вспоминает Леро/Листа.</text:span><text:span text:style-name="T15">&gt;</text:span></text:p>
      <text:p text:style-name="P2">Пока я одевался, пегаска в нетерпении рыла копытом землю.</text:p>
      <text:p text:style-name="P2"><text:span text:style-name="T15">–</text:span> Оделся? Хватайся! <text:span text:style-name="T15">–</text:span> Дэш подпрыгнула и зависла у меня над головой, давая схватиться за ноги.</text:p>
      <text:p text:style-name="P2">И мы понеслись…</text:p>
      <text:p text:style-name="P2"/>
      <text:h text:style-name="P145"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15">&lt;</text:span><text:span text:style-name="T29">Вкратце суть сна Рэрити.</text:span></text:p>
      <text:p text:style-name="P2"><text:span text:style-name="T29">Она проснулась в мире Терры веб-дизайнером. И мир Эквестрии ей только снился </text:span><text:span text:style-name="T32">—</text:span><text:span text:style-name="T29"> и быстро начал забываться. Т.е. мир Эквестрии - всего лишь сон терранского парня (девушки?)</text:span></text:p>
      <text:p text:style-name="P2"><text:span text:style-name="T29">к экрану - очередь из пони (пони пропадают из Эквестрии). В очереди близко к экрану </text:span><text:span text:style-name="T32">—</text:span><text:span text:style-name="T29"> Селестия. Рэрити </text:span><text:span text:style-name="T32">—</text:span><text:span text:style-name="T29"> без очереди (у неё </text:span><text:span text:style-name="T32">—</text:span><text:span text:style-name="T29"> билет-пропуск от Индрэ).</text:span></text:p>
      <text:p text:style-name="P2"><text:span text:style-name="T29">Рэрити проснулась парнем, т.к. в Эквестрии </text:span><text:span text:style-name="T32">—</text:span><text:span text:style-name="T29"> матриархат, роль терранских мужчин там несут кобылы.</text:span></text:p>
      <text:p text:style-name="P2"><text:span text:style-name="T29">В конце-концов Макс проснётся на Земле, всё это ему приснится и он быстро забудет этот сон. По стопам этого сна он напишет книгу</text:span><text:span text:style-name="T15">&gt;</text:span></text:p>
      <text:p text:style-name="P2"/>
      <text:p text:style-name="P5">***</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15">—</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text:soft-page-break/>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15">&lt;</text:span><text:span text:style-name="T29">Влад рассказывает Максу о своём сне </text:span><text:span text:style-name="T32">—</text:span><text:span text:style-name="T29"> как он был поняхой, а потом проснулся в мире Терры</text:span><text:span text:style-name="T15">&gt;</text:span></text:p>
      <text:p text:style-name="P15"/>
      <text:p text:style-name="P2"><text:span text:style-name="T15">– </text:span>... я слишком приблизилась к экрану и меня стало тянуть к нему. Пони, ждущий своей очереди, еле увернулся от меня <text:span text:style-name="T15">—</text:span> так быстро я неслась к экрану, <text:span text:style-name="T15">–</text:span> возбуждённо говорила Рэрити, <text:span text:style-name="T15">–</text:span> но тут… <text:span text:style-name="T15">–</text:span> она запнулась.</text:p>
      <text:p text:style-name="P2"><text:span text:style-name="T15">–</text:span> Да? Что “тут”? <text:span text:style-name="T15">–</text:span> Твайлайт была вся внимание.</text:p>
      <text:p text:style-name="P2"><text:span text:style-name="T15">–</text:span> Тут я проснулась.</text:p>
      <text:p text:style-name="P2"><text:span text:style-name="T15">–</text:span> О, понятно. Я была вынуждена прервать ваше сновидение, так как Макс очень плохо выглядел. <text:span text:style-name="T15">–</text:span> <text:span text:style-name="T1">о</text:span>бъяснила Твайлайт. <text:span text:style-name="T15">–</text:span> В твоих манекенах в бутике больше жизни, чем тогда было в нём <text:span text:style-name="T15">–</text:span> она указала копытом на меня. <text:span text:style-name="T15">–</text:span> Но даже то, что ты успела увидеть, очень интересно. Сфера из светящихся пони <text:span text:style-name="T15">–</text:span> это, конечно же, Эгрегор Эквестрии. Место, откуда берутся и куда уходят все пони</text:p>
      <text:p text:style-name="P2">(<text:span text:style-name="T15">&lt;</text:span><text:span text:style-name="T29">согласовать с тем, что говорил Анакорн о Р/Д</text:span><text:span text:style-name="T15">&gt;</text:span>). </text:p>
      <text:p text:style-name="P2">Об этом Эгрегоре пишется в книге <text:span text:style-name="T15">&lt;</text:span><text:span text:style-name="T29">Изменчивой Магии</text:span><text:span text:style-name="T15">&gt;</text:span>. То, что Рэрити удалось его увидеть <text:span text:style-name="T15">—</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15">–</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1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5"/>
      <text:p text:style-name="P2"><text:span text:style-name="T15">&lt;</text:span><text:span text:style-name="T29">обоснование сна для Р/Д. РД видит несколько вариантов историй с Mane6 </text:span><text:span text:style-name="T32">—</text:span><text:span text:style-name="T29"> и с собой + Леро </text:span><text:span text:style-name="T32">—</text:span><text:span text:style-name="T29"> намёк на несовместимые фанфики</text:span></text:p>
      <text:p text:style-name="P2"><text:span text:style-name="T29">Пинки видит кошмар (кексики) и сходит с ума. И ещё она видит как Селестия стала Матрицей (подпрограммой Нексуса)</text:span><text:span text:style-name="T15">&gt;</text:span></text:p>
      <text:p text:style-name="P2"/>
      <text:p text:style-name="P2"><text:span text:style-name="T15">–</text:span> Хммм… <text:span text:style-name="T15">–</text:span> Твайлайт в задумчивости остановилась перед одной из полок. <text:span text:style-name="T1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15">–</text:span> И самое главное… <text:span text:style-name="T15">–</text:span> Рэрити задумчиво потерла висок. <text:span text:style-name="T15">–</text:span> В той очереди, совсем близко к экрану стояла она…</text:p>
      <text:p text:style-name="P2"><text:span text:style-name="T15">–</text:span> Кто <text:span text:style-name="T15">—</text:span> она? <text:span text:style-name="T15">–</text:span> повернулась Твайлайт.</text:p>
      <text:p text:style-name="P2"><text:soft-page-break/><text:span text:style-name="T15">–</text:span> Её Высочество, принцесса Селестия...</text:p>
      <text:p text:style-name="P2"/>
      <text:p text:style-name="P2"><text:span text:style-name="T15">&lt;</text:span><text:span text:style-name="T29">Подходя к замку Принцесс, Дэш рассказывает Максу обо сне, который она утаила - с Леро.</text:span><text:span text:style-name="T15">&gt;</text:span> </text:p>
      <text:p text:style-name="P2"/>
      <text:p text:style-name="P2"><text:span text:style-name="T15">&lt;</text:span><text:span text:style-name="T29">Кто следующий готов рассказывать?</text:span></text:p>
      <text:p text:style-name="P32">Пинки дёрнулась на месте, но промолчала.</text:p>
      <text:p text:style-name="P2"><text:span text:style-name="T32">–</text:span><text:span text:style-name="T29"> Я расскажу, - шагнула вперёд радужная пегаска. </text:span><text:span text:style-name="T32">–</text:span><text:span text:style-name="T29"> Хотя вряд ли ты узнаешь что-то полезное. Там галиматья какая-то…</text:span><text:span text:style-name="T15">&gt;</text:span></text:p>
      <text:p text:style-name="P2"/>
      <text:p text:style-name="P2"><text:span text:style-name="T15">&lt;</text:span><text:span text:style-name="T29">Сон РД:</text:span></text:p>
      <text:p text:style-name="P32">...Неприятный зудящий звук, включается картинка. /сюжет из праздника падающих листьев (РД наблюдает саму себя) <text:span text:style-name="T15">–</text:span> original story <text:span text:style-name="T1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15">—</text:span> Эгрегора Эквестрии. Сфера рябит и дрожит, её изображение двоится, троится и множится.</text:p>
      <text:p text:style-name="P32">После рассказа РД рассказывает Пинки. При расказе становится ясно её безумие <text:span text:style-name="T15">—</text:span> она становится Пинкаминой из-за её сна <text:span text:style-name="T15">—</text:span> “Кексиков”. Также она видит во сне центр Эгрегора Эквестрии <text:span text:style-name="T15">—</text:span> Селестию. И она видит, как Селестия превращается в набор цифр и уходит в экран <text:span text:style-name="T15">—</text:span> в мир Терры.</text:p>
      <text:p text:style-name="P32">После чего происходит исчезновение Селестии. Макс + Шестёрка (без Пинки и Рэрити <text:span text:style-name="T1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9">В мире Терры они ищут Селестию. В конце-концов Макс находит её в кибермозге </text:span><text:span text:style-name="T32">—</text:span><text:span text:style-name="T29">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32">—</text:span><text:span text:style-name="T29"> Эгрегором Эквестрии. После чего пееренос на Землю на 10 лет назад. Начало написания “Последнего фанфика”.</text:span><text:span text:style-name="T15">&gt;</text:span></text:p>
      <text:p text:style-name="P15"/>
      <text:p text:style-name="P2"><text:span text:style-name="T15">–</text:span> Ну ладно, посижу ночью над книгами. Кто следующий? <text:span text:style-name="T15">– </text:span>Твайлайт посмотрела на Пинки, но та только тёрла копытом висок и морщила лоб, словно пытаясь что-то вспомнить.</text:p>
      <text:p text:style-name="P2"><text:span text:style-name="T15">–</text:span> Я расскажу, - шагнула вперёд радужная пегаска. <text:span text:style-name="T15">–</text:span> Хотя вряд ли ты узнаешь что-то полезное. Там дискордовщина какая-то…</text:p>
      <text:p text:style-name="P2"/>
      <text:h text:style-name="P145"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15">–</text:span> У-у-у <text:span text:style-name="T15">–</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text:soft-page-break/>фолиант.</text:p>
      <text:p text:style-name="P2"><text:span text:style-name="T15">–</text:span> Странно, я думала, буду последней. Ведь я опоздала на двадцать минут, а Флатти и Эй-Джей не любят опаздывать.<text:span text:style-name="T15">&lt;</text:span><text:span text:style-name="T30">Привести эти же фразы в оригинале</text:span><text:span text:style-name="T15">&gt;</text:span></text:p>
      <text:p text:style-name="P2"><text:span text:style-name="T15">–</text:span> Он<text:span text:style-name="T1">и</text:span> не придут. <text:span text:style-name="T15">–</text:span> Твайлайт закрыла фолиант и аккуратно вернула его на полку. <text:span text:style-name="T1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15">–</text:span> Знакомься, Макс, <text:span text:style-name="T15">–</text:span> начала представлять человека Твайлайт. <text:span text:style-name="T15">–</text:span> Это Пинки Пай…</text:p>
      <text:p text:style-name="P2"><text:span text:style-name="T15">–</text:span> Очень приятно, Макс.</text:p>
      <text:p text:style-name="P24">“Макс? Его зовут Макс? Я помню его под другим именем. У него было двухсложное имя. Не помню…”</text:p>
      <text:p text:style-name="P2"><text:span text:style-name="T15">–</text:span> Рэрити. <text:span text:style-name="T15">–</text:span> Твайлайт представила светло-серую единорожку, которая чуть склонила голову в приветствии.</text:p>
      <text:p text:style-name="P2"><text:span text:style-name="T15">–</text:span> Макс. <text:span text:style-name="T15">–</text:span> <text:span text:style-name="T1">к</text:span>ивнул ей в ответ человек.</text:p>
      <text:p text:style-name="P24">“И волосы у него были длинные… И была шерсть на лице… Но глаза - глаза те же…”</text:p>
      <text:p text:style-name="P2">Макс повернулся к ней.</text:p>
      <text:p text:style-name="P2"><text:span text:style-name="T15">–</text:span> Рэйнбоу Дэш. <text:span text:style-name="T15">–</text:span> <text:span text:style-name="T1">п</text:span>редставилась Дэш, всё ещё пытаясь вспомнить нечто ускользающее.</text:p>
      <text:p text:style-name="P2"><text:span text:style-name="T15">–</text:span> Макс. <text:span text:style-name="T15">–</text:span> <text:span text:style-name="T1">з</text:span>акончил представляться человек.</text:p>
      <text:p text:style-name="P24">“Леро! Его звали Леро!”</text:p>
      <text:p text:style-name="P2">Картинка перед глазами Дэш поплыла…</text:p>
      <text:p text:style-name="P2"/>
      <text:h text:style-name="P145"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15">–</text:span> Ну это мы ещё посмотрим, <text:span text:style-name="T15">–</text:span> сцепив зубы, зло прищурилась пегаска.</text:p>
      <text:p text:style-name="P2"/>
      <text:h text:style-name="P145"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text:soft-page-break/>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1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15">&lt;</text:span><text:span text:style-name="T29">Концепция абсолютного зла. Вычеркнуть кого-то из бытия.</text:span></text:p>
      <text:p text:style-name="P2"><text:span text:style-name="T29">Пока идёт борьба за вычёркивание </text:span><text:span text:style-name="T30">—</text:span><text:span text:style-name="T29"> это вычёркивание является злом. Но когда вычёркивание произошло, зло исчезает </text:span><text:span text:style-name="T30">—</text:span><text:span text:style-name="T29"> т.к. вычеркнутого никогда не было, о нём никто не знает. Никто </text:span><text:span text:style-name="T30">—</text:span><text:span text:style-name="T29"> даже вычёркивающий</text:span><text:span text:style-name="T15">&gt;</text:span></text:p>
      <text:p text:style-name="P2"/>
      <text:h text:style-name="P145" text:outline-level="2">Четвёртый сон РД. Объединяющий</text:h>
      <text:p text:style-name="P2"/>
      <text:p text:style-name="P2">Рэйнбоу Дэш встала и посмотрела на застывшее внизу тело.</text:p>
      <text:p text:style-name="P24">“Значит, всё. Вот как это бывает.”</text:p>
      <text:p text:style-name="P2">Она расправила левое крыло.</text:p>
      <text:p text:style-name="P24">“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15">&lt;</text:span><text:span text:style-name="T30">Именно эту сферу (уменьшеную до глобуса) покажет Анакорн Максу во время беседы</text:span><text:span text:style-name="T15">&gt;</text:span> Казалось, сфера хочет разлететься на тысячи подобных сфер, но какая-то сила удерживает их вместе…</text:p>
      <text:p text:style-name="P5"><text:soft-page-break/>***</text:p>
      <text:p text:style-name="P2"><text:span text:style-name="T15">–</text:span> А дальше ты спихнула меня с него и стала приводить его в чувство. <text:span text:style-name="T15">–</text:span> <text:span text:style-name="T1">з</text:span>акончила рассказа Рэйнбоу Дэш.</text:p>
      <text:p text:style-name="P2"><text:span text:style-name="T15">–</text:span> Хм. Несколько эпизодов, включая рекурсивный сон. И опять сфера из светящихся точек. <text:span text:style-name="T15">–</text:span> <text:span text:style-name="T1">о</text:span>тметила Твайлайт.</text:p>
      <text:p text:style-name="P2"><text:span text:style-name="T15">–</text:span> Что такое “рекурсивный сон”?</text:p>
      <text:p text:style-name="P2"><text:span text:style-name="T1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15">–</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15">–</text:span> Пинки, что с тобой? <text:span text:style-name="T15">–</text:span> Твайлайт склонилась над розовой пони. <text:span text:style-name="T15">–</text:span> У тебя волосы распрямились. И поседели.</text:p>
      <text:p text:style-name="P2"><text:span text:style-name="T15">–</text:span> Как поседели?! <text:span text:style-name="T15">–</text:span> <text:span text:style-name="T1">в</text:span>оскликнула Рэрити, тоже склоняясь над Пинки. <text:span text:style-name="T15">–</text:span> Дорогая, но ты слишком молода для седины! Я могу порекомендовать тебе очень хороший лосьон…</text:p>
      <text:p text:style-name="P2"><text:span text:style-name="T15">–</text:span> Дайте ей рассказать сон, <text:span text:style-name="T15">–</text:span> протиснулась между подруг РД. <text:span text:style-name="T15">–</text:span> Что ты…</text:p>
      <text:p text:style-name="P2"><text:span text:style-name="T15">–</text:span> А<text:span text:style-name="T1">АА</text:span>!!! <text:span text:style-name="T15">–</text:span> Пинки тонко вскрикнула и затряслась, глядя на РД полными ужаса глазами.</text:p>
      <text:p text:style-name="P2"><text:span text:style-name="T15">–</text:span> Ты чего? <text:span text:style-name="T15">–</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1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15">–</text:span> Пинки, дорогая, успокойся, <text:span text:style-name="T15">–</text:span> успокоительно проворковала Рэрити, заслонив РД и принявшись обтирать ей лоб влажным полотенцем, <text:span text:style-name="T15">–</text:span> что бы это ни было, оно уже прошло. Ты проснулась.</text:p>
      <text:p text:style-name="P2"><text:span text:style-name="T15">–</text:span> Если тебе тяжело вспоминать сон, не мучайся, <text:span text:style-name="T15">–</text:span> обратилась Твайлайт.</text:p>
      <text:p text:style-name="P2"><text:span text:style-name="T15">–</text:span> Мне не тяжело, - пробормотала Пинки. Вид Рэрити её явно успокаивал. <text:span text:style-name="T1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15">–</text:span> Постой-постой, Пинки. Кто <text:span text:style-name="T1">—</text:span> она? Какое облако? Какая открытая дверь? <text:span text:style-name="T15">–</text:span> <text:span text:style-name="T1">з</text:span>апуталась Твайлайт.</text:p>
      <text:p text:style-name="P2"><text:span text:style-name="T15">–</text:span> Там была дверь. Неподалёку от шара. Или окно <text:span text:style-name="T1">—</text:span> не помню. В него прыгали пони из шара. И туда улетела Она в виде облака цифр. <text:span text:style-name="T15">–</text:span> Пинки растерялась и наморщила лоб, пытаясь вспомнить.</text:p>
      <text:p text:style-name="P2"><text:span text:style-name="T15">–</text:span> А кто такая “Она”? <text:span text:style-name="T15">–</text:span> не выдержала Дэш.</text:p>
      <text:p text:style-name="P2"><text:span text:style-name="T15">– </text:span><text:span text:style-name="T1">ААА</text:span>!!! <text:span text:style-name="T15">–</text:span> Пинки бросила взгляд на РД и забилась в истерике. <text:span text:style-name="T15">–</text:span> Дэш, пожалуйста, я не хотела! Это не я, я не могла! Просто не могла, пойми! Прости меня! <text:span text:style-name="T15">–</text:span> Розовая кобылка в беспамятстве опустилась на пол, закрывая глаза копытами.</text:p>
      <text:p text:style-name="P2"><text:span text:style-name="T15">–</text:span> Это неестественные страдания. <text:span text:style-name="T15">–</text:span> пробормотала Твайлайт. <text:span text:style-name="T15">–</text:span> Пинки никогда не впадала в отчаяние НАСТОЛЬКО глубоко. И по такому пустячному поводу, как какой-то сон.</text:p>
      <text:p text:style-name="P2"><text:span text:style-name="T15">–</text:span> Бедняжка, <text:span text:style-name="T15">–</text:span> прошептала Рэрити, <text:span text:style-name="T15">–</text:span> у неё сейчас вид как у <text:span text:style-name="T15">&lt;</text:span><text:span text:style-name="T29">сумасшедшей кобылы</text:span><text:span text:style-name="T15">&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oft-page-break/><text:span text:style-name="T15">–</text:span> Мда. <text:span text:style-name="T15">–</text:span> Твайлайт беспомощно уставилась в закрывшуюся дверь. <text:span text:style-name="T15">–</text:span> Индрэ не предупреждал о таких последствиях <text:span text:style-name="T15">&lt;</text:span><text:span text:style-name="T29">добавить сочувствия</text:span><text:span text:style-name="T15">&gt;</text:span>.</text:p>
      <text:p text:style-name="P2"/>
      <text:p text:style-name="P2"><text:span text:style-name="T15">&lt;</text:span><text:span text:style-name="T29">После этого случая Тавйлайт решает прекратить сеансы двойного сна. Сеанса с ЭйДжей и Флатти не будет</text:span><text:span text:style-name="T15">&gt;</text:span></text:p>
      <text:p text:style-name="P2"/>
      <text:h text:style-name="P145" text:outline-level="2">Исчезновение Селестии</text:h>
      <text:p text:style-name="P32">Для помощи в открытии коридора в мир Макса, находят в горах Дискорда и упрашивают его помочь.</text:p>
      <text:p text:style-name="P2"><text:span text:style-name="T15">–</text:span> И в твоём мире нет пони-пегасов и пони-единорогов? Есть только земнопони? <text:span text:style-name="T15">–</text:span> допытывалась РД.</text:p>
      <text:p text:style-name="P2"><text:span text:style-name="T15">–</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15">&lt;</text:span><text:span text:style-name="T30">название</text:span><text:span text:style-name="T1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15">–</text:span> Ну хорошо, а кто вами правит? Аликорн? Драконикус? Какой-нибудь человек с рогом во лбу? Или у вас нет правителя?</text:p>
      <text:p text:style-name="P2"><text:span text:style-name="T15">–</text:span> Нет, почему? Правитель есть. Только он не постоянный. Его избирают. Раз в несколько лет.</text:p>
      <text:p text:style-name="P2"><text:span text:style-name="T15">–</text:span> Но это же полная ерунда! <text:span text:style-name="T15">–</text:span> <text:span text:style-name="T1">в</text:span>оскликнула Д<text:span text:style-name="T1">эш</text:span>. <text:span text:style-name="T15">–</text:span> С какой стати он будет заботиться о королевстве как о своём, если будет знать, что через несколько лет оно будет не его? <text:span text:style-name="T15">&lt;</text:span><text:span text:style-name="T30">изменить причину удивления</text:span><text:span text:style-name="T15">&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15">–</text:span> Хм. Узнаю походку Твайлайт. Что-то случилось. <text:span text:style-name="T15">–</text:span> заметила <text:span text:style-name="T1">пегаска</text:span>.</text:p>
      <text:p text:style-name="P2">И впрямь, на запыхавшейся единорожке лица не было.</text:p>
      <text:p text:style-name="P2"><text:span text:style-name="T15">–</text:span> Она исчезла!!! <text:span text:style-name="T15">–</text:span> Твайлайт не могла отдышаться.</text:p>
      <text:p text:style-name="P2"><text:span text:style-name="T15">–</text:span> Кто <text:span text:style-name="T1">—</text:span> она??? <text:span text:style-name="T15">–</text:span> <text:span text:style-name="T1">х</text:span>ором воскликнули мы и переглянулись.</text:p>
      <text:p text:style-name="P2"><text:span text:style-name="T15">–</text:span> Прин-цес-са Се-лес-ти-я! <text:span text:style-name="T15">–</text:span> <text:span text:style-name="T1">п</text:span>о слогам отчеканила Твайлайт. <text:span text:style-name="T15">–</text:span> Только это между нами. Государственная тайна. Нас вызывают в Кантерлот.</text:p>
      <text:p text:style-name="P2"><text:span text:style-name="T15">–</text:span> Ну и дела, <text:span text:style-name="T15">–</text:span> покачала головой Д<text:span text:style-name="T1">эш</text:span>. <text:span text:style-name="T15">–</text:span> Я слетаю за остальными. Мы ещё успеем на вечерний поезд.</text:p>
      <text:p text:style-name="P2"><text:span text:style-name="T15">–</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15">–</text:span> Рада видеть вас, мои дорогие, <text:span text:style-name="T15">–</text:span> поприветствовала Луна кобылок. Я удостоился едва заметного кивка. <text:span text:style-name="T15">–</text:span> А где элементы Щедрости и Веселья?</text:p>
      <text:p text:style-name="P2"><text:span text:style-name="T15">–</text:span> Рэрити осталась ухаживать за Пинки. Та очень больна, <text:span text:style-name="T15">–</text:span> выступила за всех Твайлайт. <text:span text:style-name="T15">–</text:span> Что произошло? Стража сказала нам…</text:p>
      <text:p text:style-name="P2"><text:span text:style-name="T15">–</text:span> Увы, они не солгали. Моя сестра пропала вчера утром. Стража видела её накануне вечером, но утром нашли только примятую постель. Я знаю, <text:span text:style-name="T15">–</text:span> тут Луна повернулась ко мне и с едва заметным сарказмом продолжила, <text:span text:style-name="T1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text:soft-page-break/>найти её?</text:p>
      <text:p text:style-name="P2">Я покачал головой.</text:p>
      <text:p text:style-name="P2"><text:span text:style-name="T15">–</text:span> Не могу ничем помочь. Я знаю не больше твоего.</text:p>
      <text:p text:style-name="P2">Луна как будто ожидала такой ответ.</text:p>
      <text:p text:style-name="P2"><text:span text:style-name="T15">–</text:span> В таком случае мне понадобится твоя помощь, <text:span text:style-name="T15">–</text:span> Луна кивнула Твайлайт. <text:span text:style-name="T15">–</text:span> Ты была её ближайшей и лучшей ученицей и, я надеюсь, поможешь понять мне, где она находится сейчас.</text:p>
      <text:p text:style-name="P2"><text:span text:style-name="T15">–</text:span> Приложу все усилия, Ваше Высочество. Но мне понадобится провести некоторое время в библиотеке Кантерлота.</text:p>
      <text:p text:style-name="P2"><text:span text:style-name="T1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45" text:outline-level="2">Поиск решения</text:h>
      <text:p text:style-name="P98"/>
      <text:p text:style-name="P2"><text:span text:style-name="T1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5">***</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text:soft-page-break/>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5">&lt;<text:span text:style-name="T30">Луна приносит в жертву свою кровь, чтобы путешествие к замку прошло без потерь. Жертва не принимается — Дэш погибает</text:span>&gt;</text:p>
      <text:p text:style-name="P2"><text:span text:style-name="T15">&lt;</text:span><text:span text:style-name="T29">Как Луна, Твайлайт и Дискорд через месяц будут пробираться к замку Принцесс, если к нему уже сейчас пройти почти невозможно?</text:span><text:span text:style-name="T15">&gt;</text:span></text:p>
      <text:p text:style-name="P15"/>
      <text:p text:style-name="P2"><text:span text:style-name="T15">&lt;</text:span><text:span text:style-name="T29">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9">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32">—</text:span><text:span text:style-name="T29"> Луна создаёт обратный коридор в срок.</text:span><text:span text:style-name="T15">&gt;</text:span></text:p>
      <text:p text:style-name="P2"/>
      <text:h text:style-name="P145"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15">—</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text:soft-page-break/>Я внимательно осмотрел покорёженный остов. </text:p>
      <text:p text:style-name="P2">”...eing” <text:span text:style-name="T15">—</text:span> виднелось под листвой плюща.</text:p>
      <text:p text:style-name="P2">“Откуда здесь взялся рухнувший Боинг?” <text:span text:style-name="T15">&lt;</text:span><text:span text:style-name="T30">Дуглас </text:span><text:span text:style-name="T32">—</text:span><text:span text:style-name="T30"> </text:span><text:span text:style-name="T32">DC-3</text:span><text:span text:style-name="T15">&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5"/>
      <text:p text:style-name="P2"><text:span text:style-name="T15">&lt;</text:span><text:span text:style-name="T29">высоко летать нельзя из-за молний</text:span><text:span text:style-name="T15">&gt;</text:span></text:p>
      <text:p text:style-name="P15"/>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15">—</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15">—</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text:soft-page-break/>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1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15">—</text:span> помогают идти Твайлайт. Макс и Дэш <text:span text:style-name="T1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15">&lt;</text:span><text:span text:style-name="T29">двухмесячной</text:span><text:span text:style-name="T15">&gt;</text:span> давности осталось лишь направление движения.</text:p>
      <text:p text:style-name="P2">И опять, как <text:span text:style-name="T15">&lt;</text:span><text:span text:style-name="T29">два</text:span><text:span text:style-name="T15">&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text:soft-page-break/>Проклятие, бег <text:span text:style-name="T1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oft-page-break/><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15">&lt;</text:span><text:span text:style-name="T29">основного потока</text:span><text:span text:style-name="T15">&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5">***</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text:soft-page-break/>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15">&lt;</text:span><text:span text:style-name="T29">Поиски Селестии — сюжет:</text:span></text:p>
      <text:p text:style-name="P32">Базовое положение: Селестия физически находится на компе Влада в соседнем с максовым доме, в качестве этической подпрограммы к Нексусу.</text:p>
      <text:p text:style-name="P32">Кратко:</text:p>
      <text:p text:style-name="P3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2">Эпизод 1:</text:p>
      <text:p text:style-name="P3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2">…</text:p>
      <text:p text:style-name="P32">Итого:</text:p>
      <text:p text:style-name="P3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2">Эпизод 3.5 (необязательный): День из жизни Дискорда (впечатления от нового мира, интерес путешествия, нежелание возвращаться).</text:p>
      <text:p text:style-name="P32">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9">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5">&gt;</text:span></text:p>
      <text:p text:style-name="P2"/>
      <text:h text:style-name="P145" text:outline-level="2"><text:soft-page-break/>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15">—</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5">***</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15">&lt;</text:span><text:span text:style-name="T29">три месяца</text:span><text:span text:style-name="T1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text:soft-page-break/>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45"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15">&gt;</text:span>\Привет, Нексус. Это Макс.</text:p>
      <text:p text:style-name="P2"><text:span text:style-name="T15">&lt;\</text:span>Привет, Макс. Рад тебя видеть.</text:p>
      <text:p text:style-name="P24">Хм. Блок эмоций? Или просто модификация стандартного приветствия?</text:p>
      <text:p text:style-name="P2"><text:span text:style-name="T15">&gt;\</text:span>Нексус, отключи память событий за последнюю неделю.</text:p>
      <text:p text:style-name="P2"><text:span text:style-name="T15">&lt;\</text:span>Выполнено, Макс.</text:p>
      <text:p text:style-name="P2"><text:span text:style-name="T15">&gt;</text:span>\Задача по корпоративной логике. Выдай наиболее оптимальное решение.</text:p>
      <text:p text:style-name="P2"><text:span text:style-name="T15">&lt;\</text:span>Жду с нетерпением, Макс.</text:p>
      <text:p text:style-name="P2"><text:span text:style-name="T15">&gt;\</text:span>Постановка задачи.</text:p>
      <text:p text:style-name="P2"><text:span text:style-name="T1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15">&gt;\</text:span>Ограничения.</text:p>
      <text:p text:style-name="P2"><text:span text:style-name="T15">&gt;\</text:span>Ты не можешь подать в суд на компанию Б и ждать результатов, так как за время разбирательства компания А обанкротится.</text:p>
      <text:p text:style-name="P2"><text:span text:style-name="T15">&gt;\</text:span>Задание.</text:p>
      <text:p text:style-name="P2"><text:span text:style-name="T15">&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15">&lt;\</text:span>Задача принята...</text:p>
      <text:p text:style-name="P2"><text:soft-page-break/><text:span text:style-name="T15">&lt;\</text:span>...</text:p>
      <text:p text:style-name="P2"><text:span text:style-name="T15">&lt;\</text:span>...</text:p>
      <text:p text:style-name="P2"><text:span text:style-name="T15">&lt;\</text:span>Решение:</text:p>
      <text:p text:style-name="P2"><text:span text:style-name="T15">&lt;\&lt;</text:span><text:span text:style-name="T29">Не следует противопоставлять злу ещё большее зло - это только усилит его — </text:span><text:span text:style-name="T30">кодовая фраза</text:span><text:span text:style-name="T32">&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4">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text:soft-page-break/>–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15">&lt;</text:span><text:span text:style-name="T29">трёх</text:span><text:span text:style-name="T15">&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text:soft-page-break/>– Ты что-то чувствуешь?</text:p>
      <text:p text:style-name="P2">– Нет! – Дискорд отвёл взгляд и пошёл дальше.</text:p>
      <text:p text:style-name="P2">Остаток этажа не принёс в поиски ничего нового.</text:p>
      <text:p text:style-name="P5">***</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5">&lt;</text:span><text:span text:style-name="T29">три месяца</text:span><text:span text:style-name="T15">&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5"/>
      <text:p text:style-name="P2"><text:span text:style-name="T15">&lt;</text:span><text:span text:style-name="T29">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5">&gt;</text:span></text:p>
      <text:p text:style-name="P15"/>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45" text:outline-level="2">Безнадёжность</text:h>
      <text:p text:style-name="P15">&lt;<text:span text:style-name="T30">На Макса чуть не наезжает машина из пустой подворотни со спущенными колёсами, </text:span><text:soft-page-break/><text:span text:style-name="T30">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5">&lt;</text:span><text:span text:style-name="T29">расширить</text:span><text:span text:style-name="T15">&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5">&lt;</text:span><text:span text:style-name="T29">расширить</text:span><text:span text:style-name="T15">&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15">&lt;</text:span><text:span text:style-name="T29">клоунов/санта-клаусов</text:span><text:span text:style-name="T15">&gt;</text:span>, подстерегавших меня на подходе к офису. Возвратившись домой я с удивлением обнаружил сзади <text:span text:style-name="T15">&lt;</text:span><text:span text:style-name="T29">пять</text:span><text:span text:style-name="T15">&gt;</text:span>длинную прореху в куртке, <text:span text:style-name="T15">&lt;</text:span><text:span text:style-name="T29">как будто сделанную пятернёй с металлическими когтями</text:span><text:span text:style-name="T15">&gt;</text:span>явно сделанную ударом ножа вдогонку наотмашь <text:span text:style-name="T15">&lt;</text:span><text:span text:style-name="T29">Эпплджек понадобилось два часа, чтобы зашить её</text:span><text:span text:style-name="T1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5">***</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15">&lt;</text:span><text:span text:style-name="T29">подать фонарь под другим сосусом</text:span><text:span text:style-name="T15">&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5">&lt;</text:span><text:span text:style-name="T29">уменьшить подозрения — о них должен догадаться Макс</text:span><text:span text:style-name="T15">&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text:soft-page-break/>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5">&lt;</text:span><text:span text:style-name="T29">улучшить</text:span><text:span text:style-name="T15">&gt;</text:span>. А тот случай, когда мне пришлось зашивать тебе куртку после нападения убийц <text:span text:style-name="T15">&lt;</text:span><text:span text:style-name="T29">клоунов/санта-клаусов</text:span><text:span text:style-name="T15">&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45" text:outline-level="2"><text:soft-page-break/>След?</text:h>
      <text:p text:style-name="P98"/>
      <text:p text:style-name="P2"><text:span text:style-name="T15">&lt;</text:span><text:span text:style-name="T29">сначала эпизод - проверка сумки в серверной</text:span><text:span text:style-name="T15">&gt;</text:span></text:p>
      <text:p text:style-name="P2"><text:span text:style-name="T15">&lt;</text:span><text:span text:style-name="T32">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5">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15">&lt;</text:span><text:span text:style-name="T29">“Последний Единорог” Питера Бигла</text:span><text:span text:style-name="T15">&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5"/>
      <text:p text:style-name="P2"><text:span text:style-name="T15">&lt;</text:span><text:span text:style-name="T29">расширить. Перед кафешкой - диалог с Флатти и ЭйДжей. Все думают, что наконец-то нашли Селестию. Все ликуют</text:span><text:span text:style-name="T15">&gt;</text:span></text:p>
      <text:p text:style-name="P15"/>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text:soft-page-break/></text:p>
      <text:p text:style-name="P2"><text:span text:style-name="T15">&lt;</text:span><text:span text:style-name="T29">Расширить сцену в кафе. Ожидание, подьём и… падение ожиданий</text:span><text:span text:style-name="T15">&gt;</text:span></text:p>
      <text:p text:style-name="P2"/>
      <text:p text:style-name="P5">***</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5">&lt;</text:span><text:span text:style-name="T29">упомянуть болезнь Флатти в соответствующем разделе</text:span><text:span text:style-name="T15">&gt;</text:span></text:p>
      <text:p text:style-name="P2"><text:soft-page-break/>–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45" text:outline-level="2">Озарение</text:h>
      <text:p text:style-name="P2"/>
      <text:p text:style-name="P2"><text:span text:style-name="T15">&lt;</text:span><text:span text:style-name="T29">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5">&gt;</text:span></text:p>
      <text:p text:style-name="P82"/>
      <text:p text:style-name="P83">-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82"/>
      <text:p text:style-name="P79">Разговор не клеился.</text:p>
      <text:p text:style-name="P82">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text:soft-page-break/>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82"><text:span text:style-name="T1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82"><text:span text:style-name="T1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82"><text:span text:style-name="T15">– </text:span>Ну хорошо. Убедила. В конце-концов, можем поступить так. Вы с Флатти вернётесь обратно а я продолжу поиски здесь.</text:p>
      <text:p text:style-name="P82"><text:span text:style-name="T15">– </text:span>А как мы узнаем, что ты нашёл принцессу? – хмуро отозвалась Эпплджек. – Сами вы вряд ли сможете отсюда создать коридор к Эквестрии.</text:p>
      <text:p text:style-name="P82"><text:span text:style-name="T15">– </text:span>Вы можете связываться со мной раз в месяц по коридору.</text:p>
      <text:p text:style-name="P82"><text:span text:style-name="T1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82"><text:span text:style-name="T15">– </text:span>Ну, не раз в месяц <text:span text:style-name="T1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82">Эпплджек недоверчиво хмыкнула.</text:p>
      <text:p text:style-name="P82"><text:span text:style-name="T1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82"><text:span text:style-name="T1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82"><text:span text:style-name="T15">– </text:span>Конечно оставаться. Кто ещё, кроме нас, может найти её?</text:p>
      <text:p text:style-name="P82"><text:span text:style-name="T15">– </text:span>Я думал, ты не сможешь оставить Энджела и всех остальных надолго.</text:p>
      <text:p text:style-name="P82"><text:span text:style-name="T1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87"><text:span text:style-name="T15">– </text:span>Извини, Флаттершай, забылся.</text:p>
      <text:p text:style-name="P87"><text:span text:style-name="T15">– </text:span>Та ладно, я ж не против, – возразила Эпплджек. – Не парься, Флатти. Было б хуже, если б он <text:s/>назвал меня Эпплджек на людях.</text:p>
      <text:p text:style-name="P87"><text:span text:style-name="T15">– </text:span>Ты так... – запнулась Флаттершай. – Так быстро забыла свою ферму. И...</text:p>
      <text:p text:style-name="P87"><text:span text:style-name="T1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87"><text:span text:style-name="T15">– </text:span>Как ты можешь так говорить? – расплакалась Флаттершай.</text:p>
      <text:p text:style-name="P87"><text:span text:style-name="T15">– </text:span>Эй, девушки, не ссорьтесь! Мы — одна команда! И надеюсь, останемся ею и в дальнейшем. </text:p>
      <text:list xml:id="list7681191235888652349" text:style-name="L5">
        <text:list-header>
          <text:p text:style-name="P138">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87"><text:soft-page-break/><text:span text:style-name="T15">– </text:span>А если нет? – Эпплджек смотрела мне мне прямо в глаза.</text:p>
      <text:list xml:id="list202927203928544" text:continue-numbering="true" text:style-name="L5">
        <text:list-header>
          <text:p text:style-name="P138">Я молча пожал плечами. Эпплджек уверенно продолжила.</text:p>
        </text:list-header>
      </text:list>
      <text:p text:style-name="P87"><text:span text:style-name="T1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87"><text:span text:style-name="T15">– </text:span>Спасибо, ЭйДжей.</text:p>
      <text:p text:style-name="P87"><text:span text:style-name="T1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2927205932936" text:continue-numbering="true" text:style-name="L5">
        <text:list-header>
          <text:p text:style-name="P138">Флаттершай пробормотала нечто, показавшееся мне знакомым.</text:p>
        </text:list-header>
      </text:list>
      <text:p text:style-name="P87"><text:span text:style-name="T15">– </text:span>Флатти, ты что-то сказала? Я не расслышал.</text:p>
      <text:p text:style-name="P87"><text:span text:style-name="T15">– </text:span>Намерение Изменяет Реальность.</text:p>
      <text:p text:style-name="P87"><text:span text:style-name="T15">– </text:span>Эээ. А где ты слышала эту фразу, если не секрет?</text:p>
      <text:p text:style-name="P87"><text:span text:style-name="T1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2928053989663" text:continue-numbering="true" text:style-name="L5">
        <text:list-header>
          <text:p text:style-name="P138">У меня как будто вспыхнула лампочка в мозгу. Кирпичики быстро выстраивались в целостную картину. Я ринулся в прихожую.</text:p>
        </text:list-header>
      </text:list>
      <text:p text:style-name="P87"><text:span text:style-name="T15">– </text:span>Флатти, ЭйДжей, буду через час. Ждите!</text:p>
      <text:p text:style-name="P82"/>
      <text:h text:style-name="P144" text:outline-level="2">Почти.</text:h>
      <text:p text:style-name="P95"/>
      <text:p text:style-name="P87">В офисе меня встретил лыбящийся Стас.</text:p>
      <text:p text:style-name="P87">–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87">Я уставился на Стаса и он, захлёбываясь от торопливости, начал <text:span text:style-name="T15">расказывать</text:span>.</text:p>
      <text:p text:style-name="P87">–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87">– Ты его уничтожил?</text:p>
      <text:p text:style-name="P87">– Кого?</text:p>
      <text:p text:style-name="P87">– Этический модуль. Селестию.</text:p>
      <text:p text:style-name="P87">–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87">– Ты его уничтожил?</text:p>
      <text:p text:style-name="P87">–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87">– То есть, на домашнем компьютере Влада модуль работает и дальше?</text:p>
      <text:p text:style-name="P87"><text:soft-page-break/>– Ага. К нему-то у меня доступа нету. Но в кластер к Нексусу он больше не пролезет.</text:p>
      <text:p text:style-name="P87">– Спасибо, Стас. Ты молодец.</text:p>
      <text:p text:style-name="P87">Ниточка, чуть было не прервавшаяся в офисе, повела в квартиру Влада.</text:p>
      <text:p text:style-name="P87"/>
      <text:h text:style-name="P144" text:outline-level="2">Дискорд</text:h>
      <text:p text:style-name="P98"/>
      <text:p text:style-name="P95">Девушки поспешно собирались, пока я растолковывал им задачу.</text:p>
      <text:p text:style-name="P95"><text:span text:style-name="T1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95"><text:span text:style-name="T15">– </text:span>Это тот твой приятель, который разбился с полгода назад? – спросила Эпплджек.</text:p>
      <text:p text:style-name="P95"><text:span text:style-name="T15">– </text:span>Да, это он.</text:p>
      <text:p text:style-name="P95"><text:span text:style-name="T15">– </text:span>А как мы попадём в его квартиру? Там сейчас кто-то живёт? – Флаттершай прыгала на одной ноге, натягивая кед.</text:p>
      <text:p text:style-name="P95"><text:span text:style-name="T1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96">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96">В гараже я обошёл старый верный <text:span text:style-name="T15">Nissan Navara</text:span> и направился к маленькому электрическому <text:span text:style-name="T15">Eva. </text:span>Для того, чтоб не привлекать внимание, самое оно. <text:s/><text:span text:style-name="T15">&lt;</text:span><text:span text:style-name="T29">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5">&gt;</text:span></text:p>
      <text:p text:style-name="P96">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5">&lt;</text:span><text:span text:style-name="T29">Плохо написано!</text:span><text:span text:style-name="T15">&gt;</text:span></text:p>
      <text:p text:style-name="P96">Я поднёс брелок пропуска к домофону, но дверь подъезда не открылась. Замигала красная лампочка и зажужжал зуммер.</text:p>
      <text:p text:style-name="P96">Я выругался.</text:p>
      <text:p text:style-name="P96"><text:span text:style-name="T15">– </text:span>Макс, что случилось? У нас проблемы?</text:p>
      <text:p text:style-name="P96"><text:span text:style-name="T1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96"><text:span text:style-name="T15">– </text:span>Так что, будем ломать дверь? – Эпплджек критически осмотрелась, подмечая бабулек на лавочке и зевак во внутреннем скверике.</text:p>
      <text:p text:style-name="P96"><text:span text:style-name="T15">– </text:span>Нет нужды. Лучше станьте-ка сзади меня так, чтобы заслонить от этих бабулек и от вооон той камеры наблюдения.</text:p>
      <text:list xml:id="list5253630040962842880" text:style-name="L6">
        <text:list-header>
          <text:p text:style-name="P139">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text:soft-page-break/>аккуратнее.</text:p>
        </text:list-header>
      </text:list>
      <text:p text:style-name="P87">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87">Раздался лёгкий «кряк» и дверь подалась.</text:p>
      <text:p text:style-name="P118"><text:span text:style-name="T15">– </text:span>Девушки, заходим.</text:p>
      <text:p text:style-name="P82">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82"><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87">Прихожая встретила нас толстым слоем пыли. Мы тихонько прошли внутрь и я закрыл дверь изнутри.</text:p>
      <text:p text:style-name="P82"><text:span text:style-name="T1">Компьютер</text:span> стоял там же, где и обычно <text:span text:style-name="T1">— в личном кабинете Влада на столе у окна.</text:span></text:p>
      <text:p text:style-name="P118"><text:span text:style-name="T15">– </text:span>Макс, тут окно разбито! И верёвка какая-то висит. – крикнула Флаттершай из кухни.</text:p>
      <text:p text:style-name="P118"><text:span text:style-name="T15">– </text:span>Оставь, Флатти, не сейчас! – отмахнулся я.</text:p>
      <text:p text:style-name="P124">Лампочка питания на ноутбуке горела, <text:s/>но подключенный монитор оставался тёмным. Я постучал по пробелу, но безрезультатно.</text:p>
      <text:p text:style-name="P118"><text:span text:style-name="T15">– </text:span>Может, стукни его хорошенько? – посоветовала Эпплджек. – Я всегда так делаю, когда у твоего компа интернет тормозит. Почти всегда помогает...</text:p>
      <text:p text:style-name="P118"><text:span text:style-name="T15">– </text:span>Монитор выключен. – <text:s/>раздалось из угла. Кресло с высокой спинкой повернулось, открыв нашим взорам Дискорда. </text:p>
      <text:p text:style-name="P118">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18">Он приподнял панамку, дурашливо здороваясь.</text:p>
      <text:p text:style-name="P118"><text:span text:style-name="T15">– </text:span>Оп-па! – пробормотала Эпплджек. – Нежданчик!</text:p>
      <text:p text:style-name="P118"><text:span text:style-name="T15">– </text:span>Ты, я вижу, времени не терял, – моя рука под прикрытием стола медленно тянулась к тяжёлой фарфоровой кружке, стоящей на краю.</text:p>
      <text:p text:style-name="P99"><text:span text:style-name="T1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99"><text:span text:style-name="T15">– </text:span>А почему ты вообще решил искать нас тут? – спросила Эпплджек. – Приехал бы домой. Мы б тебя чаем напоили.</text:p>
      <text:p text:style-name="P99"><text:span text:style-name="T15">– </text:span>Видишь ли, дорогая Эй-Джей, я с самого начала знал, где находится наша уважаемая принцесса, а времени в обрез, так что...</text:p>
      <text:p text:style-name="P106">В проёме дверей появилась Флаттершай.</text:p>
      <text:p text:style-name="P99"><text:span text:style-name="T15">– </text:span>С кем это вы тут разговариваете?</text:p>
      <text:list xml:id="list8397048167999980880" text:style-name="L7">
        <text:list-header>
          <text:p text:style-name="P149">Дискорд обернулся было на голос и в этот момент я швырнул в него кружкой и бросился через комнату <text:soft-page-break/>к нему, занося над головой стул.</text:p>
        </text:list-header>
      </text:list>
      <text:p text:style-name="P106">Оглушённый Дискорд попытался было отъехать на кресле в сторону, но я припёр его стулом к стенке.</text:p>
      <text:p text:style-name="P99">– Жанна, Флатти, хватайте ноут и на выход! Я с ним разберусь! Не теряйте вре...!</text:p>
      <text:p text:style-name="P99">– ТЫ ИДИО...!!!</text:p>
      <text:p text:style-name="P99">Дискорд <text:s/>зорал одновременно со мной, прикрываясь от меня руками, когда раздался оглушительный</text:p>
      <text:p text:style-name="P99">...</text:p>
      <text:p text:style-name="P100">БАХ!!!</text:p>
      <text:p text:style-name="P99">…</text:p>
      <text:p text:style-name="P99">Эпплджек с <text:s/>нервным всхлипом опустила толстенный том «Энтерпрайз-паттернов» , издание девятое, дополненное.</text:p>
      <text:p text:style-name="P118">На лице Дискорда появилось удивлённо-мечтательное выражение и он вырубился.</text:p>
      <text:p text:style-name="P118"/>
      <text:h text:style-name="P145" text:outline-level="2">Селестия</text:h>
      <text:p text:style-name="P118"/>
      <text:p text:style-name="P98">&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18">Включенный монитор показал схематическое изображение Селестиии, </text:p>
      <text:p text:style-name="P119">&gt;\<text:span text:style-name="T1">Привет, Селестия. Это Макс. Как себя чувствуешь?</text:span></text:p>
      <text:p text:style-name="P119">&lt;\<text:span text:style-name="T1">Макс? МАКС??? МА-А-А-АКС!!! НАКОНЕЦ-ТО! КАК Я РАДА ТЕБЯ СЛЫШАТЬ! </text:span></text:p>
      <text:p text:style-name="P119">&gt;\<text:span text:style-name="T1">Я рад, что нашёл тебя, Тия.</text:span></text:p>
      <text:p text:style-name="P119">&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19">&gt;\<text:span text:style-name="T1">Тия, я сейчас подключу микрофон и колонки, и мы сможем общаться более удобно.</text:span></text:p>
      <text:p text:style-name="P118">…</text:p>
      <text:p text:style-name="P118">– Привет опять. Как ты меня слышишь?</text:p>
      <text:p text:style-name="P118">–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19">– <text:span text:style-name="T1">Могу себе представить. Как-то раз я провёл три часа камере сенсорной депривации. Мне не понравилось.</text:span></text:p>
      <text:p text:style-name="P118">– Эммм... Ваше Высочество, вы в порядке? Мы так рады, что наконец-то нашли Вас! – вклинилась в разговор Эпплджек.</text:p>
      <text:p text:style-name="P118">– Кто тут? Макс, кто ещё с тобой?</text:p>
      <text:p text:style-name="P119"><text:span text:style-name="T1">– Со мной Эпплджек и Флаттершай. Мы пришли сюда полгода </text:span>&lt;<text:span text:style-name="T24">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19">– <text:span text:style-name="T1">Девочки? Я рада вас слышать. А Твайлайт нет рядом?</text:span></text:p>
      <text:p text:style-name="P118">–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18">При этих словах Дискорд замычал и задёргался. Эпплджек нахмурилась и проверила верёвки, привязывающие его к спинке стула.</text:p>
      <text:p text:style-name="P118"><text:soft-page-break/>–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18">– Ноутбук — так называется место, где я нахожусь сейчас? А кто это мычит?</text:p>
      <text:p text:style-name="P118">–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18">– О, духи предков, но зачем??? Почему у него кляп во рту?</text:p>
      <text:p text:style-name="P118">– Мы связали его. Он нас предал. И тебя. И Эквестрию. Всех.</text:p>
      <text:p text:style-name="P118">При этих словах Эпплджек и Флаттершай непонимающе уставились на меня, а Дискорд протестующе замычал.</text:p>
      <text:p text:style-name="P118">Я начал рассказывать о своих догадках, и непонимающее выражение на лицах девушек сменилось удивлением.</text:p>
      <text:p text:style-name="P118">–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18">– А зачем тогда ты приложила его книгой? – непонимающе уставился я на неё.</text:p>
      <text:p text:style-name="P118">– Потому что ты напал на него. Я и подумала — тебе виднее. И подсобила.</text:p>
      <text:p text:style-name="P118">Флаттершай отрицающе мотнула головой.</text:p>
      <text:p text:style-name="P118">– Не может Дискорд быть предателем. Он мой друг.</text:p>
      <text:p text:style-name="P118">Дискорд благодарственно замычал и закивал головой.</text:p>
      <text:p text:style-name="P118">–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18">Дискорд завёл глаза на лоб и обречённо завыл.</text:p>
      <text:p text:style-name="P118">– Макс, постой. Дай мне поговорить с ним. – сказала Селестия. – Не могу поверить, что Дискорд на такое пошёл.</text:p>
      <text:p text:style-name="P118">– Ну хорошо. Поговори. Послушаем, что он скажет.</text:p>
      <text:p text:style-name="P118">Я красноречиво покачал кулак перед его носом и вытащил кляп.</text:p>
      <text:p text:style-name="P118">...</text:p>
      <text:p text:style-name="P107">– Ффы, тьфу, пффф, пфу! <text:span text:style-name="T15">&lt;</text:span><text:span text:style-name="T29">Вот дискорд! Я, то бишь!</text:span><text:span text:style-name="T1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09"><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5">— </text:span><text:span text:style-name="T1">получишь кляп обратно.</text:span></text:p>
      <text:p text:style-name="P107">– Это я-то устраиваю цирк?!! ДА ТЫ НА СЕБЯ ПОСМОТРИ, КЛОУН!!! На людей кидаешься, чашками бросаешься, вон, мне нос разбил! Дерёшься...</text:p>
      <text:p text:style-name="P107">Я угрожающе поднёс тряпку к лицу Дискорда.</text:p>
      <text:p text:style-name="P107">– Ещё одно слово в таком тоне, и ты заткнёшься, а мы уйдём в Эквестрию без тебя!</text:p>
      <text:p text:style-name="P107">–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07">Дискорд демонстративно закрыл рот и посвистывая уставился в потолок.</text:p>
      <text:p text:style-name="P107">Разговор зашёл в тупик.</text:p>
      <text:p text:style-name="P110"/>
      <text:p text:style-name="P111">На мониторе высветился текст:</text:p>
      <text:p text:style-name="P110">&gt;\<text:span text:style-name="T1">Макс — не использую колонки — это должно остаться между нами… Дискорд что-то знает. Он нам </text:span><text:soft-page-break/><text:span text:style-name="T1">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11"/>
      <text:p text:style-name="P111">Из колонок послышался лёгкий шорох.</text:p>
      <text:p text:style-name="P107">– Дик, сейчас не время для ссор. – голос Селестии был мягким, но настойчивым. – Мы в одной лодке.</text:p>
      <text:p text:style-name="P107">– Тебе легко говорить! Тебе не разбивали нос и не оскорбляли угрозами!</text:p>
      <text:p text:style-name="P107">– Ты должен понимать, что у Макса были все основания так себя вести. Твоё поведение вызвало подозрения у него, ведь он мало тебя знает. </text:p>
      <text:p text:style-name="P107">К уговорам Селестии присоединилась Флаттершай.</text:p>
      <text:p text:style-name="P107">– Дискорд, миленький, прости его. Макс хороший. Он просто не знал, что ты тоже хороший...</text:p>
      <text:p text:style-name="P107">У Дискорда покраснели уши и он засмущался и заворчал.</text:p>
      <text:p text:style-name="P107">–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07">Я пропустил «дятла» мимо ушей.</text:p>
      <text:p text:style-name="P112">–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08">***</text:p>
      <text:p text:style-name="P107">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07">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07">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07">Потому разбрасываться такой возможностью не стоит. Если уж тебе повезло оказаться в новом мире — исследуй его сполна!..</text:p>
      <text:p text:style-name="P108">***</text:p>
      <text:p text:style-name="P113">&lt;<text:span text:style-name="T30">сюда можно вставить похождения Дискорда — вторая неопубликованная глава. Первая — секс с Селестией</text:span>&gt;</text:p>
      <text:p text:style-name="P108">***</text:p>
      <text:p text:style-name="P111">– Развяжите мне, наконец, руки! Или хотя бы одну. Плечами жестикулировать неудобно.... </text:p>
      <text:p text:style-name="P111">Я развязал Дискорду левую руку.</text:p>
      <text:p text:style-name="P110"><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11"><text:soft-page-break/>Дискорд принялся разминать затёкшее запястье.</text:p>
      <text:p text:style-name="P111">–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11">– Какое письмо, Корди? – вскинулась до этого зачарованно слушавшая Дискорда Флаттершай.</text:p>
      <text:p text:style-name="P111">– Ну ваше же! Вы с Эпплджек написали мне о своих мытарствах тут. Вежливо так написали, спасибо...</text:p>
      <text:p text:style-name="P111">Флаттершай покрылась пунцовыми пятнами.</text:p>
      <text:p text:style-name="P111">– Я... Мы... – тут она совсем стушевалась.</text:p>
      <text:p text:style-name="P111">– Так а почему ты сказал, что никто не уйдёт в Эквестрию? – наконец перебила Дискорда скучавшая до этого Эпплджек.</text:p>
      <text:p text:style-name="P111">Дискорд уставился на неё долгим взглядом, а потом хлопнул себя по лбу.</text:p>
      <text:p text:style-name="P111">–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5">&lt;</text:span><text:span text:style-name="T23">упомянуть, что Дискорд учился играть на гитаре в Эквестрии — брал уроки у Рэйнбоу</text:span><text:span text:style-name="T15">&gt;</text:span>).<text:span text:style-name="T15"> </text:span>То есть, эквестрийские три месяца немного короче местных...<text:span text:style-name="T15">&lt;</text:span><text:span text:style-name="T23">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5">&gt;</text:span></text:p>
      <text:p text:style-name="P111">– И что? – продолжила его мысль Эпплджек.</text:p>
      <text:p text:style-name="P111">– Эквестрийские <text:span text:style-name="T15">&lt;</text:span><text:span text:style-name="T29">три месяца</text:span><text:span text:style-name="T15">&gt;</text:span> КО-РО-ЧЕ местных. – с нажимом повторил Дискорд. – По моим подсчётам, на два дня.</text:p>
      <text:p text:style-name="P111">– И?!! – до меня уже дошло, но Эпплджек продолжала тупить.</text:p>
      <text:p text:style-name="P111">– Короче, времени у нас осталось что-то около пятнадцати минут. Или около того. – заявил Дискорд, поднеся к глазам запястье с массивными часами.</text:p>
      <text:p text:style-name="P111">– СКОЛЬКО??? – воскликнули хором я и девушки.</text:p>
      <text:p text:style-name="P111">Дискорд открыл было рот, но его слова заглушил звонок в дверь.</text:p>
      <text:p text:style-name="P111">– ОТКРОЙТЕ, ПОЛИЦИЯ! Вам даётся полминуты, чтобы открыть дверь. Через тридцать секунд дверь будет выбита!</text:p>
      <text:p text:style-name="P111">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11">Блядь!</text:p>
      <text:p text:style-name="P111">– На крышу, живо!!! Через окно на кухне! – зашипел Дискорд, отчаянно дёргая узлы свободной рукой.</text:p>
      <text:p text:style-name="P111">Эпплджек, одной рукой сгребя в охапку ноутбук, второй увлекая Флаттершай, кинулась на кухню.</text:p>
      <text:p text:style-name="P111">– А толку? Куда мы с крыши денемся? – спросил я растерянно. Дискорд только раздражённо зарычал в ответ.</text:p>
      <text:p text:style-name="P107">Дверь содрогнулась от мощного удара. Послышался стук падающей штукатурки. Я сломя голову кинулся на кухню.</text:p>
      <text:p text:style-name="P107">– Развяжи меня, идиот!!! – гаркнул вдогонку Дискорд.</text:p>
      <text:p text:style-name="P107"><text:soft-page-break/>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07">– Давай на крышу! Я догоню! – рявкнул он, освобождая вторую руку.</text:p>
      <text:p text:style-name="P107">От второго удара дверная коробка крякнула и наполовину въехала в коридор. </text:p>
      <text:p text:style-name="P107">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07">Верёвка в кухонном окне дёргалась от движений лезущих по ней Флатти и Эпплджек. Я словил её рукой и стал на подоконник.</text:p>
      <text:p text:style-name="P107">Чёрт!</text:p>
      <text:p text:style-name="P107">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07">Но нет, триста тысяч чертей, раз девушки смогли – я тоже смогу!</text:p>
      <text:p text:style-name="P107">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07">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07">Я успел сократить расстояние до Эпплджек наполовину, когда девушки нашли решение.</text:p>
      <text:p text:style-name="P107">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07">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07">Я выдохнул.</text:p>
      <text:p text:style-name="P107">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07">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07">Чёрт! Чёрт! Чёрт! Чёрт!</text:p>
      <text:p text:style-name="P107"><text:soft-page-break/>Бля!!!...</text:p>
      <text:p text:style-name="P107">Верёвка закончилась, а вместе с ней прекратилась и боль в сожжёных суставах. Наконец-то у меня появилось время для паники. Я обнял ноги<text:span text:style-name="T15"> </text:span>Эпплджек покрепче, закрыл глаза и приготовился...</text:p>
      <text:p text:style-name="P107"/>
      <text:h text:style-name="P145" text:outline-level="2">Назад, в Эквестрию</text:h>
      <text:p text:style-name="P107"/>
      <text:p text:style-name="P107">Долго паниковать не пришлось. </text:p>
      <text:p text:style-name="P107">Я почувствовал сильный рывок за шиворот и захват поперёк груди. </text:p>
      <text:p text:style-name="P107">– ОТПУСТИ ДЕВЧОНКУ!!! – загрохотало мне в ухо. Я открыл глаза.</text:p>
      <text:p text:style-name="P107">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07">Я чуть поднял глаза и уставился в чешуйчатую морду дракона.</text:p>
      <text:p text:style-name="P107">– Отпусти Эпплджек. Я её держу. – повторил Дискорд. – Мне сбалансироваться надо. Вы не такие уж и лёгкие.</text:p>
      <text:p text:style-name="P107">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07">Наконец это ему удалось, и дальнейший подъём на крышу происходил в молчании.</text:p>
      <text:p text:style-name="P107">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07">–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07">Флаттершай оторвала заплаканное лицо от моей ветровки.</text:p>
      <text:p text:style-name="P107">– Да-да, ты прав, Корди. Я готова.</text:p>
      <text:p text:style-name="P107">На длинной шее Дискорда разместились Эпплджек и Флаттершай. Я, для сохранения баланса, разместился позади крыльев.</text:p>
      <text:p text:style-name="P107">Дискорд расправил крылья и начал короткую пробежку к краю.</text:p>
      <text:p text:style-name="P112">–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07">И мы полетели навстречу закату.</text:p>
      <text:p text:style-name="P107">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07">Впереди по курсу увеличивалась громада моей высотки. Дискорд летел прямо на разрыв в ограждении, который я проделал <text:span text:style-name="T15">&lt;</text:span><text:span text:style-name="T29">полгода</text:span><text:span text:style-name="T15">&gt;</text:span> назад своим проходом в Эквестрию.</text:p>
      <text:p text:style-name="P107">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07">– Пристегните ремни! – проревел Дискорд, резко ускоряясь. – Будет весело!!!</text:p>
      <text:p text:style-name="P107">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text:soft-page-break/>пустоты. <text:s/></text:p>
      <text:p text:style-name="P107">– ЙУУУУУУУХХХУУУУУ!!! – заорал Дискорд, сложил крылья и врезался в шар.</text:p>
      <text:p text:style-name="P112">&lt;<text:span text:style-name="T30">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7" text:outline-level="1">Беседа за столиком в ночи</text:h>
      <text:p text:style-name="P84">Из-за заинтересованности Эквуса в Максе, тому не приходится прилагать усилий для 34 — на что ему указывает Анакорн</text:p>
      <text:p text:style-name="P87">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87">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87">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87">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87">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82"><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8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5">е</text:span><text:span text:style-name="T1">еся</text:span> <text:span text:style-name="T1">в пустоте кресло </text:span>.</text:p>
      <text:p text:style-name="P82"><text:span text:style-name="T1">– </text:span>Анакорн. <text:span text:style-name="T1">– о</text:span>трекомендовался он. <text:span text:style-name="T15">– </text:span><text:span text:style-name="T1">Демиург.</text:span></text:p>
      <text:p text:style-name="P82"><text:span text:style-name="T1">– </text:span>П-привет. Макс. <text:span text:style-name="T1">– в</text:span> смятении представился я.</text:p>
      <text:p text:style-name="P82">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87"/>
      <text:p text:style-name="P82"><text:span text:style-name="T1">&lt;</text:span><text:span text:style-name="T30">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87"/>
      <text:p text:style-name="P82"><text:soft-page-break/><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82"><text:span text:style-name="T1">Юноша</text:span> закинул ногу за ногу и пытливо смотрел на меня, играя карандашём .</text:p>
      <text:p text:style-name="P82">Я совсем запутался.</text:p>
      <text:p text:style-name="P82"><text:span text:style-name="T1">– </text:span>Какая проблема? Какое решение? Кто ты <text:span text:style-name="T1">вообще</text:span>?</text:p>
      <text:p text:style-name="P82"><text:span text:style-name="T15">– </text:span><text:span text:style-name="T1">Хорошо, с</text:span>ейчас объясню, <text:span text:style-name="T1">– </text:span>кивнул <text:span text:style-name="T1">Анакорн</text:span>. <text:span text:style-name="T15">– </text:span><text:span text:style-name="T1">Понимаю, ты пока не вполне в теме от шока...</text:span></text:p>
      <text:p text:style-name="P87">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87">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87">– Стоп, не торопись. – у меня голова пошла кругом от информации. – Я ничего не понял. Какие-такие проблемы? Какие варианты? Зачем его поддерживать?</text:p>
      <text:p text:style-name="P87">Анакорн недовольно поморщился, но продолжил.</text:p>
      <text:p text:style-name="P87">–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87">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8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87">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87">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87">На голограмме появилась солнечная система Эквуса. Почему-то в центре системы был сам Эквус. <text:soft-page-break/>Вокруг него вращались солнце и луна.</text:p>
      <text:p text:style-name="P87">Анакорн плюхнулся обратно в кресло и схватился за голову. Потом, немного успокоившись, продолжил.</text:p>
      <text:p text:style-name="P87">–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87">Анакорн отпил из стакана и продолжил.</text:p>
      <text:p text:style-name="P87">–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82"><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5">&lt;</text:span><text:span text:style-name="T30">привязать к реальным событиям, описанным выше</text:span><text:span text:style-name="T15">&gt;</text:span><text:span text:style-name="T1">. А из таких посёлков Эквестрия состоит на 80% </text:span><text:span text:style-name="T15">&lt;</text:span><text:span text:style-name="T30">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87">Анакорн постучал по столику указкой. Солнечная система увеличилась, оставив в поле зрения только шар Эквуса.</text:p>
      <text:p text:style-name="P87">–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87">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87">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8">старом аналоговом телевизоре.</text:span></text:p>
      <text:p text:style-name="P89">Ко мне наконец-то пришло понимание ситуации.</text:p>
      <text:p text:style-name="P89">–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87">Анакорн смутился.</text:p>
      <text:p text:style-name="P87">–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87">(<text:span text:style-name="T27">Ученик поднял копыто, желая ответить на вопрос, когда Стар Свирл Бородатый громко икнул и </text:span><text:soft-page-break/><text:span text:style-name="T27">уставился в огонь. Так было каждый раз перед тем, как Свирл Бородатый произносил очередную мудрость, и ученик приготовил перо и бумагу.</text:span></text:p>
      <text:p text:style-name="P87"><text:span text:style-name="T27">– Сам ты раздолбай! – произнёс, наконец, Свирл</text:span>)</text:p>
      <text:p text:style-name="P87">… И создали вы его достаточно топорно — видишь, он трещит по швам.</text:p>
      <text:p text:style-name="P87">– Хмм. То есть, это брони создали Эквус?</text:p>
      <text:p text:style-name="P87">–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87">Я вспомнил события последнего года <text:span text:style-name="T15">&lt;</text:span>упомянуть в эпизоде на Терре, что МЛП-сериал закрылся год назад<text:span text:style-name="T15">&gt;</text:span></text:p>
      <text:p text:style-name="P87">–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87">Анакорн с такой силой сжал карандаш, что он хрустнул.</text:p>
      <text:p text:style-name="P87">–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87">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87">–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8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84">– </text:p>
      <text:p text:style-name="P87">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89">– Верни Рэйнбоу!!!</text:p>
      <text:p text:style-name="P89">Обломки карандаша выпали из кулака Анакорна на столик.</text:p>
      <text:p text:style-name="P89">– Э-э-э… м-м-м… ну-у-у... Нельзя сказать, что это совсем невыполнимо… Но, прямо скажу, задачка не для студента!</text:p>
      <text:p text:style-name="P89">– А ты студент?</text:p>
      <text:p text:style-name="P89">–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89">–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89">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89">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89">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text:soft-page-break/>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89">–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89">– Нет. Плата остаётся неизменной. Тут мы квиты. У меня тоже мало шансов помочь тебе — я не имею ни малейшего понятия, как это сделать.</text:p>
      <text:p text:style-name="P89">Ставшие почти прозрачными стены комнаты снова обрели материальность. Анакорн пожал плечами и протянул мне руку через столик.</text:p>
      <text:p text:style-name="P89">–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89">–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89">–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89">Я задумался.</text:p>
      <text:p text:style-name="P89">–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89">Анакорн почесал в затылке.</text:p>
      <text:p text:style-name="P89">– А кьютимарки? Как, <text:span text:style-name="T15">&lt;</text:span><text:span text:style-name="T32">чёрт</text:span><text:span text:style-name="T15">&gt;</text:span> меня побери, объяснить кьютимарки?</text:p>
      <text:p text:style-name="P89">– А кьютимарки ты сам даришь пони, когда распознаёшь их жизненное предназначение.</text:p>
      <text:p text:style-name="P89">–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89">Я пожал плечами.</text:p>
      <text:p text:style-name="P89">– А по-другому я не могу объяснить их появление. К сожалению.</text:p>
      <text:p text:style-name="P120">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20">– Хорошо. Уболтал. Кьютимарки беру на себя. Так и знал, что мне самое трудное достанется!</text:p>
      <text:p text:style-name="P120">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20">Анакорн проследил мой взгляд.</text:p>
      <text:p text:style-name="P120">– Нечего так смотреть. Если я стану применять магию вместо ловкости, теряется весь смысл <text:soft-page-break/>упражнения... О, глянь-ка на Эквус!</text:p>
      <text:p text:style-name="P120">И впрямь, было на что посмотреть. Уровень помех на модели Эквуса значительно снизился и сама она стала светиться ровным голубоватым светом.</text:p>
      <text:p text:style-name="P120">–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20"/>
      <text:p text:style-name="P122">Да, т<text:span text:style-name="T47">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23"/>
      <text:p text:style-name="P123">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22"/>
      <text:p text:style-name="P120">Я опять задумался. В голове было пусто. Хотя, если подумать с точки зрения программиста, можно... Наверное можно, раз все предыдущее прокатило...</text:p>
      <text:p text:style-name="P121">– <text:span text:style-name="T23">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21">– Не понял? Это как? Как ты совместишь разрушенную магическими войнами Эквестрию с романтически-сексуальным раем для попаданцев?</text:p>
      <text:p text:style-name="P121"><text:span text:style-name="T1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21">Анакорн долго мусолил карандаш, а потом вдруг заржал.</text:p>
      <text:p text:style-name="P121"><text:span text:style-name="T1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21"><text:span text:style-name="T15">– </text:span>Я ничего никому не назначаю. Ты просил меня придумать отмазку для объяснения различий в фэндоме — я придумал. Не нравится — ну, извиняй.</text:p>
      <text:p text:style-name="P121">Анакорн примирительно похлопал меня по плечу.</text:p>
      <text:p text:style-name="P121"><text:span text:style-name="T1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21">Я подозрительно посмотрел на Анакорна.</text:p>
      <text:p text:style-name="P121"><text:span text:style-name="T15">– </text:span>Какой ещё, нафиг, «мой фанфик»? Я никакого фанфика не писал. И не собираюсь, вообще-то.</text:p>
      <text:p text:style-name="P121"><text:soft-page-break/>Анакорн ехидно ухмыльнулся и откинулся в кресле, переплетя пальцы за затылком.</text:p>
      <text:p text:style-name="P121"><text:span text:style-name="T1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20"><text:span text:style-name="T1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20"><text:span text:style-name="T1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20"><text:span text:style-name="T15">– </text:span>Факн щит<text:note text:id="ftn13" text:note-class="footnote"><text:note-citation>13</text:note-citation><text:note-body><text:p text:style-name="P115">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20">Анакорн развёл руками.</text:p>
      <text:p text:style-name="P120"><text:span text:style-name="T1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20">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20">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20">Анакорн, глядя на мои терзания, понимающе кивнул и продолжил.</text:p>
      <text:p text:style-name="P87">–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87">– Гм! Я бы попросил тебя не касаться моих отношений с Рэйнбоу!</text:p>
      <text:p text:style-name="P87">–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87">У меня сердце буквально ухнуло куда-то вниз, в область желудка.</text:p>
      <text:p text:style-name="P87">–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5">&lt;&gt;</text:span></text:p>
      <text:p text:style-name="P87">–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87">– Та ладно, не утешай. Я не маленький ребёнок. Долг платежом красен. Сделаю то, что ты хочешь. Как сумею.</text:p>
      <text:p text:style-name="P87"><text:soft-page-break/>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87">Анакорн наблюдал за мной без улыбки. По его нейтральному выражению лица невозможно было догадаться, о чём он думает.</text:p>
      <text:p text:style-name="P87">– Ну вот и отлично. Рад, что мы наконец-то пришли к сделке.</text:p>
      <text:p text:style-name="P90">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90">– Пора закругляться. Ты начинаешь сгорать. Надо утрясти последние детали, пока ещё есть пару минут.</text:p>
      <text:p text:style-name="P87">– Валяй. Я тебя внимательно слушаю.</text:p>
      <text:p text:style-name="P87">–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9">Такова природа низкоэнергетических монад</text:span>.</text:p>
      <text:p text:style-name="P87">– А я разве сплю?</text:p>
      <text:p text:style-name="P87">– Сейчас — нет. Но как только мы закроем сделку — проснёшься. Потому что нет иного способа вернуть тебя в реальный мир.</text:p>
      <text:p text:style-name="P87">– Эээ, постой. А как я в Эквестрию и обратно возвращался?</text:p>
      <text:p text:style-name="P87">–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87">Так вот, возвращать тебя обратно в твой мир я не буду. </text:p>
      <text:p text:style-name="P87">Во-первых, может возникнуть временная <text:span text:style-name="T15">&lt;</text:span><text:span text:style-name="T29">парадокс</text:span><text:span text:style-name="T1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87">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5"> </text:span>Если вернуть тебя обратно — рано или поздно он тебя убьёт. Скорее рано, чем поздно.</text:p>
      <text:p text:style-name="P87">–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87">–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87">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87">– Ты ещё увидишь пару снов на прощание. Удачи!</text:p>
      <text:p text:style-name="P87"/>
      <text:p text:style-name="P88">***</text:p>
      <text:p text:style-name="P88"/>
      <text:p text:style-name="P87">&lt;<text:span text:style-name="T29">в прощальном сне Макс спрашивает Селестию, любит ли она его, или у них был 34 для </text:span><text:soft-page-break/><text:span text:style-name="T29">«приманки». Селестия отвечает, но Макс не успеает расслышать</text:span>&gt;</text:p>
      <text:p text:style-name="P87"/>
      <text:p text:style-name="P87">– Привет, Макс. – образ Селестии снова реял передо мной, как <text:span text:style-name="T15">&lt;</text:span><text:span text:style-name="T29">полгода</text:span><text:span text:style-name="T15">&gt;</text:span> назад. – Я хочу поблагодарить тебя за всё.</text:p>
      <text:p text:style-name="P87">– Пожалста. – ответил я безучастно. – Всегда рад. Только Вам не нужно было ТАК распинаться, чтобы заручиться моей помощью.</text:p>
      <text:p text:style-name="P87">Селестия на мгновение смутилась, но продолжила.</text:p>
      <text:p text:style-name="P87">&lt;<text:span text:style-name="T29"> - Ты морочила мне яйца, чтобы заинтересовать? Всё, как Свирл указал?</text:span></text:p>
      <text:p text:style-name="P84">–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84">Я покачал головой.</text:p>
      <text:p text:style-name="P87"><text:span text:style-name="T29">–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87">– <text:s text:c="2"/>За благополучие Эквестрии я бы и не ТАК разопнулась.<text:span text:style-name="T15"> Я</text:span><text:span text:style-name="T29">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9">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9">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9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91">&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07">Селестия кивнула, соглашаясь, и образ её начал меркнуть.</text:p>
      <text:p text:style-name="P112">– <text:span text:style-name="T1">Окей. Будь счастлив и... спасибо тебе за всё, Макс.</text:span></text:p>
      <text:p text:style-name="P107">…</text:p>
      <text:p text:style-name="P112">–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07">Он нахлобучил на себя невесть откуда взявшуюся двууголку.</text:p>
      <text:p text:style-name="P107">– Как вам это нравится, господа?! Дискорд — спаситель Эквестрии! А ведь звучит!!! Разрешите откланяться!..</text:p>
      <text:p text:style-name="P107"><text:soft-page-break/></text:p>
      <text:list xml:id="list6887990279342577702" text:style-name="L8">
        <text:list-header>
          <text:p text:style-name="P140">(<text:span text:style-name="T36">Луна — как повелительница снов, слышала разговор Макса с Анакорном</text:span>)</text:p>
          <text:p text:style-name="P141"/>
        </text:list-header>
      </text:list>
      <text:p text:style-name="P108">***</text:p>
      <text:p text:style-name="P82"><text:span text:style-name="T1">–</text:span> Ты?..</text:p>
      <text:p text:style-name="P82"><text:span text:style-name="T1">–</text:span> Ты??!</text:p>
      <text:p text:style-name="P82"><text:span text:style-name="T1">–</text:span> Ты мне снишься??</text:p>
      <text:p text:style-name="P82"><text:span text:style-name="T1">–</text:span> Это ты мне снишься!!</text:p>
      <text:p text:style-name="P82"><text:span text:style-name="T1">–</text:span> Неважно… Пусть мы друг-другу снимся… Ты как, Дэш?</text:p>
      <text:p text:style-name="P82"><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82"><text:span text:style-name="T1">–</text:span> И я в порядке. Вот, возвращаюсь в свой мир. Ну, не совсем в свой. Почти в свой.</text:p>
      <text:p text:style-name="P82"><text:span text:style-name="T1">–</text:span> Навсегда?</text:p>
      <text:p text:style-name="P82"><text:span text:style-name="T1">–</text:span> Скорее всего, да.</text:p>
      <text:p text:style-name="P82"><text:span text:style-name="T1">–</text:span> Это плохо. Я хотела тебе сказать…</text:p>
      <text:p text:style-name="P82"><text:span text:style-name="T1">–</text:span> Не надо, Дэш. Не стоит терзать себя. Мне тоже очень хотелось остаться. Но так надо. Мне очень жаль…</text:p>
      <text:p text:style-name="P8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8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8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8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8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82"><text:span text:style-name="T1">–</text:span> И тебя, и Твайлайт, и Рэрити, и Селестию, и всех-всех-всех… Таковы правила.</text:p>
      <text:p text:style-name="P82"><text:span text:style-name="T15">– </text:span>Дискорд!.. Почему всё так паршиво… Я даже не могу уткнуться носом тебе в грудь. Я прохожу сквозь тебя, <text:span text:style-name="T15">–</text:span> всхлипнула сквозь зубы Рэйнбоу.</text:p>
      <text:p text:style-name="P82">Я опустил руку на шею Дэш и ощутил теплоту и лёгкое покалывание в пустоте.</text:p>
      <text:p text:style-name="P82"><text:span text:style-name="T15">–</text:span> Мне кажется, Дэш, <text:span text:style-name="T1">м</text:span>ы найдём способ связаться. Рано или поздно.</text:p>
      <text:p text:style-name="P82"><text:span text:style-name="T1">–</text:span> И лучше рано, чем поздно! Я не люблю ждать!</text:p>
      <text:p text:style-name="P82"><text:span text:style-name="T1">–</text:span> Да, Дэш. <text:span text:style-name="T1">–</text:span> её образ начал таять. <text:span text:style-name="T1">–</text:span> Да, я помню. Я всё ещё помню…</text:p>
      <text:p text:style-name="P82"/>
      <text:h text:style-name="P145" text:outline-level="2">Земля</text:h>
      <text:p text:style-name="P85">Музыкальная тема из бегущего по лезвию бритвы — <text:span text:style-name="T15">Mission impossible</text:span></text:p>
      <text:p text:style-name="P86">&lt;Ужас возвращения из тёплого волшебного мира друзей в холодную скучную реальность.&gt;</text:p>
      <text:p text:style-name="P80"><text:soft-page-break/>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15">двенадцати приползу</text:span>. Надоело. <text:span text:style-name="T1">Закисать на работе — вредно для мозгов.</text:span> Надо отдохнуть. <text:span text:style-name="T15">Взят</text:span><text:span text:style-name="T1">ь, наконец, </text:span><text:s/>отпуск. <text:span text:style-name="T1">И пошло оно всё к ебеням!</text:span></text:p>
      <text:p text:style-name="P80"><text:span text:style-name="T1">Я нашарил ногами тапки и пошёл в ванную. Проходя мимо стола, зацепился взглядом за</text:span> эскиз <text:span text:style-name="T1">рисунка</text:span>.</text:p>
      <text:p text:style-name="P8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8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81">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81">Доставая из стола ключи от машины, опять наткнулся взглядом на эскиз.</text:p>
      <text:p text:style-name="P81">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81">Назову-ка я фантазию «Последний фанфик».</text:p>
      <text:p text:style-name="P81"/>
      <text:p text:style-name="P81"/>
      <text:p text:style-name="P81"/>
      <text:p text:style-name="P82"/>
      <text:p text:style-name="P82"/>
      <text:p text:style-name="P82"/>
      <text:p text:style-name="P82"/>
      <text:p text:style-name="P82"/>
      <text:p text:style-name="P82"/>
      <text:p text:style-name="P82"/>
      <text:p text:style-name="P8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text:soft-page-break/>коридор.</text:p>
      <text:p text:style-name="P82"/>
      <text:p text:style-name="P8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82"/>
      <text:p text:style-name="P82"/>
      <text:p text:style-name="P82"/>
      <text:p text:style-name="P82"/>
      <text:p text:style-name="P7"/>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15">&lt;</text:span><text:span text:style-name="T30">Живая лошадь — не кошка, ухаживать за ней сложнее</text:span><text:span text:style-name="T15">&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15">–</text:span> Держись! <text:span text:style-name="T15">–</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15">&lt;</text:span><text:span text:style-name="T29">взгляд</text:span><text:span text:style-name="T1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5">—</text:span> выглядело по-дурацки, но тем-не-менее <text:span text:style-name="T15">—</text:span> повозка начала медлено набирать высоту. </text:p>
      <text:p text:style-name="P2"/>
      <text:p text:style-name="P2"/>
      <text:p text:style-name="P2"/>
      <text:p text:style-name="P2"/>
      <text:p text:style-name="P2"/>
      <text:p text:style-name="P2"/>
      <text:p text:style-name="P77">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6-02T20:29:25.890453919</dc:date>
    <meta:editing-duration>P66DT13H3M20S</meta:editing-duration>
    <meta:editing-cycles>3150</meta:editing-cycles>
    <meta:generator>LibreOffice/5.0.2.2$Linux_X86_64 LibreOffice_project/00m0$Build-2</meta:generator>
    <meta:document-statistic meta:table-count="0" meta:image-count="0" meta:object-count="0" meta:page-count="140" meta:paragraph-count="2882" meta:word-count="65118" meta:character-count="432875" meta:non-whitespace-character-count="367420"/>
  </office:meta>
</office:document-meta>
</file>